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717in"/>
    </style:style>
    <style:style style:name="co2" style:family="table-column">
      <style:table-column-properties fo:break-before="auto" style:column-width="14.9437in"/>
    </style:style>
    <style:style style:name="co3" style:family="table-column">
      <style:table-column-properties fo:break-before="auto" style:column-width="9.87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4.3047in" fo:break-before="auto" style:use-optimal-row-height="true"/>
    </style:style>
    <style:style style:name="ro3" style:family="table-row">
      <style:table-row-properties style:row-height="4.9429in" fo:break-before="auto" style:use-optimal-row-height="true"/>
    </style:style>
    <style:style style:name="ro4" style:family="table-row">
      <style:table-row-properties style:row-height="5.5807in" fo:break-before="auto" style:use-optimal-row-height="true"/>
    </style:style>
    <style:style style:name="ro5" style:family="table-row">
      <style:table-row-properties style:row-height="7.1752in" fo:break-before="auto" style:use-optimal-row-height="true"/>
    </style:style>
    <style:style style:name="ro6" style:family="table-row">
      <style:table-row-properties style:row-height="5.2618in" fo:break-before="auto" style:use-optimal-row-height="true"/>
    </style:style>
    <style:style style:name="ro7" style:family="table-row">
      <style:table-row-properties style:row-height="1.2752in" fo:break-before="auto" style:use-optimal-row-height="true"/>
    </style:style>
    <style:style style:name="ro8" style:family="table-row">
      <style:table-row-properties style:row-height="12.5972in" fo:break-before="auto" style:use-optimal-row-height="true"/>
    </style:style>
    <style:style style:name="ro9" style:family="table-row">
      <style:table-row-properties style:row-height="11.3217in" fo:break-before="auto" style:use-optimal-row-height="true"/>
    </style:style>
    <style:style style:name="ro10" style:family="table-row">
      <style:table-row-properties style:row-height="6.0591in" fo:break-before="auto" style:use-optimal-row-height="true"/>
    </style:style>
    <style:style style:name="ro11" style:family="table-row">
      <style:table-row-properties style:row-height="2.2319in" fo:break-before="auto" style:use-optimal-row-height="true"/>
    </style:style>
    <style:style style:name="ro12" style:family="table-row">
      <style:table-row-properties style:row-height="6.6972in" fo:break-before="auto" style:use-optimal-row-height="true"/>
    </style:style>
    <style:style style:name="ro13" style:family="table-row">
      <style:table-row-properties style:row-height="0.478in" fo:break-before="auto" style:use-optimal-row-height="true"/>
    </style:style>
    <style:style style:name="ro14" style:family="table-row">
      <style:table-row-properties style:row-height="1.1161in" fo:break-before="auto" style:use-optimal-row-height="true"/>
    </style:style>
    <style:style style:name="ro15" style:family="table-row">
      <style:table-row-properties style:row-height="5.102in" fo:break-before="auto" style:use-optimal-row-height="true"/>
    </style:style>
    <style:style style:name="ro16" style:family="table-row">
      <style:table-row-properties style:row-height="4.7835in" fo:break-before="auto" style:use-optimal-row-height="true"/>
    </style:style>
    <style:style style:name="ro17" style:family="table-row">
      <style:table-row-properties style:row-height="9.4075in" fo:break-before="auto" style:use-optimal-row-height="true"/>
    </style:style>
    <style:style style:name="ro18" style:family="table-row">
      <style:table-row-properties style:row-height="0.3189in" fo:break-before="auto" style:use-optimal-row-height="true"/>
    </style:style>
    <style:style style:name="ro19" style:family="table-row">
      <style:table-row-properties style:row-height="10.2047in" fo:break-before="auto" style:use-optimal-row-height="true"/>
    </style:style>
    <style:style style:name="ro20" style:family="table-row">
      <style:table-row-properties style:row-height="9.5673in" fo:break-before="auto" style:use-optimal-row-height="true"/>
    </style:style>
    <style:style style:name="ro21" style:family="table-row">
      <style:table-row-properties style:row-height="8.6102in" fo:break-before="auto" style:use-optimal-row-height="true"/>
    </style:style>
    <style:style style:name="ro22" style:family="table-row">
      <style:table-row-properties style:row-height="14.5102in" fo:break-before="auto" style:use-optimal-row-height="true"/>
    </style:style>
    <style:style style:name="ro23" style:family="table-row">
      <style:table-row-properties style:row-height="13.7134in" fo:break-before="auto" style:use-optimal-row-height="true"/>
    </style:style>
    <style:style style:name="ro24" style:family="table-row">
      <style:table-row-properties style:row-height="13.2346in" fo:break-before="auto" style:use-optimal-row-height="true"/>
    </style:style>
    <style:style style:name="ro25" style:family="table-row">
      <style:table-row-properties style:row-height="10.0457in" fo:break-before="auto" style:use-optimal-row-height="true"/>
    </style:style>
    <style:style style:name="ro26" style:family="table-row">
      <style:table-row-properties style:row-height="4.4646in" fo:break-before="auto" style:use-optimal-row-height="true"/>
    </style:style>
    <style:style style:name="ro27" style:family="table-row">
      <style:table-row-properties style:row-height="11.7992in" fo:break-before="auto" style:use-optimal-row-height="true"/>
    </style:style>
    <style:style style:name="ro28" style:family="table-row">
      <style:table-row-properties style:row-height="11.002in" fo:break-before="auto" style:use-optimal-row-height="true"/>
    </style:style>
    <style:style style:name="ro29" style:family="table-row">
      <style:table-row-properties style:row-height="4.6244in" fo:break-before="auto" style:use-optimal-row-height="true"/>
    </style:style>
    <style:style style:name="ro30" style:family="table-row">
      <style:table-row-properties style:row-height="11.6402in" fo:break-before="auto" style:use-optimal-row-height="true"/>
    </style:style>
    <style:style style:name="ro31" style:family="table-row">
      <style:table-row-properties style:row-height="7.0161in" fo:break-before="auto" style:use-optimal-row-height="true"/>
    </style:style>
    <style:style style:name="ro32" style:family="table-row">
      <style:table-row-properties style:row-height="11.4807in" fo:break-before="auto" style:use-optimal-row-height="true"/>
    </style:style>
    <style:style style:name="ro33" style:family="table-row">
      <style:table-row-properties style:row-height="3.0291in" fo:break-before="auto" style:use-optimal-row-height="true"/>
    </style:style>
    <style:style style:name="ro34" style:family="table-row">
      <style:table-row-properties style:row-height="2.5508in" fo:break-before="auto" style:use-optimal-row-height="true"/>
    </style:style>
    <style:style style:name="ro35" style:family="table-row">
      <style:table-row-properties style:row-height="2.7102in" fo:break-before="auto" style:use-optimal-row-height="true"/>
    </style:style>
    <style:style style:name="ro36" style:family="table-row">
      <style:table-row-properties style:row-height="1.4346in" fo:break-before="auto" style:use-optimal-row-height="true"/>
    </style:style>
    <style:style style:name="ro37" style:family="table-row">
      <style:table-row-properties style:row-height="1.7535in" fo:break-before="auto" style:use-optimal-row-height="true"/>
    </style:style>
    <style:style style:name="ro38" style:family="table-row">
      <style:table-row-properties style:row-height="2.3917in" fo:break-before="auto" style:use-optimal-row-height="true"/>
    </style:style>
    <style:style style:name="ro39" style:family="table-row">
      <style:table-row-properties style:row-height="12.9161in" fo:break-before="auto" style:use-optimal-row-height="true"/>
    </style:style>
    <style:style style:name="ro40" style:family="table-row">
      <style:table-row-properties style:row-height="6.8563in" fo:break-before="auto" style:use-optimal-row-height="true"/>
    </style:style>
    <style:style style:name="ro41" style:family="table-row">
      <style:table-row-properties style:row-height="9.089in" fo:break-before="auto" style:use-optimal-row-height="true"/>
    </style:style>
    <style:style style:name="ro42" style:family="table-row">
      <style:table-row-properties style:row-height="8.9291in" fo:break-before="auto" style:use-optimal-row-height="true"/>
    </style:style>
    <style:style style:name="ro43" style:family="table-row">
      <style:table-row-properties style:row-height="5.7402in" fo:break-before="auto" style:use-optimal-row-height="true"/>
    </style:style>
    <style:style style:name="ro44" style:family="table-row">
      <style:table-row-properties style:row-height="6.5374in" fo:break-before="auto" style:use-optimal-row-height="true"/>
    </style:style>
    <style:style style:name="ro45" style:family="table-row">
      <style:table-row-properties style:row-height="8.1319in" fo:break-before="auto" style:use-optimal-row-height="true"/>
    </style:style>
    <style:style style:name="ro46" style:family="table-row">
      <style:table-row-properties style:row-height="8.7701in" fo:break-before="auto" style:use-optimal-row-height="true"/>
    </style:style>
    <style:style style:name="ro47" style:family="table-row">
      <style:table-row-properties style:row-height="5.4217in" fo:break-before="auto" style:use-optimal-row-height="true"/>
    </style:style>
    <style:style style:name="ro48" style:family="table-row">
      <style:table-row-properties style:row-height="4.1457in" fo:break-before="auto" style:use-optimal-row-height="true"/>
    </style:style>
    <style:style style:name="ro49" style:family="table-row">
      <style:table-row-properties style:row-height="0.956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dataset_website-content-crawler-en" table:style-name="ta1">
        <table:table-column table:style-name="co1" table:default-cell-style-name="Default"/>
        <table:table-column table:style-name="co2" table:default-cell-style-name="ce1"/>
        <table:table-column table:style-name="co3" table:default-cell-style-name="Default"/>
        <table:table-row table:style-name="ro1">
          <table:table-cell office:value-type="string" calcext:value-type="string">
            <text:p>metadata/title</text:p>
          </table:table-cell>
          <table:table-cell office:value-type="string" calcext:value-type="string">
            <text:p>text</text:p>
          </table:table-cell>
          <table:table-cell office:value-type="string" calcext:value-type="string">
            <text:p>url</text:p>
          </table:table-cell>
        </table:table-row>
        <table:table-row table:style-name="ro2">
          <table:table-cell office:value-type="string" calcext:value-type="string">
            <text:p>Enterprise Blockchain Technology Solutions &amp; Consulting Services</text:p>
          </table:table-cell>
          <table:table-cell office:value-type="string" calcext:value-type="string">
            <text:p>Blockchain</text:p>
            <text:p>Securing Enterprise Business Transactions </text:p>
            <text:p>Blockchain is an anti-pattern to traditional IT operations and offers massive opportunities for enterprises. At GlobalLogic, we perform research and development on diverse blockchain platforms and help our partners remain ahead of the curve on this niche and path-breaking technology.</text:p>
            <text:p>Harnessing Game-Changing Technologies</text:p>
            <text:p>Blockchain technology has quickly become a popular platform for conversation. Businesses around the globe have been making a steady transition over to this secure infrastructure. This technology will reduce transaction costs for enterprise businesses by eliminating the traditional transaction model. Immutability, security, decentralization, and automation are core attributes that can be facilitated with the use of the smart contract protocol.</text:p>
            <text:p>Technology Advisory &amp; Consulting</text:p>
            <text:p>Blockchain Implementation Blueprint</text:p>
            <text:p>Blockchain Project Execution</text:p>
            <text:p>Development Services</text:p>
            <text:p>Quality Assurance Services</text:p>
            <text:p>FAQs</text:p>
            <text:p>Blockchain solutions are digital transaction ledger systems that document information in ways that are difficult or impossible to hack. The ledger is duplicated and distributed across all computers in the network.</text:p>
            <text:p>Blockchains can help strengthen security, protect identifying information, record and track costs and sales, and more. Blockchains have a wide variety of applications and are used anywhere a digital ledger of decentralized, distributed data is needed.</text:p>
            <text:p>Blockchain technology can be used for quality assurance, retail loyalty programs, securing identifying information while providing greater access, and more. Its use cases are still developing.</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blockchain-technology-solutions/</text:p>
          </table:table-cell>
        </table:table-row>
        <table:table-row table:style-name="ro3">
          <table:table-cell office:value-type="string" calcext:value-type="string">
            <text:p>Cloud Application Development Services | Cloud Computing Implementation | GlobalLogic</text:p>
          </table:table-cell>
          <table:table-cell office:value-type="string" calcext:value-type="string">
            <text:p>Cloud</text:p>
            <text:p>Creating secure and innovative cloud technology </text:p>
            <text:p>GlobalLogic’s cloud engineering professionals deliver excellence in public/private/hybrid clouds, PaaS, DevOps Orchestration, container-based architecture, software-defined networking, network functions virtualization, cloud security, microservices, and cloud application design. With ingenuity and brilliance, we spark the next generation of cloud application development. Whether you want to modernize your applications using microservices and containers, or move your legacy applications (or entire data center) to the cloud, we can help you navigate the cloud adoption process. </text:p>
            <text:p>From Advisory to Implementation</text:p>
            <text:p>We help our clients get to market faster through our extensive certifications across all cloud technologies (including hybrid and multi-cloud landscapes) and our close partnerships with the world’s leading cloud, PaaS, and SDN providers.</text:p>
            <text:p>Strategic &amp; Technical Advisory </text:p>
            <text:p>Cloud Architecture &amp; Implementation</text:p>
            <text:p>Cloud Native Design &amp; Implementation</text:p>
            <text:p>Cloud Application Development &amp; Operations</text:p>
            <text:p>Cloud Application Modernization and Deployment on Kubernetes</text:p>
            <text:p>Infrastructure-as-Code (IaC)</text:p>
            <text:p>Infrastructure Hardening &amp; Security</text:p>
            <text:p>High Availability &amp; Disaster Recovery Solutions</text:p>
            <text:p>FAQs</text:p>
            <text:p>The primary purpose of cloud services is to create a virtual, scalable unified, and easily accessible location for information and data for approved users.</text:p>
            <text:p>The benefits of cloud service include expansive and include flexibility, quality control, and reducing potential risk. Cloud services can help improve the way businesses communicate and collaborate.</text:p>
            <text:p>Cloud computing operates by creating a remote easy accessible infrastructure through multiple servers. These servers store information and applications that users can access over the internet.</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cloud/</text:p>
          </table:table-cell>
        </table:table-row>
        <table:table-row table:style-name="ro4">
          <table:table-cell office:value-type="string" calcext:value-type="string">
            <text:p>DevOps Consulting Services: Automation Software Solutions | GlobalLogic</text:p>
          </table:table-cell>
          <table:table-cell office:value-type="string" calcext:value-type="string">
            <text:p>DevOps</text:p>
            <text:p>Automating the software development process </text:p>
            <text:p>What We Offer</text:p>
            <text:p>GlobalLogic is a dedicated practitioner of Agile Software Development and experienced implementer of DevOps and SRE solutions. We have a long history of approaching product development as an integrated whole, enabling us to accelerate our client’s time-to-market while ensuring high levels of quality and reliability. We know DevOps — and we know how to deliver the associated software and services at scale, and at a lower cost to you.</text:p>
            <text:p>Adapting To A Digital Landscape</text:p>
            <text:p>Leveraging both technical frameworks to accelerate SDLC and highly trained DevOps and SRE practitioners, we provide consulting services that help our clients succeed, adapt, and excel in an environment where the software is delivered as a continuously evolving digital service.</text:p>
            <text:p>Full Lifecycle Development Based on Scrum &amp; Kanban Techniques</text:p>
            <text:p>Automation of Software &amp; Infrastructure Deployment</text:p>
            <text:p>Enforcement of Security &amp; Compliance</text:p>
            <text:p>Optimized Practices &amp; Product Management Processes</text:p>
            <text:p>Application Modernization &amp; Deployment on Kubernetes</text:p>
            <text:p>DevOps/SRE Processes, Framework Deployment &amp; Implementation</text:p>
            <text:p>FAQs</text:p>
            <text:p>DevOps consulting is a product development approach to integrate software and services at scale. Our consulting service helps clients to adapt and excel their software as a continuously evolving digital service.</text:p>
            <text:p>DevOps can be applied to several services such as:</text:p>
            <text:p>Full Lifecycle Development Based on Scrum &amp; Kanban Techniques</text:p>
            <text:p>Enforcement of Security &amp; Compliance</text:p>
            <text:p>Application Modernization &amp; Deployment on Kubernetes</text:p>
            <text:p>Automation of Software &amp; Infrastructure Deployment</text:p>
            <text:p>Optimized Practices &amp; Product Management Processes</text:p>
            <text:p>DevOps/SRE Processes</text:p>
            <text:p>Framework Deployment Implementation</text:p>
            <text:p>The tools used in DevOps include technical frameworks like SDLC, trained DevOps, and SRE practitioners. These tools are used to leverage the market and ensure high levels of quality and reliability.</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devops-solutions-and-services/</text:p>
          </table:table-cell>
        </table:table-row>
        <table:table-row table:style-name="ro5">
          <table:table-cell office:value-type="string" calcext:value-type="string">
            <text:p>Digital Quality Assurance Services | GlobalLogic</text:p>
          </table:table-cell>
          <table:table-cell office:value-type="string" calcext:value-type="string">
            <text:p>Digital Quality Assurance </text:p>
            <text:p>Provide the holistic validation that ensures enterprise digital transformation success. </text:p>
            <text:p>Digital Quality Assurance for Enterprise Organizations </text:p>
            <text:p>The future of quality engineering and digital quality assurance means scaling intelligent automation, perfecting continuous testing, securing the enterprise, and supporting a large matrix of devices and end-points. GlobalLogic helps customers mature and scale quality engineering faster by putting our expertise and experience in these four areas to work for you.</text:p>
            <text:p>How We Help Companies Achieve Quality Engineering Excellence</text:p>
            <text:p>GlobalLogic collaborates with engineering and business teams to move them upwards on the maturity curve by engaging in a set of shift paradigms.</text:p>
            <text:p>We augment your in-house team’s skills and competencies to drive digital transformation forward whether you’re looking to improve time-to-market, establish new product labs, or reimagine and rebuild all of R&amp;D. GlobalLogic is a true partner every step of the way.</text:p>
            <text:p>Our dedicated team of experienced Digital Quality Assurance Engineers is here to help you achieve excellence in every aspect of your software development and release process, including:</text:p>
            <text:p>Quality Engineering advisory</text:p>
            <text:p>Functional testing</text:p>
            <text:p>Non-functional testing</text:p>
            <text:p>Test automation</text:p>
            <text:p>Physical and digital product testing</text:p>
            <text:p>Digital QA in Action: Customer Stories</text:p>
            <text:p>ODIGO sought a partner to speed time to market and help keep the company competitive in the crowded and highly competitive Contact Center as a Service (CCaaS) space.</text:p>
            <text:p>“To sustain our competitiveness and growth, we needed to invest massively and quickly into our products, and so into our product labs,” says Thibaud Pietri, Chief Marketing &amp; Product Officer at ODIGO. “We work with the best players in the world to sustain our fast growth and extend our product labs. We chose to work with GlobalLogic two years ago, and it’s probably one of the best decisions we’ve made,” he added.</text:p>
            <text:p>With GlobalLogic as its partner, ODIGO more than doubled its product lab in just a few months. </text:p>
            <text:p>Maximizing the Value of Digital QA</text:p>
            <text:p>Keeping pace with rapidly evolving technologies, achieving test coverage, managing test environments, and dealing with varying device and browser combinations in compatibility testing can be challenging. GlobalLogic’s dedicated quality engineering experts can help.</text:p>
            <text:p>Digital Quality Assurance FAQs</text:p>
            <text:p>Digital Quality Assurance, often referred to as QA, is the systematic process of ensuring that digital products, such as software applications, websites, or mobile apps, meet specific quality standards and perform as expected.</text:p>
            <text:p>Digital QA encompasses various types of testing, including functional testing, performance testing, security testing, compatibility testing, usability testing, and more, depending on project requirements.</text:p>
            <text:p>Best practice in Digital QA refers to the methodology, expertise and frameworks supporting the way in which software can be engineered and tested at all points in their product development lifecycle.</text:p>
            <text:p>QA activities are integrated into different phases of the SDLC, such as requirements analysis, design, development, and testing. QA helps validate and improve the quality of the software at each stage.</text:p>
            <text:p>A Digital QA consultant works with the customer’s engineering team to identify areas of testing improvements in their software development lifecycle. Using their innovation and problem solving skills, they enable these areas to be improved by technology, automation and process change.</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digital-quality-assurance-services/</text:p>
          </table:table-cell>
        </table:table-row>
        <table:table-row table:style-name="ro6">
          <table:table-cell office:value-type="string" calcext:value-type="string">
            <text:p>Embedded Software Development Services Company | GlobalLogic</text:p>
          </table:table-cell>
          <table:table-cell office:value-type="string" calcext:value-type="string">
            <text:p>Embedded Software Solutions</text:p>
            <text:p>Developing high-quality software for sophisticated technology </text:p>
            <text:p>GlobalLogic`s embedded expertise lays the ground for the company`s chip-to-cloud offering. We implement the highest quality software for automotive, consumer electronics, and healthcare devices. Our knowledge starts with hardware design and bare-metal up through all the software layers of embedded devices up to the complex HMI. From implantable to wearable technologies, embedded system software has become an integrated part of our lives. We help companies across all markets continue to push the boundaries of hardware and software design through our dedicated embedded system engineering practice. In addition to having extensive experience with various embedded operating systems and wireless communications protocols, we also follow strict QA procedures compliant with international standards and certifications for safety and quality for mission-critical equipment.</text:p>
            <text:p>Transforming Everyday Devices</text:p>
            <text:p>We help businesses develop smart, integrated solutions that combine sleek hardware and sophisticated user interfaces with powerful software and connectivity capabilities.</text:p>
            <text:p>Advisory</text:p>
            <text:p>Embedded Software</text:p>
            <text:p>Design and Development</text:p>
            <text:p>Quality Assurance</text:p>
            <text:p>Integration</text:p>
            <text:p>Product Sustenance</text:p>
            <text:p>FAQs</text:p>
            <text:p>Embedded solutions help businesses to develop smart, integrated solutions that are combined with sleek hardware and sophisticated user interfaces with powerful software and connectivity capabilities.</text:p>
            <text:p>Embedded systems software can be adapted across all markets to push hardware boundaries and software design through embedded system engineering practice. With various embedded operating systems, wireless communications protocols, and strict QA procedures compliant with international standards for safety and quality, they form the basis for mission-critical equipment.</text:p>
            <text:p>We use several embedded software development tools such as advisory devices, design and development software, integration, embedded software, quality assurance, and product sustenance to maximize the software’s capabilitie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embedded-software-development/</text:p>
          </table:table-cell>
        </table:table-row>
        <table:table-row table:style-name="ro4">
          <table:table-cell office:value-type="string" calcext:value-type="string">
            <text:p>Advanced Enterprise Mobility Solutions | Mobile First Development Strategy | GlobalLogic</text:p>
          </table:table-cell>
          <table:table-cell office:value-type="string" calcext:value-type="string">
            <text:p>Mobility</text:p>
            <text:p>Mobile first experiences and next generation interfaces </text:p>
            <text:p>Mobile technology is the powerful last-mile connection with the end consumers and a key aspect of Digital Transformation Programs. It forms the core of intelligent interfaces and is what keeps people connected. With deep experience across the entire mobile design and development ecosystem, we work with our customers to develop amazing mobile solutions across multiple business domains. Customer journeys invariably involve mobility touchpoints. We design life-critical mobile apps that touch human lives, retail shopping apps that redefine in-store experiences, and apps for on-demand secure media consumption and publishing domain. Assisting businesses with harnessing the power of mobile technology through meaningful user experiences and complex engineering is what we do. Newer experiences like AR, VR, MR, chatbots, and conversational interfaces are best delivered through mobile apps. Whether you need to develop a complex omnichannel solution or add mobility to a mature product, we can guide you with creating products and services that are relevant to tech-savvy customers.</text:p>
            <text:p>Doing "Mobile First" the Right Way</text:p>
            <text:p>With a mobile-first product development methodology, we have the technology, best practices, solution accelerators, user experience, and industry expertise to develop complex mobile solutions and mobilize an existing product. Our knowledge helps to create solutions that can connect people and businesses across a variety of mobile devices.</text:p>
            <text:p>Frameworks &amp; Best Practices</text:p>
            <text:p>Mobility-led Digital Transformation</text:p>
            <text:p>Design-led mobile engineering </text:p>
            <text:p>Multi-Screen Development</text:p>
            <text:p>AR/VR/MR / Chatbots/ Conversational Interfaces</text:p>
            <text:p>Intelligent User Interfaces</text:p>
            <text:p>Vertical Industry Expertise</text:p>
            <text:p>FAQs</text:p>
            <text:p>Mobility solutions are mobile technology solutions that improve communication and capabilities on digital devices. Additionally, they help create efficient collaboration.</text:p>
            <text:p>Mobility as a service is where a business works to create solutions for companies to work more efficiently across digital devices. They help internally within a business and to better communicate with customers.</text:p>
            <text:p>Mobility solutions include frameworks, best practices, intelligent user interfaces, multi-screen development, and design-led mobile engineering to better use digital device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mobility/</text:p>
          </table:table-cell>
        </table:table-row>
        <table:table-row table:style-name="ro7">
          <table:table-cell office:value-type="string" calcext:value-type="string">
            <text:p>Partners | GlobalLogic</text:p>
          </table:table-cell>
          <table:table-cell office:value-type="string" calcext:value-type="string">
            <text:p>Power of Partnership</text:p>
            <text:p>We forge strong partnerships with industry leaders to create value for our clients. </text:p>
            <text:p>Partners</text:p>
            <text:p>Partnerships are essential in creating successful digital products and experiences. In this space, it’s never a good idea to go it alone. We are proud to have created deep partnerships with some of the leading technology companies in the world. Not only do these partnerships give us exclusive access to new tools, training, and resources, but they enable us to get your product to market faster, with better results. Click one of the icons below to learn more about a specific partnership.</text:p>
            <text:p>Let’s Work Together</text:p>
          </table:table-cell>
          <table:table-cell office:value-type="string" calcext:value-type="string">
            <text:p>https://www.globallogic.com/about/partners/</text:p>
          </table:table-cell>
        </table:table-row>
        <table:table-row table:style-name="ro8">
          <table:table-cell office:value-type="string" calcext:value-type="string">
            <text:p>Security Solutions: Secure Agile Software Development Lifecycle | GlobalLogic</text:p>
          </table:table-cell>
          <table:table-cell office:value-type="string" calcext:value-type="string">
            <text:p>Security</text:p>
            <text:p>Protecting data from potential risks </text:p>
            <text:p>What We Offer</text:p>
            <text:p>Security breaches cost organizations millions of dollars every single year. It is no longer a choice, but a necessity, to protect your business’ reputation and prevent serious legal issues. At GlobalLogic, we follow a security-first approach to help our customers secure their products and services across all layers from Day 1.</text:p>
            <text:p>Full Lifecycle Services</text:p>
            <text:p>Security Assessment &amp; Advisory</text:p>
            <text:p>Secure Architecture &amp; Design</text:p>
            <text:p>Secure Software Development Lifecycle (SDLC)</text:p>
            <text:p>Security Operations</text:p>
            <text:p>DevSecOps</text:p>
            <text:p>Security Testing</text:p>
            <text:p>Data Governance &amp; Privacy</text:p>
            <text:p>Where We Can Help You</text:p>
            <text:p>Physical Security</text:p>
            <text:p>Physical identity management </text:p>
            <text:p>Physical access controls</text:p>
            <text:p>Smart cards</text:p>
            <text:p>Biometrics surveillance</text:p>
            <text:p>Sensors</text:p>
            <text:p>Network Security</text:p>
            <text:p>Network segments</text:p>
            <text:p>Internal DMZ &amp; perimeter firewalls</text:p>
            <text:p>Network access control (NAC)</text:p>
            <text:p>Message &amp; wireless security</text:p>
            <text:p>IDS, IPS &amp; VPN</text:p>
            <text:p>Application Security</text:p>
            <text:p>Threat modeling</text:p>
            <text:p>Secure coding</text:p>
            <text:p>SAST &amp; DAST</text:p>
            <text:p>Software composition analysis</text:p>
            <text:p>Manual penetration testing</text:p>
            <text:p>Data in use protection</text:p>
            <text:p>DevSecOps</text:p>
            <text:p>Data Security</text:p>
            <text:p>Loss prevention</text:p>
            <text:p>DAR / DIM protection</text:p>
            <text:p>Digital rights management (DRM)</text:p>
            <text:p>Database security</text:p>
            <text:p>Data wiping</text:p>
            <text:p>Data integrity &amp; classification</text:p>
            <text:p>Monitoring &amp; Response</text:p>
            <text:p>Monitoring &amp; assessment</text:p>
            <text:p>Escalation management</text:p>
            <text:p>Forensics</text:p>
            <text:p>Fraud detection models</text:p>
            <text:p>NOC / SOC</text:p>
            <text:p>CIRT</text:p>
            <text:p>SEIC</text:p>
            <text:p>Identity Access Management</text:p>
            <text:p>Access management &amp; controls</text:p>
            <text:p>Password management</text:p>
            <text:p>Privileged user management</text:p>
            <text:p>Administration &amp; governance</text:p>
            <text:p>Digital rights management (DRM)</text:p>
            <text:p>Why GlobalLogic</text:p>
            <text:p>GlobalLogic has a dedicated Security Center of Excellence and a strong global team of security engineers with experience in building 50+ security solutions — from embedded products to cloud-based services. We ensure that our customers’ products maintain a high level of security and compliance by implementing industry best practices (OWASP, NIST) and leveraging our certified technology partnerships and in-house digital accelerators .</text:p>
            <text:p>FAQs</text:p>
            <text:p>Information Security Services (ISS) protect businesses from security threats through methods such as key management, access control, and authentication.</text:p>
            <text:p>“While there are many types of IT security, the most common types of security include:</text:p>
            <text:p>– Physical security (identity management and physical access controls)</text:p>
            <text:p>– Network security (segments and firewalls)</text:p>
            <text:p>– Application security (threat modeling and secure coding)</text:p>
            <text:p>– Data security (loss prevention and database security) “</text:p>
            <text:p>Technology security (TECHSEC) refers to authentication and protection techniques against theft of sensitive data and information. It usually authenticates the users’ login and data so only verified user can access the data and applications.</text:p>
            <text:p>IT security is the protection of information. It primarily prevents the unauthorized third parties from manipulating and accessing private data system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security/</text:p>
          </table:table-cell>
        </table:table-row>
        <table:table-row table:style-name="ro9">
          <table:table-cell office:value-type="string" calcext:value-type="string">
            <text:p>Private Equity | GlobalLogic</text:p>
          </table:table-cell>
          <table:table-cell office:value-type="string" calcext:value-type="string">
            <text:p>What We Offer</text:p>
            <text:p>With over ten years of working with 20+ Private Equity and 100+ Portfolio companies, we have a proven track record of maximizing value, lowering operating costs, and working across all stages of portfolio company growth to boost innovation and facilitate seamless entry and exit.</text:p>
            <text:p>As partners, we work together to determine the critical challenges for your portfolio companies. Then we develop programs and Labs that address opportunities and achieve high-speed impact. We offer digital engineering services that are deployed as a playbook, at scale and speed, to accelerate growth and EBITDA creation.</text:p>
            <text:p>Due Diligence Assessments &amp; Advisories</text:p>
            <text:p>PE Portfolio Planning</text:p>
            <text:p>Industry Business Review</text:p>
            <text:p>PortCo Business Reviews &amp; Technology Assessments</text:p>
            <text:p>Value Creation Strategy &amp; Roadmap</text:p>
            <text:p>Platform Architecture</text:p>
            <text:p>Customer Engagement &amp; Experience Maps</text:p>
            <text:p>Product Innovation Designs</text:p>
            <text:p>Purpose Built Teams &amp; Operations</text:p>
            <text:p>Deploy Digital Playbook (Concepts &amp; Blueprints)</text:p>
            <text:p>Platform Engineering</text:p>
            <text:p>Optimize Product Teams</text:p>
            <text:p>Optimize DevOps for Rapid Releases</text:p>
            <text:p>By the Numbers</text:p>
            <text:p>We work with diversified sponsors across the deal cycle to support accelerated digital value creation through our proven PE playbook.</text:p>
            <text:p>We work with early, growth, and mature-stage Vertical SaaS, Horizontal SaaS, Infrastructure Software Companies, and Enterprises.</text:p>
            <text:p>We are able to deliver rapid, Agile execution at scale through our global Labs and engineering centers, and our top-tier engineering talent.</text:p>
            <text:p>Portfolio Wide Dashboard &amp; Engagement</text:p>
            <text:p>Single Pane of Governance Across PE Portfolio</text:p>
            <text:p>Best Practice Sharing</text:p>
            <text:p>Standard KPIs</text:p>
            <text:p>Private Labeled Labs</text:p>
            <text:p>Umbrella Framework Agreement (GL &amp; PE)</text:p>
            <text:p>Geo-Agnostic</text:p>
            <text:p>Our Digital Playbook for PE-Backed Companies</text:p>
            <text:p>We help our clients develop digital capabilities to generate new business value that is focused on customer acquisition, customer retention, increased lifetime value, reduced cost to service, and back office and operational efficiency.</text:p>
            <text:p>Digital Customer Acquisition &amp; Sales</text:p>
            <text:p>Web optimization, content strategy, and new customer onboarding</text:p>
            <text:p>eCommerce &amp; Channel Strategy</text:p>
            <text:p>Omnichannel, Platform Strategy, Partnerships, Digital Commerce</text:p>
            <text:p>Product Innovation &amp; Commercialization</text:p>
            <text:p>New Product Validation, Market Testing, Product Launch &amp; Growth</text:p>
            <text:p>Customer Loyalty &amp; Personalization</text:p>
            <text:p>Data Driven Personalization, Loyalty &amp; Rewards Program, Engagement Strategy</text:p>
            <text:p>Customer Portals &amp; Mobile Applications</text:p>
            <text:p>Portal Design, Customer Experience, Communication Strategy, Mobile Applications</text:p>
            <text:p>Employee Experience &amp; Back Office Automation</text:p>
            <text:p>Employee Tooling, Process Improvement, Automation, Field Workforce Tools</text:p>
            <text:p>What We Do</text:p>
            <text:p>Businesses strategically need design-led thinking and engineering to bring them to market faster, more profitably. A strategic partnership with GlobalLogic gives your portfolio companies access to a global team of designers and technologists rooted in Silicon Valley. We are subject matter experts with deep domain knowledge that work with your team to extend talent, increase organizational efficiency, and make innovation happen more quickly, more digitally.</text:p>
            <text:p>Operational Transformation </text:p>
            <text:p>Agile</text:p>
            <text:p>Product Organization Structure</text:p>
            <text:p>DevOps/ CICD Pipelines</text:p>
            <text:p>Product Transformation </text:p>
            <text:p>SaaS</text:p>
            <text:p>Reference Architecture: APIs/Microservices</text:p>
            <text:p>Cloud-native</text:p>
            <text:p>Data / AI</text:p>
            <text:p>Rapid Releases</text:p>
            <text:p>Business Transformation </text:p>
            <text:p>Partners Ecosystem</text:p>
            <text:p>Data Monetization</text:p>
            <text:p>Customer Experience</text:p>
            <text:p>PaaS</text:p>
            <text:p>Increase Efficiency</text:p>
            <text:p>Accelerate Growth</text:p>
            <text:p>Focus on EBITDA and Topline, while helping boost innovation</text:p>
            <text:p>Optimized to facilitate seamless entry, value creation &amp; exit</text:p>
            <text:p>Let's Work Together</text:p>
            <text:p>Contact us to learn more about the benefits of our Private Equity engagement model.</text:p>
          </table:table-cell>
          <table:table-cell office:value-type="string" calcext:value-type="string">
            <text:p>https://www.globallogic.com/services/private-equity/</text:p>
          </table:table-cell>
        </table:table-row>
        <table:table-row table:style-name="ro10">
          <table:table-cell office:value-type="string" calcext:value-type="string">
            <text:p>About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About</text:p>
            <text:p>Innovating with a Digital Mindset</text:p>
            <text:p>GlobalLogic, a Hitachi Group Company, is a leader in digital product engineering. We help our clients design and build innovative products, platforms, and digital experiences for the modern world. By integrating our strategic design, complex engineering, and vertical industry expertise with Hitachi’s Operating Technology and Information Technology capabilities, we help our clients imagine what’s possible and accelerate their transition into tomorrow’s digital businesses. Headquartered in Silicon Valley, GlobalLogic operates design studios and engineering centers around the world, extending our deep expertise to customers in the automotive, communications, financial services, healthcare &amp; life sciences, media and entertainment, manufacturing, semiconductor, and technology industries.</text:p>
            <text:p>How We Can Help</text:p>
            <text:p>GlobalLogic helps brands create value across the entire product lifecycle — not just by developing cutting-edge technology, but also by helping make mature products more relevant to digitally-savvy consumers. In an increasingly digital world, we place the consumer at the center of every interaction. We show businesses how they can better engage their consumers, innovate within predictable budgets, and bring the next generation of digital products and services to market in the shortest possible time. By using human-centered design practices, superior engineering skills, and Agile delivery — we help customers re-imagine their business, consumer interactions, and develop innovative products and services, with an accelerated time-to-market.</text:p>
            <text:p/>
            <text:p>GlobalLogic Company Facts At-A-Glance</text:p>
            <text:p>For over 20 years, GlobalLogic has partnered with businesses across every major industry to make amazing products and connect the dots between people, products, and business opportunities. In 2021, GlobalLogic was acquired by Hitachi Ltd. GlobalLogic’s capabilities, combined with Hitachi’s Lumada, enables us to deploy Hitachi’s extensive library of digital solutions to the global market and to help customers and societies solve their issues through Agile application development in the cloud.</text:p>
            <text:p>Founded in 2000</text:p>
            <text:p>Acquired by Hitachi Ltd. in 2021</text:p>
            <text:p>29,600+ employees in 18 countries</text:p>
            <text:p>500+ active clients</text:p>
            <text:p>70+ private label customer labs</text:p>
            <text:p>47 engineering centers</text:p>
            <text:p>8 design studios</text:p>
            <text:p>12 sales offices</text:p>
            <text:p>350+ UX/UI designers &amp; developers through Method, our experience design arm</text:p>
            <text:p>We Keep Good Company</text:p>
            <text:p>Our customers have disrupted industries, opened new markets, and made countless lives better. We are privileged to work with hundreds of future-thinking businesses, including many of the world’s top hardware, software, and consumer brands.</text:p>
            <text:p>Let's Work Together</text:p>
          </table:table-cell>
          <table:table-cell office:value-type="string" calcext:value-type="string">
            <text:p>https://www.globallogic.com/about/</text:p>
          </table:table-cell>
        </table:table-row>
        <table:table-row table:style-name="ro11">
          <table:table-cell office:value-type="string" calcext:value-type="string">
            <text:p>Sustainability | GlobalLogic</text:p>
          </table:table-cell>
          <table:table-cell office:value-type="string" calcext:value-type="string">
            <text:p>Sustainability</text:p>
            <text:p>Answering the world’s critical social and environmental needs. </text:p>
            <text:p>Since joining the Hitachi family, we’re part of a company that holds answering the world’s critical social and environmental needs at their core through its Social Innovation Business.</text:p>
            <text:p>Learn more about our initiatives to realize a sustainable society and improve people’s quality of life by solving social, environmental, and economic issues.</text:p>
            <text:p>Hitachi Sustainability</text:p>
            <text:p>At Hitachi, we consider UN-established SDGs an initiative which is crucial for realizing a sustainable society and improving people’s quality of life by solving social, environmental, and economic issues. We are committed to contributing towards achieving the SDGs by leveraging our Social Innovation Business and driving sustainability across industries and society.</text:p>
            <text:p>As a global conglomerate, Hitachi operates in various business fields and we believe that our conscious actions should not only fulfill our financial objectives but simultaneously reduce negative social and environmental impact. Besides, we understand how all the SDGs are mutually related and through innovative solutions, we will keep contributing towards all 17 SDGs, directly and indirectly.</text:p>
            <text:p>Hitachi Sustainability Report</text:p>
          </table:table-cell>
          <table:table-cell office:value-type="string" calcext:value-type="string">
            <text:p>https://www.globallogic.com/about/sustainability/</text:p>
          </table:table-cell>
        </table:table-row>
        <table:table-row table:style-name="ro12">
          <table:table-cell office:value-type="string" calcext:value-type="string">
            <text:p>Events | GlobalLogic</text:p>
          </table:table-cell>
          <table:table-cell office:value-type="string" office:string-value="We’re Making Headlines&#10;Check out our latest news and our calendar of events. Come see us! &#10;Events&#10;All&#10;Events&#10;Press Release&#10;Media Coverage&#10;Brand &amp; Identity Guidelines&#10;Awards&#10;Events &#10;Reuters Automotive USA 2023&#10;GlobalLogic is excited to attend Automotive USA 2023! &#10;Learn More &#10;Event Date: November 08 - 09, 2023&#10;Events &#10;MedTech Conference 2023&#10;GlobalLogic will be a sponsor at the Advamed MedTech Conference 2023. &#10;Learn More &#10;Event Date: October 09 - 11, 2023&#10;Events &#10;Network X 2023 – Paris&#10;GlobalLogic is excited to exhibit at Network X 2023! &#10;Learn More &#10;Event Date: October 24 - 26, 2023&#10;Events &#10;Belcorp Hackathon 4.0 – Generative AI&#10;We are proud to be the platinum sponsor of Belcorp Hackathon 4.0 - Generative AI edition. &#10;Learn More &#10;Event Date: September 22 - 23, 2023&#10;Events &#10;Hitachi Social Innovation Forum 2023 JAPAN&#10;&quot;Accelerating Digital Innovation With Purpose: Generative AI, Metaverse, Web3.0&quot; is the topic of GlobalLogic's exhibition. &#10;Learn More &#10;Event Date: September 20 - 21, 2023&#10;Events &#10;CIO Institute Roundtable&#10;GlobalLogic will be a thought leading host at this session; which will explore the impacts, opportunities and challenges the Metaverse brings to the Banking sphere. &#10;Learn More &#10;Event Date: September 13, 2023&#10;&#10;Go To Page Go" calcext:value-type="string">
            <text:p>We’re Making Headlines</text:p>
            <text:p>Check out our latest news and our calendar of events. Come see us! </text:p>
            <text:p>Events</text:p>
            <text:p>All</text:p>
            <text:p>Events</text:p>
            <text:p>Press Release</text:p>
            <text:p>Media Coverage</text:p>
            <text:p>Brand &amp; Identity Guidelines</text:p>
            <text:p>Awards</text:p>
            <text:p>Events </text:p>
            <text:p>Reuters Automotive USA 2023</text:p>
            <text:p>GlobalLogic is excited to attend Automotive USA 2023! </text:p>
            <text:p>Learn More </text:p>
            <text:p>Event Date: November 08 - 09, 2023</text:p>
            <text:p>Events </text:p>
            <text:p>MedTech Conference 2023</text:p>
            <text:p>GlobalLogic will be a sponsor at the Advamed MedTech Conference 2023. </text:p>
            <text:p>Learn More </text:p>
            <text:p>Event Date: October 09 - 11, 2023</text:p>
            <text:p>Events </text:p>
            <text:p>Network X 2023 – Paris</text:p>
            <text:p>GlobalLogic is excited to exhibit at Network X 2023! </text:p>
            <text:p>Learn More </text:p>
            <text:p>Event Date: October 24 - 26, 2023</text:p>
            <text:p>Events </text:p>
            <text:p>Belcorp Hackathon 4.0 – Generative AI</text:p>
            <text:p>We are proud to be the platinum sponsor of Belcorp Hackathon 4.0 - Generative AI edition. </text:p>
            <text:p>Learn More </text:p>
            <text:p>Event Date: September 22 - 23, 2023</text:p>
            <text:p>Events </text:p>
            <text:p>Hitachi Social Innovation Forum 2023 JAPAN</text:p>
            <text:p>"Accelerating Digital Innovation With Purpose: Generative AI, Metaverse, Web3.0" is the topic of GlobalLogic's exhibition. </text:p>
            <text:p>Learn More </text:p>
            <text:p>Event Date: September 20 - 21, 2023</text:p>
            <text:p>Events </text:p>
            <text:p>CIO Institute Roundtable</text:p>
            <text:p>GlobalLogic will be a thought leading host at this session; which will explore the impacts, opportunities and challenges the Metaverse brings to the Banking sphere. </text:p>
            <text:p>Learn More </text:p>
            <text:p>Event Date: September 13, 2023</text:p>
            <text:p/>
            <text:p>Go To Page Go</text:p>
          </table:table-cell>
          <table:table-cell office:value-type="string" calcext:value-type="string">
            <text:p>https://www.globallogic.com/about/events/</text:p>
          </table:table-cell>
        </table:table-row>
        <table:table-row table:style-name="ro13">
          <table:table-cell office:value-type="string" calcext:value-type="string">
            <text:p>Explore Our Offerings | GlobalLogic</text:p>
          </table:table-cell>
          <table:table-cell office:value-type="string" calcext:value-type="string">
            <text:p>Experience Matters</text:p>
            <text:p>For 20 years, we’ve helped leading brands design, build, and deliver their next-gen software products and digital experiences in the shortest possible time.</text:p>
          </table:table-cell>
          <table:table-cell office:value-type="string" calcext:value-type="string">
            <text:p>https://www.globallogic.com/services/offerings/</text:p>
          </table:table-cell>
        </table:table-row>
        <table:table-row table:style-name="ro14">
          <table:table-cell office:value-type="string" calcext:value-type="string">
            <text:p>Digital Advisory and Assessments Services | GlobalLogic</text:p>
          </table:table-cell>
          <table:table-cell office:value-type="string" calcext:value-type="string">
            <text:p>Digital Advisory &amp; Assessments</text:p>
            <text:p>For digital natives and digital migrators alike, our experts can create a strategy that helps you build the roadmap of your digital future. </text:p>
            <text:p>Transformation Journey Made Easier</text:p>
            <text:p>Whether ideating on a new concept, looking for new revenue streams, or attempting to transform an existing product or service, our experts help you take an outside-in approach to define your desired outcomes. Our Digital Advisory teams can help you form the initial concepts you’ve been looking for.</text:p>
            <text:p>Let’s Work Together</text:p>
          </table:table-cell>
          <table:table-cell office:value-type="string" calcext:value-type="string">
            <text:p>https://www.globallogic.com/services/offerings/digital-advisory-assessments/</text:p>
          </table:table-cell>
        </table:table-row>
        <table:table-row table:style-name="ro15">
          <table:table-cell office:value-type="string" calcext:value-type="string">
            <text:p>User Experience - Customer Experience Design &amp; Development | GlobalLogic</text:p>
          </table:table-cell>
          <table:table-cell office:value-type="string" calcext:value-type="string">
            <text:p>Experience Design</text:p>
            <text:p>Using design-thinking, we help you build the best user experience and work backward to the technology </text:p>
            <text:p>User Experience</text:p>
            <text:p>GlobalLogic’s Strategic Design studio, Method, takes a holistic approach to experience design. From considering a business’ brand and relationship with its customers to defining coherent &amp; intuitive services, we help create engaging user experiences that are as strong as the technology behind them. </text:p>
            <text:p>Check out Method.com for detailed examples of our amazing design work.</text:p>
            <text:p>Human Centered Design</text:p>
            <text:p>In an increasingly digital world, consumers not only engage with products and services, but also contribute to their continuous development. We approach UX design from a consumer-first perspective, putting users at the heart of the products we create.</text:p>
            <text:p>Brand and Futurecasting</text:p>
            <text:p>Market Research &amp; Ethnography</text:p>
            <text:p>Customer Journey Mapping</text:p>
            <text:p>User Experience / User Interface</text:p>
            <text:p>Design Implementation</text:p>
            <text:p>Strategy</text:p>
            <text:p>Case Study - Stellar</text:p>
            <text:p>FAQs</text:p>
            <text:p>Experience Design considers the diverse needs of all users and takes a holistic approach to creating an optimal experience. We consider a business’ brand and relationship with its customers by defining coherent and intuitive services, for example, then create engaging experiences powered by technology.</text:p>
            <text:p>UI design is the process of building user interfaces in software and computerized devices. Designers who prioritize UI design create interfaces that focus on style, are easy-to-use, and result in pleasurable experiences.</text:p>
            <text:p>Prioritizing UI/UX design enables you to create a human-centered approach based on the consumer-first perspective. It puts users at the heart of product design and development, which improves customer satisfaction, conversions, brand reputation, and more.</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experience-design/</text:p>
          </table:table-cell>
        </table:table-row>
        <table:table-row table:style-name="ro3">
          <table:table-cell office:value-type="string" calcext:value-type="string">
            <text:p>Software Engineering Services - Concept Design &amp; Product Innovation | GlobalLogic</text:p>
          </table:table-cell>
          <table:table-cell office:value-type="string" calcext:value-type="string">
            <text:p>Software Engineering Services</text:p>
            <text:p>We have the expertise and scale to help you build the best digital products in the shortest possible time. </text:p>
            <text:p>Design, Build, Accelerate</text:p>
            <text:p>With nearly 29,500 designers, architects, and software engineers around the world, we not only have the talent, but mature processes (Agile, QA), and development tools to give your software project the boost that it needs. Whether your software is on a chip, on a physical device, or in the cloud, we can help you design, build, and accelerate your software lifecycle.</text:p>
            <text:p>Innovation Across The Product Lifecycle</text:p>
            <text:p>We use the latest tools and techniques for software development, or leverage our customer’s standards. We believe in utilizing the POC (Proof of Concept) / MVP (Minimum Viable Products) approach to getting a fast start, and we iterate from there to get to the best possible outcomes in the shortest amount of time.</text:p>
            <text:p>Innovation Consulting &amp; Digital Advisory</text:p>
            <text:p>Product Innovation &amp; Concept Design</text:p>
            <text:p>Digital Platform Development</text:p>
            <text:p>Software Architecture Design</text:p>
            <text:p>Agile Software Development</text:p>
            <text:p>Quality Assurance Services </text:p>
            <text:p>Product Deployment &amp; Support</text:p>
            <text:p>FAQs</text:p>
            <text:p>Software engineering is the analysis, research, and creation of software programs and computer operating systems. In addition, software engineers focus on ensuring software systems and programs continue to run efficiently.</text:p>
            <text:p>Software product engineering services focus on optimizing the programs and systems of a business. They can include digital platforms, Agile software development, and quality assurance to improve software efficiency.</text:p>
            <text:p>Software engineering types include security engineering, software integration engineering, and DevOps engineering. Each type of engineering can help meet fundamental business need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software-engineering/</text:p>
          </table:table-cell>
        </table:table-row>
        <table:table-row table:style-name="ro16">
          <table:table-cell office:value-type="string" calcext:value-type="string">
            <text:p>PLM Services &amp; Development | GlobalLogic</text:p>
          </table:table-cell>
          <table:table-cell office:value-type="string" calcext:value-type="string">
            <text:p>Labs</text:p>
            <text:p>When time and talent are in short supply, our Engineering Labs give you everything you need to move forward and achieve your ambitions in a turn-key fashion. </text:p>
            <text:p>Leave the Heavy Lifting to GlobalLogic</text:p>
            <text:p>When necessary, we set up a self-contained software development lab for our clients. Our experts shorten the time needed to find the right talent and establish a highly productive and economical software development environment. </text:p>
            <text:p>GlobalLogic Labs delivers brilliant digital product solutions, with impeccable design and superior end-user experiences. By creating a stable foundation for your development teams, you will obtain measurable outcomes at a lower overall cost. </text:p>
            <text:p>The Best Of All Worlds</text:p>
            <text:p>GlobalLogic Labs provide organizations with capabilities, experiences, connections, and innovation using full transparency, flexibility, and control of an in-house development team to deliver PLM solutions.</text:p>
            <text:p>Dedicated Teams, Infrastructure, and Support Functions</text:p>
            <text:p>Alignment to Customer Policies, Procedures, and Culture</text:p>
            <text:p>Governance &amp; Reporting</text:p>
            <text:p>Full Transparency &amp; Control of Lab Operations</text:p>
            <text:p>KPI Calculations &amp; Risk/Reward Analysis</text:p>
            <text:p>Lab Maturity Computation</text:p>
            <text:p>FAQs</text:p>
            <text:p>PLM or Product Lifecycle Management development is the creation of software that manages product development across the lifecycle, from ideation through prototyping through testing and on to iterations for continuous improvements. At GlobalLogic, our experts have established a productive and economical software development environment for digital product solutions with impeccable design and superior end-user experiences.</text:p>
            <text:p>PLM or Product Lifecycle Management strategy creates a stable foundation for teams to execute development in alignment with business goals and objectives. Having a PLM strategy provides measurable outcomes at an optimal cost.</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labs-plm-development-solutions/</text:p>
          </table:table-cell>
        </table:table-row>
        <table:table-row table:style-name="ro17">
          <table:table-cell office:value-type="string" calcext:value-type="string">
            <text:p>Content Engineering, Semantic Content Enrichment Services | GlobalLogic</text:p>
          </table:table-cell>
          <table:table-cell office:value-type="string" calcext:value-type="string">
            <text:p>Content Engineering</text:p>
            <text:p>Modern products thrive on customized content and data. Our teams accelerate content enrichment, data analytics and Machine Learning-led model training. </text:p>
            <text:p>GlobalLogic provides customers with end-to-end content engineering services to support their content journey, turning raw data into actionable insights. We help businesses manage their content ecosystems through automated solutions and real-time moderation teams.</text:p>
            <text:p>With over a decade of experience and a globally distributed team of content experts, we partner with some of the largest businesses in the world — from med-tech and hi-tech pioneers, to automotive and fleet management companies — to develop insightful content and data solutions based on artificial intelligence and machine learning technologies.</text:p>
            <text:p>Our Offerings</text:p>
            <text:p>Security</text:p>
            <text:p>You can trust our team of content moderation experts to safeguard your platforms, user rights, and brand reputations by carefully and continuously reviewing and moderating your web content and ecosystems.</text:p>
            <text:p>Data-Driven Content Moderation</text:p>
            <text:p>Issue Monitoring</text:p>
            <text:p>Spam Identification &amp; Control</text:p>
            <text:p>Fraud Detection and Prevention</text:p>
            <text:p>Content Curation &amp; Search Operations</text:p>
            <text:p>We help businesses deliver more efficient search results and enhanced user experiences by leveraging human curation, data analytics, research, domain knowledge, and automation to provide structured data across locations and languages.</text:p>
            <text:p>Superior User Experience </text:p>
            <text:p>Cost Efficiencies</text:p>
            <text:p>Strong Analytical Skills</text:p>
            <text:p>Maintenance of Knowledge Graphs &amp; Creation of new search domains</text:p>
            <text:p>Data Mining &amp; Analytics</text:p>
            <text:p>We provide a wide range of data-related tools and services, encompassing multiple extensions across multiple formats. Our data engineers also have expertise in developing front-end user interfaces, data parsing and extraction solutions, and crawling tools.</text:p>
            <text:p>Data Parsing</text:p>
            <text:p>Data Extraction</text:p>
            <text:p>Data Crawling </text:p>
            <text:p>Data Curation</text:p>
            <text:p>Content Digitization</text:p>
            <text:p>We offer end-to-end lifecycle digital enablement services to improve business processes and optimize costs, including document lifecycle and digital asset management services.</text:p>
            <text:p>Claim &amp; Invoice Digitization</text:p>
            <text:p>Business Logic Validation &amp; Correction </text:p>
            <text:p>Data Enrichment </text:p>
            <text:p>Search-friendly Metadata Management</text:p>
            <text:p>Multimedia annotation </text:p>
            <text:p>Product Support</text:p>
            <text:p>We provide our customers — and their partners — with responsive, multilingual product support services through chat and email support channels. We work with online sellers across the globe to support their e-books and apps. From user-facing chatbots to customer-facing support specialists, we can help you field questions and resolve issues across numerous media channels.</text:p>
            <text:p>End-to-end Operations Support</text:p>
            <text:p>Front and Back-End Support</text:p>
            <text:p>Policies and Guidelines Support</text:p>
            <text:p>FAQs</text:p>
            <text:p>Engineering is the application of math and science to solve problems. Innovative modern products are engineered through inventing, designing, and building things to achieve practical goals.</text:p>
            <text:p>A content engineer helps to bridge the gap between content producers and managers by organizing data and customized content. They apply content engineering through personalized solutions that can be retargeted and used in multichannel distribution.</text:p>
            <text:p>Content engineering services include defining problems that need solutions, conducting and analyzing research, and then developing new technological solutions based on the finding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content-engineering-software-design-services/</text:p>
          </table:table-cell>
        </table:table-row>
        <table:table-row table:style-name="ro18">
          <table:table-cell office:value-type="string" calcext:value-type="string">
            <text:p>Digital Accelerators - to deliver solutions in a fast and repeatable way | GlobalLogic</text:p>
          </table:table-cell>
          <table:table-cell office:value-type="string" calcext:value-type="string">
            <text:p>Digital Accelerators</text:p>
            <text:p>Our digital accelerators help accelerate time-to-market while maintaining product quality by applying engineering best practices and processes</text:p>
          </table:table-cell>
          <table:table-cell office:value-type="string" calcext:value-type="string">
            <text:p>https://www.globallogic.com/services/offerings/digital-accelerators/</text:p>
          </table:table-cell>
        </table:table-row>
        <table:table-row table:style-name="ro19">
          <table:table-cell office:value-type="string" calcext:value-type="string">
            <text:p>Cloud Adoption Services &amp; Cloud Solutions | GlobalLogic</text:p>
          </table:table-cell>
          <table:table-cell office:value-type="string" calcext:value-type="string">
            <text:p>Cloud Adoption Services</text:p>
            <text:p>Navigate your cloud journey, from migration to modernization </text:p>
            <text:p>What We Offer</text:p>
            <text:p>Whether you want to migrate to a cloud platform, build a cloud-native solution, or transition to a new cloud environment, we can help you seamlessly navigate your cloud journey. With a dedicated Cloud Center of Excellence; in-house digital accelerators; and advanced consulting partnerships with AWS, Microsoft, and Google Cloud, we enable our customers to rapidly adopt, scale, and optimize their cloud solutions.</text:p>
            <text:p>Cloud Migration</text:p>
            <text:p>Assess your business’ cloud readiness &amp; seamlessly migrate to the cloud with our Cloudwave® digital accelerator. Learn more</text:p>
            <text:p>Cloud Native Development</text:p>
            <text:p>Start your solution right by building it on a public, private, or hybrid cloud — or scale with a Platform-as-a-Service (PaaS).</text:p>
            <text:p>Cloud Optimization</text:p>
            <text:p>Modernize your monolithic apps with microservices digital accelerators &amp; services</text:p>
            <text:p>Cloud Operations</text:p>
            <text:p>Monitor your cloud &amp; infrastructure to manage costs, ensure compliance, and optimize based on usage. </text:p>
            <text:p>Cloud Security</text:p>
            <text:p>Ensure the security, compliance &amp; integrity of your cloud architecture, apps, data &amp; operations.</text:p>
            <text:p>Where We Can Help You</text:p>
            <text:p>When you design, think, and build applications solely for the cloud, you begin to create an environment that works for you. We can help you adopt a cloud-first mindset, enabling you to build applications that work within a modern infrastructure, have security baked in, and improve customer engagement.</text:p>
            <text:p>Cloud Migration</text:p>
            <text:p>Leverage our Cloudwave® tool to assess your organization's and portfolio’s cloud readiness</text:p>
            <text:p>Move forward with a detailed cloud transformation roadmap, reference architectures, and best practices</text:p>
            <text:p>Seamlessly migrate your systems &amp; apps to the cloud</text:p>
            <text:p>Learn more about our Cloud Migration expertise.</text:p>
            <text:p>Cloud Native Development</text:p>
            <text:p>Take a cloud-first approach to design &amp; develop solutions for IoT, data platforms, AI / ML &amp; high availability / disaster recovery </text:p>
            <text:p>Get to market faster by implementing DevOps (CI/CD, automation, SRE)</text:p>
            <text:p>Build for scale with container-based architecture, network function virtualization (NFV) &amp; Infrastructure-as-Code (IaC)</text:p>
            <text:p>Introduce application usage analytics to monitor customer engagement &amp; scope out new applications</text:p>
            <text:p>Cloud Optimization</text:p>
            <text:p>Modernize your monolithic apps with our Microservices Accelerator</text:p>
            <text:p>Assess your environment to accelerate &amp; optimize cloud performance with our AWS Well Architected Review service</text:p>
            <text:p>Implement Kubernetes to deploy &amp; manage containers at scale</text:p>
            <text:p>Re-host, re-purchase, re-platform, or re-factor your apps, data &amp; infrastructure</text:p>
            <text:p>Cloud Operations</text:p>
            <text:p>Leverage our fully-managed CloudOps to monitor your cloud &amp; infrastructure 24/7</text:p>
            <text:p>Gain insight into your cloud spend by requesting a proof value service</text:p>
            <text:p>Assess if your operating model is cloud-ready by requesting a cloud operational excellence review</text:p>
            <text:p>Cloud Security</text:p>
            <text:p>De-risk your cloud adoption by embedding security into your environment (e.g., infrastructure hardening) &amp; processes (e.g., DevSecOps)</text:p>
            <text:p>Utilize automation &amp; analytics to immediately respond to security events</text:p>
            <text:p>Why GlobalLogic</text:p>
            <text:p>With 20+ years of digital engineering experience, GlobalLogic provides a single partnership for end-to-end product design, development, testing, and continuous delivery through Agile and CI/CD methodologies. By leveraging the expertise of our Cloud Center of Excellence, we can help you design and develop intelligent, data-driven cloud applications that scale, manage costs, and increase brand loyalty.</text:p>
            <text:p>FAQs</text:p>
            <text:p>Cloud adoption is an integrative solution using cloud tools to move products and applications that are ready to scale and optimize onto a modern infrastructure and cloud platform.</text:p>
            <text:p>There are five phases for cloud adoption:</text:p>
            <text:p>-Migration (assess your organization’s cloud readiness)</text:p>
            <text:p>– Native Development (design &amp; develop)</text:p>
            <text:p>– Optimization (accelerate &amp; optimize your cloud performance)</text:p>
            <text:p>– Operations (monitor your cloud &amp; infrastructure)</text:p>
            <text:p>– Security (De-risk your cloud adoption by embedding security)</text:p>
            <text:p>Cloud adoption level refers the to maturity level of the cloud adoption. It is often dependent on various factors like a businesses size, focus, existing IT infrastructure, and culture, each of which can impact the adoption level toward implementing cloud system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cloud-adoption/</text:p>
          </table:table-cell>
        </table:table-row>
        <table:table-row table:style-name="ro20">
          <table:table-cell office:value-type="string" calcext:value-type="string">
            <text:p>Data &amp; Analytics Solutions &amp; Services | GlobalLogic</text:p>
          </table:table-cell>
          <table:table-cell office:value-type="string" calcext:value-type="string">
            <text:p>Data &amp; Analytics Services</text:p>
            <text:p>Harness the power of data to drive innovation and accelerate your business outcomes </text:p>
            <text:p>What We Offer</text:p>
            <text:p>GlobalLogic builds end-to-end solutions that help businesses accelerate product innovation, optimize operations, and increase customer engagement. Our uniquely experienced team of data scientists, engineers, and architects are SMEs in change enablement, and we tailor each solution to your business environment to help you get more customer-focused products to market, faster. We can also help you accelerate your data and analytics solutions through our proprietary IPs, data platform accelerator, and consulting partnerships with AWS, Google Cloud, Microsoft, and Splunk®.</text:p>
            <text:p>Data Platform Modernization</text:p>
            <text:p>Our experienced migration team ensures data platforms are built with cost, performance and scale in mind to address changing business needs.</text:p>
            <text:p>MLOps</text:p>
            <text:p>Access a framework for development and operations teams that dramatically accelerates the ML development lifecycle. </text:p>
            <text:p>AIOps</text:p>
            <text:p>Bring AI to your IT operations to reduce time-to-resolution and predict outages before they impact your business.</text:p>
            <text:p>Fraud Detection</text:p>
            <text:p>Implement a fully integrated AI/ML fraud model to proactively detect and respond to fraudulent activity — no matter how complex.</text:p>
            <text:p>Digital Customer</text:p>
            <text:p>Leverage modern platforms and AI/ML to anticipate your customers needs and deliver personalized, omnichannel experiences.</text:p>
            <text:p>Where We Can Help You</text:p>
            <text:p>GlobalLogic can help you build a business intelligence system that delivers quick, easy-to-digest insights about your organization and customers. We enable our customers to accelerate the pace of innovation and reduce time to value realization.</text:p>
            <text:p>Data Platform Modernization</text:p>
            <text:p>Enable access on-demand storage &amp; processing power that scales to meet your business needs </text:p>
            <text:p>Adopt cloud services to create Agile, responsive, easily consumable services</text:p>
            <text:p>Maximize the supportability of your platforms while seamlessly integrating IT operations functions</text:p>
            <text:p>MLOps</text:p>
            <text:p>Rapidly build, test, release &amp; train ML models with automation &amp; standardized frameworks</text:p>
            <text:p>Deploy Machine Learning models in hours, not months, with optimized ML workflows</text:p>
            <text:p>Continually support ML models without interrupting other business apps</text:p>
            <text:p>AIOps</text:p>
            <text:p>Gain full visibility into the state &amp; performance of your IT systems</text:p>
            <text:p>Aggregate siloed IT &amp; operations data in one place</text:p>
            <text:p>Streamline real-time operations alerts to proactively address potential issues</text:p>
            <text:p>Save time, money &amp; resources with automation, accelerated analysis &amp; remediation</text:p>
            <text:p>Fraud Detection</text:p>
            <text:p>Leverage our IP to develop an AI/ML fraud detection model that rapidly learns and adopts to increasingly complex behaviors</text:p>
            <text:p>Enable real-time decision making across all ML use cases through rich model performance dashboards </text:p>
            <text:p>Scale your solution to monitor billions of transactions in milliseconds</text:p>
            <text:p>Prevent fraudulent payments in real-time through a single pane of glass view of logins &amp; payment transactions</text:p>
            <text:p>Digital Customer</text:p>
            <text:p>Leverage our IP built on Amazon Connect to gain deep insights and automation across all customer touchpoints</text:p>
            <text:p>Identify new customer market segments &amp; anticipate needs through AI/ML capabilities</text:p>
            <text:p>Deliver personalized products and services at pace with customer demand</text:p>
            <text:p>Why GlobalLogic</text:p>
            <text:p>With 20+ years of digital engineering experience, GlobalLogic provides a single partnership for end-to-end product design, development, testing, and continuous delivery through Agile and CI/CD methodologies. Our extensive knowledge of AI/ML combined with our industry-specific Centers of Excellence means you can be confident that your data &amp; analytics solution will be tailored to your unique business environment.</text:p>
            <text:p>FAQs</text:p>
            <text:p>Data analytics helps to build a business intelligence system that delivers quick and easy-to-digest insights about an organization and customers. Our team of data scientists, engineers, and architects can tailor each solution to the unique business environment.</text:p>
            <text:p>Data analytics solutions can include data platform modernization, MLOps, AIOps, fraud detection, and digital customer services, among others. Each of these data anlystics types enables our customers to accelerate the pace of innovation and reduce value realization time.</text:p>
            <text:p>Data analytics solutions can help organizations adopt cloud services to create agile, responsive, and easily consumable services. These solutions can provide leverage in developing AI/ML fraud detection models that can rapidly learn and adopt to complex behaviors, for example.</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data-and-analytics/</text:p>
          </table:table-cell>
        </table:table-row>
        <table:table-row table:style-name="ro21">
          <table:table-cell office:value-type="string" calcext:value-type="string">
            <text:p>Contact Center Solutions for Improved Customer Experience | GlobalLogic</text:p>
          </table:table-cell>
          <table:table-cell office:value-type="string" calcext:value-type="string">
            <text:p>Contact Center Experience Services</text:p>
            <text:p>Create data-driven customer service experiences that are more proactive, predictive, personal, and profitable </text:p>
            <text:p>What We Offer</text:p>
            <text:p>Today’s digital customers expect faster, more personalized experiences when reaching out to a business’ contact center. As an AWS Service Delivery Partner for Amazon Connect, GlobalLogic can help you deliver proactive, predictive customer experiences that utilize the right channels and adapt quickly to your customers’ needs — whether that means renewing a policy or processing a claim more efficiently, or using data more effectively to sell personalized products and services.</text:p>
            <text:p>CX Value Chain Assessment</text:p>
            <text:p>Leverage our customer journey-based assessment service to deliver the desired experience to your target customers.</text:p>
            <text:p>Contact Center Services</text:p>
            <text:p>Cut through the complexity of existing systems &amp; deliver a holistic approach to creating better customer experiences.</text:p>
            <text:p>Amazon Connect Implementation</text:p>
            <text:p>Deliver a seamless customer experience through a unified contact center solution for voice, chat, and task management.</text:p>
            <text:p>Where We Can Help You</text:p>
            <text:p>Improving your customer experience is about more than just a shift in technology. We help you create the digital environment you need for a fast, sustainable and secure transformation. We do this by building in three layers of capability. (1) Amazon Connect forms the foundation. (2) We then provide the tools and processes needed to integrate AI, ML and Automation services into your contact flows. (3) Our last step is to enable you to extract and analyze rich data for real business value &amp; insights.</text:p>
            <text:p>CX Value Chain Assessment</text:p>
            <text:p>Assess your brand, market, customers, business objectives &amp; key programs</text:p>
            <text:p>Assess the key elements of the customer’s omnichannel journey experience</text:p>
            <text:p>Assess your overall data &amp; analytics, Agile, innovation &amp; iterative service delivery capabilities</text:p>
            <text:p>Build a transformation roadmap based on recommendations &amp; customer journey maps</text:p>
            <text:p>Contact Center Services</text:p>
            <text:p>Solution / technical consulting and delivery</text:p>
            <text:p>AWS Well-Architected Review to benchmark your existing cloud-based solution</text:p>
            <text:p>Contact center platform development</text:p>
            <text:p>Contact center managed services</text:p>
            <text:p>Contact center as a service</text:p>
            <text:p>Amazon Connect Implementation</text:p>
            <text:p>High-quality audio capabilities, natural interactive voice response (IVR) &amp; interactive chatbots</text:p>
            <text:p>AI / ML enablement to automate interactions, authenticate callers, and find answers quickly</text:p>
            <text:p>Unified customer data &amp; task management tools to help agents provide more personalized, efficient experiences</text:p>
            <text:p>Why GlobalLogic</text:p>
            <text:p>With 20+ years of digital engineering experience, GlobalLogic delivers end-to-end product design, development, testing, and continuous delivery through Agile and CI/CD methodologies. We help you create a roadmap, strategy, and architecture — as well as provide the resources and skillset needed to drive business-wide change. Together, we create the platform and processes you need to deliver a truly customer centric experience with minimum risk and maximum added value.</text:p>
            <text:p>FAQs</text:p>
            <text:p>A contact center service helps customers with organizing and managing customer interactions across various channels. It’s primary purpose is to offer customers efficient and effective technical support, customer service and sales assistance.</text:p>
            <text:p>The best contact center solutions usually include a personalized service where customers are listened to and their problems are dealt with in an efficient and timely manner. Therefore, effective communication, clear recommendations, and fast response times are highly important.</text:p>
            <text:p>The contact center services speak directly with customers. It impacts the customer journey and experience with the company. Therefore, delivering a seamless customer experience is vital for companies who want maintain and grow their current customer base with excellent customer care.</text:p>
            <text:p>The main features of contact center solutions include effective communication with customers via phone calls, emails, live chat messages, SMS texts, and support tickets for companie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contact-center-experiences/</text:p>
          </table:table-cell>
        </table:table-row>
        <table:table-row table:style-name="ro13">
          <table:table-cell office:value-type="string" calcext:value-type="string">
            <text:p>Industries | GlobalLogic</text:p>
          </table:table-cell>
          <table:table-cell office:value-type="string" calcext:value-type="string">
            <text:p>Digital Know-How Applied Expertly by Industry Vertical</text:p>
            <text:p>GlobalLogic’s deep cross-industry expertise enables global brands to hit the ground running as you imagine (or re-imagine) your products, services, or capabilities.</text:p>
          </table:table-cell>
          <table:table-cell office:value-type="string" calcext:value-type="string">
            <text:p>https://www.globallogic.com/services/industries/</text:p>
          </table:table-cell>
        </table:table-row>
        <table:table-row table:style-name="ro22">
          <table:table-cell office:value-type="string" calcext:value-type="string">
            <text:p>Banking &amp; Financial Consulting Services, BFSI IT Solutions | GlobalLogic</text:p>
          </table:table-cell>
          <table:table-cell office:value-type="string" calcext:value-type="string">
            <text:p>Delivering innovative financial technology </text:p>
            <text:p>What We Offer</text:p>
            <text:p>Digital banking, financial services, and insurance (BFSI) solutions offer businesses a unique opportunity to innovate, enter into new markets rapidly, mitigate risks more effectively, and deliver a customer experience that today’s buyers expect. We work with many of the world’s leading BFSI organizations to modernize their products and services for a more digital audience, whether that means moving their offerings to the cloud, optimizing workflows through software, or creating omnichannel customer experiences. We also help digitally native FinTech companies develop new products, services, and platforms that disrupt markets through innovative business models. </text:p>
            <text:p>Services</text:p>
            <text:p>Digital transformation, technical advisory &amp; prototyping / MVP development</text:p>
            <text:p>Legacy modernization &amp; migration</text:p>
            <text:p>Omnichannel customer experience design</text:p>
            <text:p>Business analytics / data analytics</text:p>
            <text:p>AI / ML / AR / cloud platforms</text:p>
            <text:p>Cloud / SOA / API microservices advisory</text:p>
            <text:p>Secured infrastructure &amp; transformation</text:p>
            <text:p>Expertise</text:p>
            <text:p>15+ years BFSI experience</text:p>
            <text:p>1,200+ dedicated BFSI engineers</text:p>
            <text:p>Fortune 500 customers (including 4 of 5 Top UK banks)</text:p>
            <text:p>Expertise in regulatory compliance &amp; control</text:p>
            <text:p>UX / UI focus through our strategic design arm, Method </text:p>
            <text:p>Digital Accelerators</text:p>
            <text:p>Cloudwave Portfolio Assessment Tool</text:p>
            <text:p>A survey-based process and intelligent categorization engine that helps businesses rapidly assess &amp; prioritize their application portfolios for cloud migration</text:p>
            <text:p>&gt; Learn More </text:p>
            <text:p>GlobalLogic Data Platform</text:p>
            <text:p>A platform that enables enterprises to rapidly develop a business analytics solution to gather, transform, and enrich data across the organization</text:p>
            <text:p>&gt; Learn More</text:p>
            <text:p>GlobalLogic Microservices Accelerator</text:p>
            <text:p>A comprehensive microservice chassis that offers a development sandbox to accelerate PaaS-enabled, scalable, cloud native microservices</text:p>
            <text:p>&gt; Learn More</text:p>
            <text:p>Where We Can Help You</text:p>
            <text:p>Banking</text:p>
            <text:p>Core banking software</text:p>
            <text:p>Mobile banking applications</text:p>
            <text:p>Cloud-based digital contact centers</text:p>
            <text:p>Lending &amp; leasing systems</text:p>
            <text:p>Fraud detection technology</text:p>
            <text:p>Risk management &amp; compliance</text:p>
            <text:p>Financial Services</text:p>
            <text:p>Front &amp; middle office automation</text:p>
            <text:p>Trading &amp; order management systems</text:p>
            <text:p>AI / ML-based data analytics</text:p>
            <text:p>Secure customer verification</text:p>
            <text:p>Governance &amp; compliance</text:p>
            <text:p>Data management &amp; security</text:p>
            <text:p>Secure payments &amp; data privacy</text:p>
            <text:p>Insurance</text:p>
            <text:p>Solutions for life insurance, Property and Casualty (P&amp;C), pet insurance &amp; InsurTech</text:p>
            <text:p>Underwriting software</text:p>
            <text:p>Employee benefits administration </text:p>
            <text:p>Front-end &amp; cloud-enabled solutions</text:p>
            <text:p>Robotic process automation (RPA)</text:p>
            <text:p>Data management, transformation &amp; tracking</text:p>
            <text:p>FinTech</text:p>
            <text:p>Payments / billing solutions</text:p>
            <text:p>Regulatory technology (RegTech)</text:p>
            <text:p>Wealth management systems</text:p>
            <text:p>Capital Markets solutions</text:p>
            <text:p>Blockchain for financial services</text:p>
            <text:p>AWS Connect powered contact center platforms</text:p>
            <text:p>With expertise across the BFSI and FinTech industries, we can help you identify new revenue streams through technology; attract (and retain) customers through seamless omnichannel experiences; improve decision-making through powerful data analytics; and mitigate risks through fraud detection and regulatory compliance solutions.</text:p>
            <text:p>Client Testimonials</text:p>
            <text:p>SimCorp is passionate about delivering value to clients and our investment in the cloud is an important part of this. GlobalLogic has demonstrated a commendable focus and innovative thinking on this project. Importantly, they’ve enabled us to predictably and efficiently scale as required, while maintaining the high standards and diversity we aim for in our teams. Together with their in-depth knowledge and commitment to governance, we can ensure that we work with the best talent in the market, that can make a meaningful impact to our business and ultimately deliver the flexible outcomes our clients desire.</text:p>
            <text:p>Georg Hetrodt, Chief Product Officer, SimCorp</text:p>
            <text:p>Our Technology Partners</text:p>
            <text:p>Why GlobalLogic</text:p>
            <text:p>With 20+ years of digital engineering experience, GlobalLogic provides a single partnership for end-to-end product design, development, testing, and continuous delivery through Agile and CI/CD methodologies. By developing systems of engagement, harvesting the power of data, and developing flawless omnichannel experiences, we help our BFSI and FinTech customers create new business models and develop a competitive edge in the market.</text:p>
            <text:p>FAQs</text:p>
            <text:p>BFSI stands for banking, financial services, and insurance. This is a term professionals use when discussing products and services within those industries.</text:p>
            <text:p>The BFSI sector is essential as it is the foundation of any operating and growing economy. Therefore, it is crucial to find methods to optimize and secure BFSI.</text:p>
            <text:p>Banking and financial services include insurance, savings accounts, mortgages, credit cards, loans, investments, and many other economic services.</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ext:p>Let’s Work Together</text:p>
          </table:table-cell>
          <table:table-cell office:value-type="string" calcext:value-type="string">
            <text:p>https://www.globallogic.com/services/industries/bfsi/</text:p>
          </table:table-cell>
        </table:table-row>
        <table:table-row table:style-name="ro16">
          <table:table-cell office:value-type="string" calcext:value-type="string">
            <text:p>Automotive Consulting &amp; Software Development Services | GlobalLogic</text:p>
          </table:table-cell>
          <table:table-cell office:value-type="string" calcext:value-type="string">
            <text:p>Automotive</text:p>
            <text:p>From Tier-1’s to OEM’s, GlobalLogic’s automotive technology know-how helps clients redefine the connected car experience. </text:p>
            <text:p>The Car is the New Software Platform </text:p>
            <text:p>GlobalLogic transforms what’s in and around the vehicle. By leveraging the latest technology, we have provided digital solutions for in-vehicle electronics, driver assistance systems, active safety systems, and modern cloud platforms, leaving drivers with unparalleled user experience. </text:p>
            <text:p>Where We Can Help You</text:p>
            <text:p>Having worked with some of the top automotive technology suppliers and OEM’s, GlobalLogic has developed deep expertise in software that redefines the driver experience.</text:p>
            <text:p>Digital Cockpit</text:p>
            <text:p>Connectivity and Telematics</text:p>
            <text:p>Electronic Control Units</text:p>
            <text:p>Advanced Driver Assistance Systems</text:p>
            <text:p>Virtual Maintenance Training</text:p>
            <text:p>Design &amp; Styling</text:p>
            <text:p>FAQs</text:p>
            <text:p>Automotive technologies are developed software systems that redefines the driver experience. They include computer vision for self-driving, digital cockpits, electronic control units, virtual maintenance training, connectivity and telematics, advanced driver assistance systems, and design and styling software.</text:p>
            <text:p>The automotive industry is facing great challenges in integrating new technologies in affordable ways in existing manufacturing processes and products. There are many developments and adaptions needed for automatic and electric technology to maximize the full potential.</text:p>
            <text:p>By leveraging the latest automotive IT solutions, we are improving the industry with digital solutions for in-vehicle electronics, driver assistance systems, active safety systems, and modern cloud platforms. Further user experience improvements can be made with continued technological advancements and innovative automotive software solution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industries/industry-automotive/</text:p>
          </table:table-cell>
        </table:table-row>
        <table:table-row table:style-name="ro23">
          <table:table-cell office:value-type="string" calcext:value-type="string">
            <text:p>Software Solutions for Communications Companies | GlobalLogic</text:p>
          </table:table-cell>
          <table:table-cell office:value-type="string" calcext:value-type="string">
            <text:p>Communications</text:p>
            <text:p>Building Software for the Backbone of Global Communications </text:p>
            <text:p>What We Offer</text:p>
            <text:p>GlobalLogic works with the world’s leading communication service providers (CSPs) and network equipment providers (NEPs) accelerate their digital journey, deliver innovative products, and enable new revenue streams. We also leverage our capabilities in other industry verticals such as automotive, industrial, and healthcare to bring new ideas to the traditional telco market use cases.</text:p>
            <text:p>CSP Services</text:p>
            <text:p>Digital engineering</text:p>
            <text:p>UI / UX design</text:p>
            <text:p>IoT / Connected-X</text:p>
            <text:p>Video</text:p>
            <text:p>Network, billing &amp; operations</text:p>
            <text:p>Unified communications</text:p>
            <text:p>NEP Services</text:p>
            <text:p>OSS &amp; BSS systems engineering</text:p>
            <text:p>Network systems &amp; applications engineering</text:p>
            <text:p>5G Test Lab (Orchestration, Testing, Automation)</text:p>
            <text:p>End-to-end IoT platform engineering</text:p>
            <text:p>Embedded platforms &amp; certifications</text:p>
            <text:p>Unified communications</text:p>
            <text:p>Industry Expertise</text:p>
            <text:p>Clients include top 3 CSPs, top 3 NEPs, top 3 telco software vendors</text:p>
            <text:p>350+ telco products for 100+ clients &amp; deployed for 100+ carriers</text:p>
            <text:p>Expertise across the application, platform &amp; network layers</text:p>
            <text:p>Channel partnerships with Ericsson, Telecom Infra, Viavi, Vidyo, ARM</text:p>
            <text:p>Digital Accelerators</text:p>
            <text:p>GlobalLogic Test Lab</text:p>
            <text:p>Provides a full-stack, cross-platform solution to automate tests across a wide range or applications and devices</text:p>
            <text:p>&gt; Learn More</text:p>
            <text:p>GlobalLogic OpeNgine</text:p>
            <text:p>Provides a ready-to-use DevOps toolchain that delivers a comprehensive and integrated solution to accelerate product development</text:p>
            <text:p>&gt; Learn More</text:p>
            <text:p>GlobalLogic Data Platform</text:p>
            <text:p>Rapidly implement an end-to-end data platform to gather, transform, and enrich data from across the organization</text:p>
            <text:p>&gt; Learn More</text:p>
            <text:p>Where We Can Help You</text:p>
            <text:p>Our telecom portfolio includes solutions from OSS/BSS, Smart City, Connected Car and Connected Home to help network equipment providers and communication service providers deliver innovative products that are "stickier" and more efficient.</text:p>
            <text:p>Wireless CSPs</text:p>
            <text:p>Billing modernization</text:p>
            <text:p>IoT cloud platforms</text:p>
            <text:p>Telematics / connected car</text:p>
            <text:p>Unified communication</text:p>
            <text:p>Cable MSOs</text:p>
            <text:p>OTT &amp; omnichannel media experiences</text:p>
            <text:p>Residential gateways</text:p>
            <text:p>Cloud platforms</text:p>
            <text:p>Personalization / CX services</text:p>
            <text:p>Self-service models</text:p>
            <text:p>NEP Service Providers</text:p>
            <text:p>Cloud native platforms</text:p>
            <text:p>SDN / NFV / RAN</text:p>
            <text:p>Data engineering</text:p>
            <text:p>Legacy product sustenance</text:p>
            <text:p>Service assurance</text:p>
            <text:p>NEP for Enterprise</text:p>
            <text:p>LBS &amp; connectivity products</text:p>
            <text:p>Verticalized solutions</text:p>
            <text:p>Edge computing</text:p>
            <text:p>Security</text:p>
            <text:p>Unified communication</text:p>
            <text:p>NEP for Consumer</text:p>
            <text:p>IoT platforms</text:p>
            <text:p>Wireless test labs</text:p>
            <text:p>Test &amp; instrumentation</text:p>
            <text:p>AR / VR / XR services</text:p>
            <text:p>Why GlobalLogic</text:p>
            <text:p>By integrating our strategic design, complex engineering, and vertical industry expertise with Hitachi’s Operating Technology and Information Technology capabilities, we help our clients imagine what’s possible and accelerate their transition into tomorrow’s digital businesses.</text:p>
            <text:p>Not only does telecommunications make up a third of our business, but we have 100,000+ person years of experience in developing carrier grade solutions. We collaborate with some of the biggest names in the industry, and our cross-expertise in sectors like Automotive, Healthcare, and Media and Entertainment mean we bring an outside perspective to help you expand your service offerings.</text:p>
            <text:p>FAQs</text:p>
            <text:p>Communication services provide cross-platform solutions for different applications, thus accelerating product development based on data-driven results.</text:p>
            <text:p>CSP and NEP are the most common types of communication services. CPS provides can be used for network, billing &amp; operations while NEP services can be used alongside OSS &amp; BSS systems engineering.</text:p>
            <text:p>Communication services are important because they deliver innovative products while enabling new revenue streams. They can also be leveraged in numerous industries to incorporate new digital idea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industries/communications/</text:p>
          </table:table-cell>
        </table:table-row>
        <table:table-row table:style-name="ro24">
          <table:table-cell office:value-type="string" calcext:value-type="string">
            <text:p>Consumer &amp; Retail Software Solutions | GlobalLogic</text:p>
          </table:table-cell>
          <table:table-cell office:value-type="string" calcext:value-type="string">
            <text:p>Consumer &amp; Retail</text:p>
            <text:p>Enhancing consumer experiences with digital technology </text:p>
            <text:p>What We Offer</text:p>
            <text:p>We work with the world’s leading retailers, consumer goods companies, and innovative retail technology vendors, to explore how digital solutions can improve the consumer’s shopping experience and optimize retailers’ operations. We design consumer products that provide users a seamless experience and create tools that optimize backend operations, from POS terminals to supply chain management systems. We have supported dozens of organizations in their digital and innovation journeys across applications, products, software, supply chain, and more. Our retail expertise spans premium and mass brands as well as direct to consumer, back of house, and blended B2B2C experiences.</text:p>
            <text:p>Services &amp; Expertise</text:p>
            <text:p>Services</text:p>
            <text:p>Omni channel eCommerce platforms</text:p>
            <text:p>Digitize in-store experience: PoS, Self Checkout, Mobile checkout, Digital labels</text:p>
            <text:p>Customer digital touchpoints - Apps, Interactive displays, Kiosks, chatbot, assistants</text:p>
            <text:p>Advanced analytics solutions for loyalty and personalization</text:p>
            <text:p>Customer data platforms</text:p>
            <text:p>Store operations software</text:p>
            <text:p>Intelligent process automation</text:p>
            <text:p>Digital advertising &amp; marketing platforms</text:p>
            <text:p>In-store &amp; Supply chain automation</text:p>
            <text:p>Expertise</text:p>
            <text:p>15+ years of experience developing Retail Platforms</text:p>
            <text:p>100+ digital products created for our clients </text:p>
            <text:p>1500+ engineers engaged in retail projects</text:p>
            <text:p>Strong clientele that includes top global CPG and Retail giants</text:p>
            <text:p>Dedicated Retail CoE with focus on research &amp; innovation</text:p>
            <text:p>Secure labs, dedicated hardware &amp; infrastructure integrated with client’s environment &amp; processes</text:p>
            <text:p>UX/UI focus through our strategic design arm, Method</text:p>
            <text:p>Cloud consulting partnerships with AWS, Google Cloud &amp; Microsoft Azure</text:p>
            <text:p>Digital Accelerators</text:p>
            <text:p>GlobalLogic Intelli-Insights</text:p>
            <text:p>Enables enterprises to turn their rich data into intelligent insights, predictions, and root cause analyses — all without niche skills or data science expertise.</text:p>
            <text:p>&gt; Learn More </text:p>
            <text:p>GlobalLogic Omnichannel Accelerators</text:p>
            <text:p>Set of components that helps to rapidly build mobile solutions like Browser &amp; Shop, Cart &amp; Checkout, Loyalty, Digital Wallet, Curbside pickup, payment integrations</text:p>
            <text:p>&gt; Request Information</text:p>
            <text:p>GlobalLogic Data Platform</text:p>
            <text:p>Acelere el viaje desde los silos de datos hasta la generación de información procesable utilizando el Acelerador de plataforma de datos interno de GlobalLogic</text:p>
            <text:p>&gt; Learn More </text:p>
            <text:p>Where We Can Help You</text:p>
            <text:p>Key elements that affect consumer shopping experiences are being significantly impacted by the use of big data and digital technologies. Retailers are utilizing kiosks, store fulfilment, BLE beacons, mobile wallets, and social commerce platforms to enhance the online and in-store shopping experience. GlobalLogic assists retailers with developing technologies that alter the way consumers locate and purchase products, particularly in areas including Loyalty &amp; Personalization, Omnichannel experience, and In-Store &amp; Supply Chain Automation.</text:p>
            <text:p>Loyalty and Personalization</text:p>
            <text:p>Advanced analytics algorithms: data driven understanding of behavior, holistic analytics to drive personalization</text:p>
            <text:p>Personalized promo, web/mobile interface</text:p>
            <text:p>IoT &amp; Big Data analytics solutions that offer real-time insights</text:p>
            <text:p>Customer data platforms</text:p>
            <text:p>Omnichannel Experience</text:p>
            <text:p>Ensuring seamless engagement with the brand through consistent experience across all channels</text:p>
            <text:p>Brick and Click: buy anywhere, fulfill anywhere, ship anywhere and return anywhere</text:p>
            <text:p>Implementation of digital commerce platforms</text:p>
            <text:p>In-Store &amp; Supply Chain Automation</text:p>
            <text:p>Mobile applications &amp; kiosks for store associates to drive efficiencies</text:p>
            <text:p>In-store analytics for real-time inventory analysis &amp; customer interactions</text:p>
            <text:p>Intelligent process automation: order dispatching, shelf-stocking, customer support</text:p>
            <text:p>Integrations with legacy systems to create unified platform</text:p>
            <text:p>Digital display for dynamic pricing &amp; offers</text:p>
            <text:p>Client Testimonials</text:p>
            <text:p>“Working with GlobalLogic was a pleasure from start to finish. They understood our problem quickly and were responsive to the constraints of the project. They tailored an approach that answered the questions we needed most and delivered with consistent and infectious energy. Great balance between the creative, strategic, and commercial. Thank you!”</text:p>
            <text:p>- Head of Global Store Propositions &amp; Design</text:p>
            <text:p>FAQs</text:p>
            <text:p>Digital transformation in retail allows retailers to adopt innovative retail technology vendors and explore digital solutions to improve the consumer’s shopping experience by optimizing retailers’ operations. We design consumer products to provide a seamless experience while creating tools to optimize backend operations, from POS terminals to supply chain management systems.</text:p>
            <text:p>Consumer shopping experiences are being significantly impacted by the use of big data and digital technologies. It has never been easier for consumers to purchase online and in-store products with seamless an personalized experiences, thanks to the technologies being used in the retail industry today.</text:p>
            <text:p>Technologies used in retail are enabling retailers to utilize kiosks, LBS beacons, mobile wallets, and social commerce platforms to enhance the online and in-store shopping experience. We assist retailers with developing technologies and spurring digital transformation that alters the way consumers locate and purchase product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industries/consumer-retail/</text:p>
          </table:table-cell>
        </table:table-row>
        <table:table-row table:style-name="ro25">
          <table:table-cell office:value-type="string" calcext:value-type="string">
            <text:p>Healthcare Software Development Solutions | GlobalLogic</text:p>
          </table:table-cell>
          <table:table-cell office:value-type="string" calcext:value-type="string">
            <text:p>Healthcare Reimagined with Tech</text:p>
            <text:p>Chronic diseases and their required monitoring have changed how healthcare is delivered in the digital age. To digitally transform businesses, innovate products, or build a digital platform, you need a different partner. </text:p>
            <text:p>Revolutionizing Healthcare Experiences with Technology</text:p>
            <text:p>Though chronic diseases are growing in prevalence, vital signs monitoring has proven effective in improving outcomes and empowering patients to manage their routine healthcare more effectively. This tectonic shift in how healthcare is delivered in the digital age presents exciting opportunities for healthcare organizations to develop implants, wearables devices, and companion apps. </text:p>
            <text:p>Traditional software development methodologies cannot address the modern healthcare industry’s unique needs. As an innovation and technology partner with more than 20 years of experience in regulated software product development and engineering services, GlobalLogic helps some of the world’s leading Medical Technology, Medical Device, Clinical Research, and Diagnostics organizations create world-class patient, caregiver, and clinician experiences.</text:p>
            <text:p>Explore the Future of Healthcare</text:p>
            <text:p>Pandemic-related disruption, the prevalence of chronic diseases, and patients increasingly managing their healthcare have accelerated digital advancements in the field. See how this evolution of the healthcare industry will drive changes in medical device/IVD software development, digital health platforms, healthcare information exchanges (HIEs), internet of medical things (IoMT) and smart healthcare systems, telehealth, and health data intelligence and diagnostics (HDID).</text:p>
            <text:p>Click to read </text:p>
            <text:p>Featured Healthcare Innovators Creating World-Class Solutions</text:p>
            <text:p>Looking for Specific Healthcare Solutions, Products &amp; Platforms?</text:p>
            <text:p>GlobalLogic partners with some of the world’s leading Medical Device, Medical Technology, Clinical Research, and In Vitro Diagnostics organizations to create world-class patient, caregiver, and clinician experiences. Our services help your organization bring products to market faster, uncover and capture new revenue streams, and transform healthcare through technology and innovation. Here’s how.</text:p>
            <text:p>Why Healthcare Organizations Partner with GlobalLogic</text:p>
            <text:p>20+</text:p>
            <text:p>years industry experience </text:p>
            <text:p>2300+</text:p>
            <text:p>industry-dedicated engineers </text:p>
            <text:p>The world’s leading Medical Technology, Medical Devices, CRSs, and IVD/Diagnostics companies are continuously seeking new ways to improve the quality and increase the value of the care they bring to their patients. Organizations are leveraging digital technologies to cut down costs, increase access to care delivery, and improve medical care today in a variety of areas. GlobalLogic has helped customers develop solutions ranging from medical devices and Software as Medical Devices to patient therapy devices, connected health systems, and digital healthcare platforms. </text:p>
            <text:p>Services to Spur &amp; Support Healthcare Innovation</text:p>
            <text:p>Healthcare Technology &amp; Innovation Insights</text:p>
            <text:p>FAQs</text:p>
            <text:p>The benefits of technological innovation in healthcare include improved patient experiences, safer medication delivery, reduced costs and time to market for new medical devices, more accurate diagnoses via better patient data analysis, and more.</text:p>
            <text:p>Read the blog post Rise of the New Healthcare Paradigm for more.</text:p>
            <text:p>Digital transformation in healthcare is an exciting space evolving rapidly, thanks to AI and machine learning, cloud computing, the IoMT, and improved healthcare data analysis and security services, among other factors. Today, healthcare technologies are driving major improvements in clinical records, patient monitoring, disease diagnosis,</text:p>
            <text:p>Learn more in our whitepaper, How Digitization Is Changing Medtech, Life Sciences, and Healthcare.</text:p>
            <text:p>Sound processing software that enables clinicians to tune and adjust settings for device performance personalized to each patient is one example of SaMD. Another is a wearable device such as a smartwatch used to monitor patient health, collect biometric data, and analyze patient outcomes.</text:p>
            <text:p>You can learn more about these technologies in this medical device software development guide.</text:p>
            <text:p>Healthcare technology is transforming clinician and patient experiences with embedded medical devices. Technology-enabled devices can be updated in the field, monitor vital functions and relay patient data back to the clinician, provide a user-friendly interface for patients, and more.</text:p>
            <text:p>See examples of medical software development for embedded devices here.</text:p>
            <text:p>Connected devices are revolutionizing consumer experiences in all sectors, and healthcare is no exception. Remote patient monitoring, patient and medication tracking, patient data transmission to clinicians, quality control sensors in pharmaceutical shipments, and robotic surgeries are just a few of the outcomes made possible by the IoMT.</text:p>
            <text:p>You can explore two ways connected device technology transformed healthcare businesses and experiences in these IoMT case studies.</text:p>
            <text:p>Smart healthcare systems and companion apps dynamically connect information, people, and systems across the spectrum of healthcare. Smart healthcare improves clinician and patient experiences by facilitating and improving fall monitoring, medication refrigeration, medical device asset management, patient-practitioner communication and telehealth, and data collection and analysis, to cite just a few examples.</text:p>
            <text:p>Explore specific use cases for smart healthcare systems here.</text:p>
            <text:p>Alliance Partner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industries/healthcare-life-sciences/</text:p>
          </table:table-cell>
        </table:table-row>
        <table:table-row table:style-name="ro26">
          <table:table-cell office:value-type="string" calcext:value-type="string">
            <text:p>Manufacturing &amp; Industrial Technology Software Solutions | GlobalLogic</text:p>
          </table:table-cell>
          <table:table-cell office:value-type="string" calcext:value-type="string">
            <text:p>Manufacturing and Industrial</text:p>
            <text:p>Improving operations and the way goods are produced </text:p>
            <text:p>In the current global crisis, manufacturing and industrial companies must focus on building business continuity, shortening recovery times, and developing new, more agile business models. By adopting automation and digital technologies, these companies can quickly adapt to — and thrive in — their new business realities. As a leader in digital product engineering, GlobalLogic can help you accelerate your Industry 4.0 journey, from automating manufacturing processes to developing new IoT solutions.</text:p>
            <text:p>Embedded, Digital Twin, Blockchain, AI/ML</text:p>
            <text:p>Smart Energy &amp; Utilities Solutions</text:p>
            <text:p>Warehouse Automation &amp; Predictive Maintenance</text:p>
            <text:p>Remote Diagnostics &amp; Field Service Solutions</text:p>
            <text:p>Enterprise Asset Management</text:p>
            <text:p>Supply Chain Management</text:p>
            <text:p>FAQs</text:p>
            <text:p>Industry 4.0 is a new technology in manufacturing that focuses on building business continuity, shortening recovery times, and developing new and agile business models. It adopts automation and digital technologies so manufacturing companies can adapt their business models, automate manufacturing processes, and develop IoT solutions.</text:p>
            <text:p>Some examples of industrial technology include electronics (i.e. mobile devices, televisions, and circuit boards), construction (e.g. 3D printing and drones), data collection apps, blockchain technology, indoor positioning systems, and chatbots.</text:p>
            <text:p>Industry 4.0 technologies are transforming manufacturing by connecting devices with faster networks and combining data from field devices. This makes it easier for industrial and manufacturing companies to adapt their products and services while transitioning from physical products to digital software and digital services business solution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industries/manufacturing-and-industrial/</text:p>
          </table:table-cell>
        </table:table-row>
        <table:table-row table:style-name="ro27">
          <table:table-cell office:value-type="string" calcext:value-type="string">
            <text:p>Media Software Development Services &amp; Solutions | GlobalLogic</text:p>
          </table:table-cell>
          <table:table-cell office:value-type="string" calcext:value-type="string">
            <text:p>Media &amp; Entertainment</text:p>
            <text:p>Developing world-class OTT, broadcaster &amp; ad tech solutions </text:p>
            <text:p>What We Offer</text:p>
            <text:p>GlobalLogic helps media and entertainment companies across the globe leverage sophisticated technology to deliver more engaging, data-driven viewing experiences. For OTT players, this means personalizing and monetizing content, and scaling for a global audience. For broadcasters and studios, this means transitioning to the cloud, building new tools, and automating processes and workflows. And for ad tech providers, it means adopting modern ad channels, formats, and even business models.</text:p>
            <text:p>Services</text:p>
            <text:p>Global scale &amp; expansion</text:p>
            <text:p>Migration to the cloud</text:p>
            <text:p>DevOps &amp; test automation</text:p>
            <text:p>Solution security &amp; digital rights management (DRM)</text:p>
            <text:p>Expertise</text:p>
            <text:p>10+ million of daily streaming hours enabled by our solutions</text:p>
            <text:p>Certified OTT application development partner for Roku </text:p>
            <text:p>Digital Accelerators</text:p>
            <text:p>OTT Channel Development Accelerator</text:p>
            <text:p>A customizable framework that enables OTT content creators and providers to create a fully functional, highly branded, monetized OTT channel or application in as little as 10 weeks</text:p>
            <text:p>&gt; Learn More</text:p>
            <text:p>OTT TestLab </text:p>
            <text:p>A unified infrastructure &amp; scheduling tool that allows testers to remotely schedule automated tests for their OTT channels and applications on a repository of 3,000+ devices</text:p>
            <text:p>&gt; Learn More</text:p>
            <text:p>Cloudwave Assessment Tool</text:p>
            <text:p>A survey-based process and intelligent categorization engine that helps businesses rapidly assess &amp; prioritize their application portfolios for cloud migration</text:p>
            <text:p>&gt; Learn More</text:p>
            <text:p>Where We Can Help You</text:p>
            <text:p>GlobalLogic is a scalable and diversified engineering partner that can quickly assemble a team to develop high-quality Media &amp; Entertainment software — from the front-end UX to the back-end processes. Whether you require a cross-platform OTT application, a digital studio solution, or a video ad platform, we can help you design and build the next-gen products, platforms, and digital experiences that will captivate audiences and generate revenue.</text:p>
            <text:p>OTT Players</text:p>
            <text:p>OTT multi-platform engineering</text:p>
            <text:p>OTT multi-application development</text:p>
            <text:p>Content discovery &amp; recommendations</text:p>
            <text:p>Content monetization</text:p>
            <text:p>Back-end services</text:p>
            <text:p>Billing &amp; operations</text:p>
            <text:p>Subscriber management</text:p>
            <text:p>Broadcasters &amp; Digital Studios</text:p>
            <text:p>Cloud migration &amp; cloud-native development</text:p>
            <text:p>Distributed content creation</text:p>
            <text:p>Workflow automation &amp; process optimization</text:p>
            <text:p>Post-production &amp; video delivery tools</text:p>
            <text:p>Localization &amp; closed captioning</text:p>
            <text:p>Media asset management (MAM)</text:p>
            <text:p>Search &amp; unified metadata solutions</text:p>
            <text:p>Ad Tech Providers</text:p>
            <text:p>End-to-end programmatic ad solutions</text:p>
            <text:p>Targeted &amp; contextual ads</text:p>
            <text:p>Dynamic ad insertion</text:p>
            <text:p>Video ad platforms</text:p>
            <text:p>Real-time bidding systems</text:p>
            <text:p>Ad exchange &amp; server solutions</text:p>
            <text:p>Why GlobalLogic</text:p>
            <text:p>With design and engineering expertise across the entire media lifecycle, GlobalLogic provides a single partnership for end-to-end solution development, from OTT applications and targeted ad delivery to next-gen digital broadcasting studios. We can help you get products to market faster, capture new revenue streams, and deliver value to consumers through seamless viewing experiences and intelligent data usage.</text:p>
            <text:p>FAQs</text:p>
            <text:p>Technology’s role in media is to solve problems through expertise and program and platform integration. Technology in media involves media software development for OTT players, broadcasters, studios, and ad tech providers, and more.</text:p>
            <text:p>Examples of media development software include real-time bidding systems, post-production and video delivery tools, and back-end services. It is a broad term that covers numerous software programs for different media roles.</text:p>
            <text:p>There are several challenges for global media industries. One of the main issues is handling the continued integration and development of intuitive technology.</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industries/media/</text:p>
          </table:table-cell>
        </table:table-row>
        <table:table-row table:style-name="ro28">
          <table:table-cell office:value-type="string" calcext:value-type="string">
            <text:p>Enterprise IT Solutions, Information Technology Services</text:p>
          </table:table-cell>
          <table:table-cell office:value-type="string" calcext:value-type="string">
            <text:p>Revolutionizing High-Tech Products &amp; Experiences</text:p>
            <text:p>The constant push for innovation and rapidly evolving consumer preferences are driving technology companies to get to market faster – and with more innovative products – than ever before.</text:p>
            <text:p>As a leader in Digital Engineering Services, we cut our teeth working closely with tech giants and visionary startups in infrastructure, analytics, enterprise management, semiconductors, storage, and security. We help accelerate and strengthen their innovation roadmap, market and deliver exceptional products and user experiences.</text:p>
            <text:p>GlobalLogic has expertise across the entire value chain of PropTech market, including energy management, carbon control, facility and property management enterprise software, workplace management, smart building and parking, investments management and data management for PropTech.</text:p>
            <text:p>With our digital-first strategy and chip-to-cloud-to-end-user approach, we help high-tech firms design and build embedded systems, digital platforms, and user-centric software in infrastructure, advanced data, and design engineering.</text:p>
            <text:p>Driving the Future of High Tech</text:p>
            <text:p>Immersive technologies including virtual reality (VR) and augmented reality (AR) are driving massive user experience enhancements across the spectrum of human interactions with technology. The Metaverse is one up-and-coming opportunity growing in size and popularity each day. What can companies get excited about in this space, and which businesses are already exploring its possibilities?</text:p>
            <text:p>Click to read </text:p>
            <text:p>Featured Technology Companies Creating World-Class Solutions</text:p>
            <text:p>How Can We Help Grow Your Business?</text:p>
            <text:p>We provide modern platform engineering services including architecture advisory for businesses of all maturity levels, to reduce their technical debt. We further enable the design of modern architecture based on platform technology enablers (microservices, containers, API, AI/ML), legacy software migration to digital native technologies (mobility, cloud, IoT), and end-of-life support.</text:p>
            <text:p>Partnering with GlobalLogic gives you access to certified product SMEs who improve customer experiences onboarding and end-user training. We’re helping companies innovate and transform their business in many other ways, too, including:</text:p>
            <text:p>Build Scalable Data Platforms</text:p>
            <text:p>Using advanced data analytics, AI, and ML, we help process large volumes of unstructured enterprise data to bring insights and value. Clients can leverage our Data Platform accelerator to aggregate siloed data across various enterprise applications, systems, and data sources. Explore the GlobalLogic Data Platform to learn more.</text:p>
            <text:p>Accelerate Cloud Transformation</text:p>
            <text:p>We enable rapid adoption of cloud, scale on demand, and optimize cloud footprint that evolves with your business needs. We build and support DevOps operations – CI/CD processes, cloud infrastructure and deploy in-house digital accelerators, in collaboration with our advanced consulting partnerships with AWS, Azure, and GCP.</text:p>
            <text:p>Enhance Customer Experience </text:p>
            <text:p>We create a UX strategy and apply design-led development methodology, while leveraging NLP and AI/ML capabilities to bring human-machine interaction to the next level. We enable intelligent interfaces with advanced sensors, computer vision, analytics, cloud, and edge. Learn about our CX Value Chain Assessment here.</text:p>
            <text:p>Quality Assurance Automation</text:p>
            <text:p>GlobalLogic is helping its clients drive innovation in QA automation with services such as regression testing around core product functionality, performance tests and performance analysis, and testing of backend services and the UI.Read our whitepaper Artificial Intelligence in Test Automation – The Next Frontier to learn more.</text:p>
            <text:p>Bolster Product Sustenance Engineering</text:p>
            <text:p>We provide end-of-life product support without burdening your internal resources. We take complete product ownership, development, and support, including revenue-sharing models and long-term end-user SLAs. And provide opportunities to repurpose the client’s existing in-house engineering teams to grow product lines.</text:p>
            <text:p>Advance Cloud-native Development</text:p>
            <text:p>We specialize in cloud-native application development with in-house accelerators. Our product development framework is based upon Agile principles, and focuses on delivering a functional, go-to-market product at every iteration. We actively participate in our clients’ innovation processes, conducting external assessments for key projects.</text:p>
            <text:p>Why High-Tech Organizations Partner with GlobalLogic</text:p>
            <text:p>6,000+</text:p>
            <text:p>Dedicated Engineers </text:p>
            <text:p>500+</text:p>
            <text:p>Projects for High-tech Clients </text:p>
            <text:p>15</text:p>
            <text:p>Large Engineering Delivery Labs </text:p>
            <text:p>Over our 20 years in the technology domain, GlobalLogic has collaborated with more than 80 high-tech clients in infrastructure software, tools and utility software, business application software, semiconductors, and storage.</text:p>
            <text:p>We deliver exceptional software and digital products via our software R&amp;D labs. Through our cloud consulting partnerships with AWS, Azure, and GCP – and the powerful design innovation focus of our strategic design arm, Method – we help high-tech companies go to market faster with more innovative products. If strengthening your R&amp;D roadmap, finding efficiencies, and digital transformation are priorities for your organization, we can help.</text:p>
            <text:p>High-Tech Sectors We Serve</text:p>
            <text:p>High-Tech Innovations &amp; Insights</text:p>
            <text:p>Alliance Partner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industries/technology/</text:p>
          </table:table-cell>
        </table:table-row>
        <table:table-row table:style-name="ro18">
          <table:table-cell office:value-type="string" calcext:value-type="string">
            <text:p>Technical Capabilities | GlobalLogic</text:p>
          </table:table-cell>
          <table:table-cell office:value-type="string" calcext:value-type="string">
            <text:p>Engineering the Future</text:p>
            <text:p>We integrate experience design and complex engineering to help our partners create engaging products for the digital world.</text:p>
          </table:table-cell>
          <table:table-cell office:value-type="string" calcext:value-type="string">
            <text:p>https://www.globallogic.com/services/technical-capabilities/</text:p>
          </table:table-cell>
        </table:table-row>
        <table:table-row table:style-name="ro29">
          <table:table-cell office:value-type="string" calcext:value-type="string">
            <text:p>Agile Software Development Services &amp; Solutions | GlobalLogic</text:p>
          </table:table-cell>
          <table:table-cell office:value-type="string" calcext:value-type="string">
            <text:p>Agile</text:p>
            <text:p>Transforming industries with disruptive innovation </text:p>
            <text:p>To stay ahead of the competition, you have to run at digital speed. At GlobalLogic, we provide agile development services to revolutionize current development operations. Agile Principles have been a fundamental element in advancing world-class service delivery. Our processes are reliable and can help you to remain at the forefront of your industry. </text:p>
            <text:p>Fail Fast .. Learn Faster</text:p>
            <text:p>GlobalLogic provides end-to-end Agile Consulting &amp; Implementation Services, helping organizations learn faster and become more efficient. We take the design and systems thinking approach to adopt enterprise agility which is guided by Lean principles. That results in better productivity and happier teams.</text:p>
            <text:p>Software Development with Agile Principles &amp; Practices</text:p>
            <text:p>Agile Coaching Program</text:p>
            <text:p>Agile Advisory</text:p>
            <text:p>Agile for Enterprise</text:p>
            <text:p>Agile QE Program</text:p>
            <text:p>Agile Tools Assessments &amp; Reporting</text:p>
            <text:p>FAQs</text:p>
            <text:p>Agile software development refers to the foundational methods and practices for collaboration between multi-expertise teams and operates best through short iterations.</text:p>
            <text:p>Agile is used in software development to help reduce risk and create a solid and adaptable project plan. Agile helps decrease project ambiguity and produce high-quality results.</text:p>
            <text:p>The main components of Agile development include the collaboration needed for software development and the goal to create efficient software by improving quality and by meeting customers’ need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agile-software-development-services/</text:p>
          </table:table-cell>
        </table:table-row>
        <table:table-row table:style-name="ro6">
          <table:table-cell office:value-type="string" calcext:value-type="string">
            <text:p>IT Software Architecture Consulting Services | GlobalLogic</text:p>
          </table:table-cell>
          <table:table-cell office:value-type="string" calcext:value-type="string">
            <text:p>Architecture</text:p>
            <text:p>Modernizing technology to improve system functionalities </text:p>
            <text:p>GlobalLogic balances business goals, technical requirements, and system quality attributes to implement an elegant, customizable solution. Our Architecture Practice utilizes the full engineering cycle from early ideation workshops, to design and implementation, as well as architecture support.</text:p>
            <text:p>Starting with the Right Architecture</text:p>
            <text:p>The rapid pace of change enabled by technology is proving to be a significant challenge for enterprises. Companies need to set up complex distributed technology infrastructures that span areas like cloud computing, mobile, big data, analytics, social computing, security, IoT, etc. In this environment, the role of a software architect becomes critical.</text:p>
            <text:p>The GlobalLogic Architecture Practice has developed a significant level of expertise, helping enterprises transform into a digital future.</text:p>
            <text:p>We have deep expertise in modernizing legacy systems, evolutionary, and reactive architectures.</text:p>
            <text:p>Current/Future State Architecture Assessment</text:p>
            <text:p>Modernization Strategy</text:p>
            <text:p>Design Thinking Workshops</text:p>
            <text:p>Data Architecture Blueprint</text:p>
            <text:p>Organization assessment</text:p>
            <text:p>Digital Enablement Advisory</text:p>
            <text:p>Tooling, Processes &amp; Standard Recommendations</text:p>
            <text:p>Platform Architecture for MVP</text:p>
            <text:p>Agile Tools Assessments &amp; Reporting</text:p>
            <text:p>FAQs</text:p>
            <text:p>Best practice in software architecture is the methodology and expertise supporting the way that the components come together to create efficient technology infrastructures.</text:p>
            <text:p>IT architecture includes the guidelines, software, tools, operating systems, data storage, and software architecture consulting to create IT services and solutions.</text:p>
            <text:p>There are numerous comprehensive architectural services. Some examples of architectural services include modernization strategy, data architecture blueprint, and agile tool assessments and reporting.</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architecture/</text:p>
          </table:table-cell>
        </table:table-row>
        <table:table-row table:style-name="ro6">
          <table:table-cell office:value-type="string" calcext:value-type="string">
            <text:p>Machine Learning Services | AI in Software Development | GlobalLogic</text:p>
          </table:table-cell>
          <table:table-cell office:value-type="string" calcext:value-type="string">
            <text:p>Enhancing technology with improved digital strategies </text:p>
            <text:p>What We Offer</text:p>
            <text:p>The use of Artificial Intelligence (AI) and Machine Learning (ML) is expanding as smart systems continue to penetrate all areas of business and public life. Smart systems can "think" quickly, independently "perceive" their environment, and operate in dynamically changing conditions. GlobalLogic leverages its deep expertise (and dedicated Center of Excellence) in Artificial Intelligence and Machine Learning to help businesses gain valuable insights through data analysis, increase the efficiency and quality of their business operations, and better engage their end-users.</text:p>
            <text:p>Changing The World For Better</text:p>
            <text:p>Artificial Intelligence and Machine Learning are especially critical for analyzing Big Data and making smarter business decisions and more engaging user experiences. Working in the interests of our customers, we use the latest AI and ML tools and techniques to extract as much value from data as possible.</text:p>
            <text:p>Advisory Services</text:p>
            <text:p>Data Science</text:p>
            <text:p>Data Mining &amp; Data Analysis</text:p>
            <text:p>Domain-Driven Data Mining</text:p>
            <text:p>Data Preprocessing</text:p>
            <text:p>Processes Automation</text:p>
            <text:p>Commercial Systems Integration</text:p>
            <text:p>Maintenance &amp; Support</text:p>
            <text:p>FAQs</text:p>
            <text:p>AI and Machine Learning are “smart systems” that can be used in all areas of business and public life. Smart systems can “think” quickly, “perceive” their environment independently, and “learn” to operate in different conditions.</text:p>
            <text:p>AI is used in Machine Learning to extract and analyze big data so businesses can make smarter, data-based decisions while focusing on providing better and more engaging user experiences.</text:p>
            <text:p>One AI and machine learning example is the Battery Predictive Model, which was designed to predict the battery lifetime for medical devices and applied to a defibrillator system. AI and machine learning are used widely in various algorithms and other types of technology to execute data analysis and automate actions taken using that data.</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machine-learning-and-ai/</text:p>
          </table:table-cell>
        </table:table-row>
        <table:table-row table:style-name="ro2">
          <table:table-cell office:value-type="string" calcext:value-type="string">
            <text:p>Big Data Analytics Consulting Services| GlobalLogic</text:p>
          </table:table-cell>
          <table:table-cell office:value-type="string" calcext:value-type="string">
            <text:p>Big Data &amp; Analytics</text:p>
            <text:p>Deliver faster, smarter decisions for your business and your customers with AI-enabled solutions </text:p>
            <text:p>What We Offer</text:p>
            <text:p>GlobalLogic’s expertise in both Independent Software Vendor (ISV) and enterprise-level analytics tools enable us to help our customers (and our customers’ customers) turn Big Data into usable knowledge through customized products and services. From predicting market outcomes to better understanding consumer patterns, we help both ISVs and enterprises develop the products and services that transform this Big Data into usable knowledge, which enables smarter decisions and more engaging user experiences.</text:p>
            <text:p>Applying Context To Content</text:p>
            <text:p>GlobalLogic collaborates with businesses to apply context to structured and unstructured data through complex Big Data services.</text:p>
            <text:p>Data Transformation &amp; Enrichment</text:p>
            <text:p>APIs &amp; Export Interfaces</text:p>
            <text:p>End-to-End Security &amp; Encryption</text:p>
            <text:p>Data Lifecycle Management (DLM)</text:p>
            <text:p>Data Loss Prevention (DLP)</text:p>
            <text:p>Data Mining, Analytics &amp; Modeling</text:p>
            <text:p>FAQs</text:p>
            <text:p>Big Data Analytics consulting is an Independent Software Vendor (ISV) and enterprise-level analytics tool. Big Data analytics tools are used to predict market outcomes, understand consumer patterns, and develop products and services into usable knowledge.</text:p>
            <text:p>A Big Data consultant helps customers turn Big Data into usable knowledge through customized products and services. Using their innovation and problem solving skills, they allow customers to make smarter decisions while creating more engaging user experience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big-data-analytics-consulting-services/</text:p>
          </table:table-cell>
        </table:table-row>
        <table:table-row table:style-name="ro30">
          <table:table-cell office:value-type="string" calcext:value-type="string">
            <text:p>GlobalLogic Data Rights Management | GlobalLogic</text:p>
          </table:table-cell>
          <table:table-cell office:value-type="string" calcext:value-type="string">
            <text:p>GlobalLogic Data Rights Management</text:p>
            <text:p>A platform that presents a visionary solution to automate your complex Subject Rights Requests </text:p>
            <text:p>Overview</text:p>
            <text:p>At the heart of any modern privacy regulation around the world, government agencies are committed to ensure that Individuals (data subjects) have the right to make requests to review and manage their Personal Identifiable Information (PII) that organisations data controllers / processors hold upon them commonly referred to as Subject Rights Requests (SRRs).</text:p>
            <text:p>Globally both consumers and employees are becoming increasingly aware of their data rights and how to exercise their rights.</text:p>
            <text:p>Until now, technology has offered very few options to the Data Controller in providing a truly automated, scalable end-to-end, self-service process – specifically in meeting Subject Rights Requests (SRRs). According to a Gartner survey, most organizations are processing between 51 and 100 SRRs per month, with processing of a single access request costing more than $1,500.</text:p>
            <text:p>Our new global platform presents a visionary solution to your complex SRRs management needs. One which is proven to bring unrivalled efficiency gains. A typical cost of processing a single access request across our platform is approx. $235 or lower depending on the volumes — a staggering 84% below the average cost of $1,500.</text:p>
            <text:p>Business Needs</text:p>
            <text:p>Replace existing manual, labour intensive data privacy processes with a fully automated scalable, flexible and configurable solution with key requirements such as, </text:p>
            <text:p>• Records &amp; Risk Management</text:p>
            <text:p>• Risk Screening</text:p>
            <text:p>• DPIA </text:p>
            <text:p>• Subject Rights Requests Management </text:p>
            <text:p>• Data Mapping </text:p>
            <text:p>• Knowledge Store </text:p>
            <text:p>• Ticketing</text:p>
            <text:p>Mitigate regulatory and reputational risk with an end-to-end audit trail providing evidence for all access, amendment and deletion of data.</text:p>
            <text:p>Utilize existing data privacy workflows to aid seamless integration and adoption.</text:p>
            <text:p>Accelerate SRR fulfillment whilst lowering costs and ensuring reliability.</text:p>
            <text:p>A modular solution to support existing and emerging regional or global privacy laws and regulations.</text:p>
            <text:p>Value Proposition </text:p>
            <text:p>It’s simple, intuitive, and cost-efficient</text:p>
            <text:p>Manage PII for all existing and new customers as well as employees is managed, controlled, and audited</text:p>
            <text:p>across a single platform.</text:p>
            <text:p>Information is presented in a user-friendly way that’s easy to navigate, access and manage – driving</text:p>
            <text:p>cost-efficiency.</text:p>
            <text:p>A platform that supports existing and emerging Global Privacy and Regulation laws.</text:p>
            <text:p>It’s scalable, flexible, and configurable</text:p>
            <text:p>The platform provides flexible workflow configuration that supports existing as well as new</text:p>
            <text:p>workflows and can be adapted to specific needs, including meeting any global data rights management</text:p>
            <text:p>policies.</text:p>
            <text:p>Key requirements such as records and risk management, risk screening, ticketing, knowledge</text:p>
            <text:p>store, DPIA, SRR management and data mapping, are supported as standard.</text:p>
            <text:p>It’s automated, auditable, and secure</text:p>
            <text:p>The platform enables the automated editing, censoring, and obscuring of any personal or PII-based</text:p>
            <text:p>information that is not required to be kept as part of ongoing regulatory and business-related</text:p>
            <text:p>records.</text:p>
            <text:p>Audit trails provide evidence for all access, amendment, and deletion of data.</text:p>
            <text:p>Secured by adherence to BSI 10008 and ISO 27001 standards.</text:p>
            <text:p>Self-service enabled</text:p>
            <text:p>Data subjects can be provided with direct secure access to the platform empowering them to control their</text:p>
            <text:p>own information.</text:p>
            <text:p>This improved experience will lead to higher customer trust and satisfaction along with improved</text:p>
            <text:p>operational efficiency.</text:p>
            <text:p>Platform Module Features </text:p>
            <text:p>Data mapping </text:p>
            <text:p>Risk screening </text:p>
            <text:p>Data protection Self-Assessment</text:p>
            <text:p>Rights request management</text:p>
            <text:p>ROPA / A30 records</text:p>
            <text:p>Data protection Impact Assessment </text:p>
            <text:p>Risk management </text:p>
            <text:p>Ticketing</text:p>
            <text:p>Knowledge stores</text:p>
            <text:p>Benefits</text:p>
            <text:p>If Data Rights Management feels awkward and time-consuming, you’ve got an ally in us. After encountering one too many pain points when it came to the management of Data Rights, GlobalLogic developed the solution we wish was on the market. Using our digital engineering experience to build a sophisticated end-to-end solution, we cut through the complexity and reduced our own Data Rights response times by 85%. We now want to share the solution with you. </text:p>
            <text:p>Our solution is not just a workflow tool or a redaction tool, it’s a streamlined, automated, multi-lingual platform. It provides a global secure, scalable, and self-service solution that is fully auditable, and future proofs Data Controllers’ needs and requirements. </text:p>
            <text:p>By investing in a single platform to deliver a sustainable, proactive customer and Data Privacy Office experience, you remove the need for multiple data rights management suppliers and technologies. Not only will this save you time, money, and a calendar reminder to renew several annual licenses, you’ll gain a partner who’s walked the walk, understands your pain points and designed a solution that solves them.</text:p>
            <text:p>Let’s Work Together</text:p>
            <text:p>Resource center</text:p>
          </table:table-cell>
          <table:table-cell office:value-type="string" calcext:value-type="string">
            <text:p>https://www.globallogic.com/services/offerings/digital-accelerators/globallogic-data-rights-management/</text:p>
          </table:table-cell>
        </table:table-row>
        <table:table-row table:style-name="ro23">
          <table:table-cell office:value-type="string" calcext:value-type="string">
            <text:p>Data Platform Accelerator (DPA) Solutions | GlobalLogic</text:p>
          </table:table-cell>
          <table:table-cell office:value-type="string" calcext:value-type="string">
            <text:p>GlobalLogic Data Platform</text:p>
            <text:p>Accelerate the journey from data silos to generating actionable insights using GlobalLogic’s Inhouse Data Platform Accelerator </text:p>
            <text:p>Overview</text:p>
            <text:p>Although extracting value from data across an enterprise is a modern-day imperative, many businesses continue to struggle with the challenges of big data architecture, technology stacks, and hosting capabilities required for ramp-up. GlobalLogic Data Platform enables businesses to implement a fully functional, end-to-end data platform within a target or greenfield cloud account within days instead of months. Leveraging cloud native PaaS technologies, our data platform helps businesses gather enterprise-wide data, transform and enrich it, and deliver it to analysts for extracting value and insights.</text:p>
            <text:p>Starting version 2.0, GlobalLogic Data Platform is now available with pluggable and modular Accelerators</text:p>
            <text:p>Supported Platforms</text:p>
            <text:p>Industries</text:p>
            <text:p>Industry Agnostic</text:p>
            <text:p>Technologies/Works well with</text:p>
            <text:p>Azure: DataBricks, Data Lake Storage, Blob Storage, Data Factory, Spark, Hive</text:p>
            <text:p>AWS: S3, Glue, Managed Airflow, Lambda, Athena</text:p>
            <text:p>Globallogic Data Platform now consists of smaller accelerators which integrate well together to provide a larger functionality set or can also be used individually. With V2.0, users now have the option to go with the complete GlobalLogic Data Platform or pick and choose from the catalogue of Accelerators within the Data Platform.</text:p>
            <text:p>It has been designed in a way that it allows modularity, flexibility and extensibility</text:p>
            <text:p>Modularity: Take the complete Data Platform or pick and choose the specific Accelerators within the Data Platform based on your needs</text:p>
            <text:p>Flexibility: Configuration based implementation that allows you to configure and use it for different technology options. Few examples given below </text:p>
            <text:p>RDBMS connector – gives the flexibility to the users to configure, connect and ingest data from various RDBMS databases.</text:p>
            <text:p>Spark Execution Engine – users will have the flexibility to configure and run the spark based transformations either on Glue or EMR based on the needs.</text:p>
            <text:p>Extensibility: Using popular languages like python the functionality can be enhanced or new functionality can be added as per the requirements.</text:p>
            <text:p>As of now, Globallogic Data Platform contains the following accelerators</text:p>
            <text:p>Business Needs</text:p>
            <text:p>Eliminate silos of data that create roadblocks in generating insights and value</text:p>
            <text:p>Implement consistency around the infrastructures, technologies, pipelines &amp; processes used to work on data projects </text:p>
            <text:p>Provide transparency around available data / adaptors / pipelines to eliminate inconsistences &amp; duplications</text:p>
            <text:p>Manage the tedious, non-trivial and lengthy process to provision, configure, integrate, setup security, access control</text:p>
            <text:p>Enable role-based access control across data, data processing, platform configurations and APIs</text:p>
            <text:p>Accelerate data processing &amp; align with business requirements</text:p>
            <text:p>Jump-start the data science team's ability to create and experiment with AI/ML models</text:p>
            <text:p>Create a next-gen data platform and future strategy with limited expertise</text:p>
            <text:p>Value Proposition</text:p>
            <text:p>Enabling consistency and reuse around infrastructures, technologies, pipelines, and processes</text:p>
            <text:p>Providing transparency around available data/adaptors/pipelines to eliminate inconsistencies and duplications</text:p>
            <text:p>Being modular, flexible and extensible that allows customisations at run time, enabling easy to tailor solutions </text:p>
            <text:p>Enabling role-based access control across data, data processing, platform configurations and APIs</text:p>
            <text:p>Jump-starting the data science team’s ability to create AI/ML models</text:p>
            <text:p>Saving time, effort and cost through consistency, standardization and reusing data components/pipelines.</text:p>
            <text:p>Features</text:p>
            <text:p>Core Platform Capabilities</text:p>
            <text:p>Data Integration &amp; Transformation</text:p>
            <text:p>Out-of-box data integration &amp; transformation powered by PySpark component library</text:p>
            <text:p>Ability to integrate with Reporting solutions and Analytical tools</text:p>
            <text:p>Data Quality &amp; Validation</text:p>
            <text:p>PySpark based framework with pre-built component library for common validation rules</text:p>
            <text:p>Run validation jobs separately and persist validation report across all entities and rules</text:p>
            <text:p>Data Orchestration</text:p>
            <text:p>Template based pipeline orchestration accelerator based on Apache Airflow / Azure Data Factory</text:p>
            <text:p>Speeds up, simplifies and unifies DAGs development experience</text:p>
            <text:p>Data Ingestion</text:p>
            <text:p>Supports structured batch-push from blob storage</text:p>
            <text:p>Supports data files in CSV, JSON, Avro, Parquet and ORC data formats</text:p>
            <text:p>Supports structured batch-pull from RDBMS / RDS and Snowflake Data warehouse</text:p>
            <text:p>Polyglot Storage</text:p>
            <text:p>Standard data integration zones (raw, staging, refined)</text:p>
            <text:p>Well-scoped hot and cold / archive zones</text:p>
            <text:p>Supports Blob, RDBMS and data warehouse storage</text:p>
            <text:p>Portal Capabilities</text:p>
            <text:p>Deployment</text:p>
            <text:p>Automated installation</text:p>
            <text:p>Fully automated resource provisioning for Data Pipeline execution</text:p>
            <text:p>Fully automated resource provisioning to enable Consumption</text:p>
            <text:p>Control Plane</text:p>
            <text:p>Data Source Management and Schema registration</text:p>
            <text:p>Project Management</text:p>
            <text:p>User registration</text:p>
            <text:p>Data Plane</text:p>
            <text:p>Profile the data source and generate common statistics on relevant columns.</text:p>
            <text:p>Identify entities and columns with sensitive data based on column names and column value patterns via configurable regex patterns.</text:p>
            <text:p>Mask or encrypt the sensitive column values using predefined masking algorithms.</text:p>
            <text:p>Security</text:p>
            <text:p>Flexible Role Based Access Control based on Azure AD or AWS IAM</text:p>
            <text:p>Ownership and Access control</text:p>
            <text:p>Integration with AWS KMS or Azure Keyvault</text:p>
            <text:p>Monitoring</text:p>
            <text:p>Job Monitoring and Management</text:p>
            <text:p>High-level job tracking and monitoring</text:p>
            <text:p>Self-service analysis and troubleshooting</text:p>
            <text:p>Ingress / Access endpoints</text:p>
            <text:p>API and JDBC/ODBC endpoints for enabling ingestion and data usage by external analytics solutions</text:p>
            <text:p>Let’s Work Together</text:p>
            <text:p>Resource center</text:p>
          </table:table-cell>
          <table:table-cell office:value-type="string" calcext:value-type="string">
            <text:p>https://www.globallogic.com/services/offerings/digital-accelerators/dpa/</text:p>
          </table:table-cell>
        </table:table-row>
        <table:table-row table:style-name="ro31">
          <table:table-cell office:value-type="string" calcext:value-type="string">
            <text:p>Partners | Adobe | GlobalLogic</text:p>
          </table:table-cell>
          <table:table-cell office:value-type="string" calcext:value-type="string">
            <text:p>Adobe Partners: Taking Your Business to the Next Level</text:p>
            <text:p>GlobalLogic, a Hitachi Group Company, seamlessly blends insight, strategy, design, and technology to shape tomorrow’s experiences, empowering organizations to embrace the future today. As an Adobe Partner, we demonstrate consistent customer success and have Adobe Certified Experts on staff to ensure your organization’s success with:</text:p>
            <text:p>Digital Experience Platform</text:p>
            <text:p>Take your digital experience to new heights with Adobe Experience Manager (AEM) development, personalization, digital asset management, campaign management and audience orchestration. </text:p>
            <text:p>E-commerce Strategy</text:p>
            <text:p>Accelerate your DTC strategy and platform operations by leveraging our expertise in Adobe Commerce which includes managing products, orders, customers, and marketing campaigns. </text:p>
            <text:p>Marketing Automation</text:p>
            <text:p>Leverage our marketing experts to streamline and optimize your marketing activities delivering consistency, continuity, and personalization throughout the customer journey. </text:p>
            <text:p>Data &amp; Analytics Integration</text:p>
            <text:p>Strengthen your marketing strategies by connecting different data sets to derive actionable insights, make data-driven decisions, and obtain a unified view of customer data. </text:p>
            <text:p>Adobe Services Available to GlobalLogic Partners</text:p>
            <text:p>GlobalLogic provides not only the talent and innovation but mature processes (Agile, QA) and development tools to digitally transform your business and accelerate your digital product development lifecycle. Our services and solutions are tailored to meet your unique business needs and may include:</text:p>
            <text:p>Adobe Commerce and Magento integration and implementation</text:p>
            <text:p>Cloud Services for migrating to a cloud platform, building a cloud-native solution, or transitioning to a new cloud environment</text:p>
            <text:p>Email Marketing Solutions and Platforms including Adobe Marketo Engage implementation, integration, and support services</text:p>
            <text:p>Digital Transformation powered by our skilled and experienced designers, architects, and software engineers around the world</text:p>
            <text:p>Why Partner with GlobalLogic? </text:p>
            <text:p>Talent</text:p>
            <text:p>Tap into the power of a dedicated and experienced team of 320+ Adobe experts &amp; 30+ certified resources in various Adobe Streams.</text:p>
            <text:p>Expertise</text:p>
            <text:p>Leverage our 8+ years of experience and customize solutions to meet your needs across AEM, AEP, Adobe Commerce, Adobe Campaign, Ad Cloud, Marketo &amp; ACP.</text:p>
            <text:p>Innovation</text:p>
            <text:p>Stay ahead of the curve with innovative solutions and cutting-edge technologies we can deploy and scale quickly to get you to market faster.</text:p>
            <text:p>Seamless Integration</text:p>
            <text:p>We seamlessly integrate our solutions into your existing systems and work in lockstep with your in-house team for a smooth transition.</text:p>
            <text:p>Adobe Academy</text:p>
            <text:p>We upskill team members and keep their knowledge of the latest Adobe software and services sharp with courses, tutorials, webinars, and certification programs.</text:p>
            <text:p>Client Success Stories</text:p>
            <text:p>Partner with us to unlock the full potential of Adobe.</text:p>
            <text:p>GlobalLogic leverages Adobe Experience Cloud to enhance customer experience, increase brand awareness, enable multi-platform content delivery and improve sales.</text:p>
            <text:p>How can we help you? Book a free consultation with our Adobe experts today.</text:p>
            <text:p>Let’s Work Together</text:p>
            <text:p>Resource center</text:p>
          </table:table-cell>
          <table:table-cell office:value-type="string" calcext:value-type="string">
            <text:p>https://www.globallogic.com/about/partners/adobe/</text:p>
          </table:table-cell>
        </table:table-row>
        <table:table-row table:style-name="ro2">
          <table:table-cell office:value-type="string" calcext:value-type="string">
            <text:p>GlobalLogic is an AWS Advanced Consulting Partner | GlobalLogic</text:p>
          </table:table-cell>
          <table:table-cell office:value-type="string" calcext:value-type="string">
            <text:p>GlobalLogic and Amazon Web Services (AWS) together focus on driving modernization and helping clients accelerate their journey to the cloud. As an AWS Advanced Consulting Partner, GlobalLogic's services include:</text:p>
            <text:p>Platform Engineering </text:p>
            <text:p>Cloud Advisory</text:p>
            <text:p>Cloud Assessment</text:p>
            <text:p>Cloud Migration </text:p>
            <text:p>Cloud Operations </text:p>
            <text:p>Cloud Optimization </text:p>
            <text:p>Data and Analytics Engineering </text:p>
            <text:p>Data Modernization</text:p>
            <text:p>Data Annotation </text:p>
            <text:p>Advanced Analytics</text:p>
            <text:p>Cloud Native Engineering</text:p>
            <text:p>Digital Product Development</text:p>
            <text:p>DevOps Engineering</text:p>
            <text:p>CI/CD</text:p>
            <text:p>Agile</text:p>
            <text:p>Automation</text:p>
            <text:p>Experience Engineering </text:p>
            <text:p>Cloud Contact Center Transformation</text:p>
            <text:p>AWS Service Delivery Designation for Amazon Connect</text:p>
            <text:p>Risk Management</text:p>
            <text:p>Security, Governance &amp; Compliance</text:p>
            <text:p>AWS Financial Services Competency</text:p>
            <text:p>For more information on our partnership, visit the AWS Partner page.</text:p>
            <text:p>Let’s Work Together</text:p>
            <text:p>Resource center</text:p>
          </table:table-cell>
          <table:table-cell office:value-type="string" calcext:value-type="string">
            <text:p>https://www.globallogic.com/about/partners/aws/</text:p>
          </table:table-cell>
        </table:table-row>
        <table:table-row table:style-name="ro32">
          <table:table-cell office:value-type="string" calcext:value-type="string">
            <text:p>Identity &amp; Access Management | GlobalLogic</text:p>
          </table:table-cell>
          <table:table-cell office:value-type="string" calcext:value-type="string">
            <text:p>Identity &amp; Access Management</text:p>
            <text:p>The Identity and Access Management (IAM) landscape is changing. Is your strategy, roadmap, and team ready? </text:p>
            <text:p>Identity &amp; Access Management</text:p>
            <text:p>In a world of increasingly sophisticated cybersecurity threats, a robust Identity &amp; Access Management (IAM) strategy for preventing data breaches, identity theft and illegal access has never been more important. There are thousands of software vendors in the market, yet few have IAM specific-expertise. It’s even more difficult to find and retain this talent in-house. GlobalLogic is a proven partner with dedicated IAM engineers backed by an IAM Center of Excellence and a robust Security Technology practice that provides full lifecycle services and security operations support.</text:p>
            <text:p>IAM Knowledge, Expertise &amp; Resources – At Your Service</text:p>
            <text:p>The Identity and Access Management (IAM) landscape is increasingly complex as security threats evolve and advance. GlobalLogic helps clients solve their most challenging identity issues and prevent costly security incidents with:</text:p>
            <text:p>Labs - Find everything you need to achieve your ambitions in a turn-key solution, from new product development to legacy support.</text:p>
            <text:p>Engineering - Tap into deep domain expertise to help you build the best digital products, scale production, and go to market quickly.</text:p>
            <text:p>Design - We help craft an exceptional user experience and work backward to the technology.</text:p>
            <text:p>Digital Accelerators - Accelerate time-to-market while maintaining product quality by applying engineering best practices and processes.</text:p>
            <text:p>Identity and Access Management Expertise - GlobalLogic offers more than 200 engineers working in the IAM domain, with an IAM CoE that supports projects and tasks across the company.</text:p>
            <text:p>IAM-specific Services - Access assessment &amp; discovery, planning, design, development, migration, integration with third-party platforms, support and maintenance.</text:p>
            <text:p>Meeting Your Access &amp; Identity Management Challenges Head-On</text:p>
            <text:p>The rapidly changing threat landscape is just one of the security challenges companies are facing. Supporting different administration models, regulatory compliance, siloed user directories for applications, and planning for a multitude of browsers and devices each add to the complexities of maintaining and auditing identities at scale.</text:p>
            <text:p>Partnering with GlobalLogic for your IAM needs opens the door to end-to-end digital engineering services with access to deep IAM expertise. Our team not only provides engineering expertise but ensures every engineer on your team is trained in IAM best practice and obtains appropriate certifications, so your integrations will always be up-to-date.</text:p>
            <text:p>GlobalLogic Identity and Access Management Expertise</text:p>
            <text:p>Authentication</text:p>
            <text:p>SSO</text:p>
            <text:p>MFA</text:p>
            <text:p>Conditional AuthN</text:p>
            <text:p>Multiple authN factors</text:p>
            <text:p>Authorization</text:p>
            <text:p>Role-based access</text:p>
            <text:p>Token management</text:p>
            <text:p>Provisioning &amp; Deprovisioning</text:p>
            <text:p>Tenant provisioning</text:p>
            <text:p>Tenant deprovisioning</text:p>
            <text:p>Access management</text:p>
            <text:p>Access Management</text:p>
            <text:p>Privileged Access Management</text:p>
            <text:p>API access management</text:p>
            <text:p>Self Service</text:p>
            <text:p>Enrollment authN factors</text:p>
            <text:p>Unenrollment</text:p>
            <text:p>Enrollment phone number</text:p>
            <text:p>Push notifications</text:p>
            <text:p>Analytics &amp; Audit</text:p>
            <text:p>Dashboards</text:p>
            <text:p>Advanced reporting</text:p>
            <text:p>Observability &amp; Administration</text:p>
            <text:p>Tracing</text:p>
            <text:p>Troubleshooting</text:p>
            <text:p>Single panel for multiple products</text:p>
            <text:p>Full capabilities to manage the system</text:p>
            <text:p>Orchestration &amp; Policy</text:p>
            <text:p>Centralized and convenient orchestration and management of the whole system</text:p>
            <text:p>Frequently Asked IAM Questions</text:p>
            <text:p>Identity and Access Management (IAM) is a subset of Security in which technological solutions and frameworks identify, authenticate, and authorize human and machine access to data and other types of assets. IAM can include multi-factor authentication (MFA) tools, user authentication, access provisioning and deprovisioning, user and activity monitoring, and more.</text:p>
            <text:p>Identity and Access Management protects the company’s computers, hardware, software, mobile devices, IT resources, apps, and other assets from fraud and unauthorized access. Given that the average cost of a data breach reached $4.35 million in 2022, fraud prevention and security are critically important for businesses in all industries – and IAM is an important part of that solution.</text:p>
            <text:p>Passwordless authentication, cloud-based identity governance, and the impact of AI and machine learning on IAM are just a few of the trends to be aware of in the current business environment. </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technical-capabilities/identity-access-management/</text:p>
          </table:table-cell>
        </table:table-row>
        <table:table-row table:style-name="ro12">
          <table:table-cell office:value-type="string" calcext:value-type="string">
            <text:p>GlobalLogic Acquires Sidero, a Leading Software Engineering Firm in Ireland | GlobalLogic</text:p>
          </table:table-cell>
          <table:table-cell office:value-type="string" calcext:value-type="string">
            <text:p>SANTA CLARA, California and ATHLONE, Ireland —July 10, 2023— GlobalLogic, a Hitachi Group Company and a leader in Digital Engineering, today announced that it has entered into a definitive agreement to acquire Sidero Ltd., an Ireland-based engineering services and cloud-native software development company with deep technology specialization in the Communications vertical. This strategic acquisition aims to bolster GlobalLogic’s capabilities in the dynamic Communications technology sector, and expands its European presence in Ireland.</text:p>
            <text:p>Organizations in the Communications industry continue to be the most disruptive when it comes to digital transformation. Sidero’s expertise in technologies such as Radio Access Networks (RAN), Self-Optimizing Networks (SON), Cloud, and Agile development practices are a clear complement to GlobalLogic’s deep engineering portfolio. Sidero’s talented experience design and engineering teams based in Athlone, Republic of Ireland &amp; Newry, Northern Ireland, facilitate the creation of innovative solutions that will directly benefit GlobalLogic’s current and future clients.</text:p>
            <text:p>“We are thrilled to welcome the talented Sidero team into the GlobalLogic family.” said Nitesh Banga, President and CEO of GlobalLogic. “Our deep roots in Communications technology are a perfect complement to Sidero’s expertise and competencies. With our combined strengths, we will bring tremendous value to our mutual clients and further enhance our leadership in this and other highly dynamic verticals.”</text:p>
            <text:p>“GlobalLogic has long been recognized for its digital engineering prowess, unique and diverse employee culture, as well as a delighted community of clients.” said Carmel Owens, CEO, Sidero. “We are excited about the synergies that will be created by our combined organizations, and we look forward to providing differentiated capabilities and enhanced value to our customers in Ireland and across the globe.”</text:p>
            <text:p>The terms of the transaction were not disclosed. Under the agreement, Sidero will continue to operate with its existing leadership and staff as a wholly owned subsidiary of GlobalLogic. The transaction is subject to customary regulatory approval and is expected to close in the second half of calendar 2023.</text:p>
            <text:p>About GlobalLogic</text:p>
            <text:p>GlobalLogic (www.globallogic.com) is a leader in digital engineering. We help brands across the globe design and build innovative products, platforms, and digital experiences for the modern world. By integrating experience design, complex engineering, and data expertise—we help our clients imagine what’s possible and accelerate their transition into tomorrow’s digital businesses. Headquartered in Silicon Valley, GlobalLogic operates design studios and engineering centers around the world, extending our deep expertise to customers in the automotive, communications, financial services, healthcare and life sciences, manufacturing, media and entertainment, semiconductor, and technology industries. GlobalLogic is a Hitachi Group Company operating under Hitachi, Ltd. (TSE: 6501), which contributes to a sustainable society with a higher quality of life by driving innovation through data and technology as the Social Innovation Business.</text:p>
            <text:p>About Sidero</text:p>
            <text:p>Sidero Ltd. was founded in Athlone in 2013 and today is home to one of Ireland’s most accredited and experienced teams of Software Engineers and Cloud Experts. Sidero builds mission critical software for some of the most successful Irish and global companies. The company was founded by a small team of engineers on the basis of trust and responsiveness. Today, it has a track record of delivering highly successful projects, with an entire organization that is agile and easy to do business with, ensuring that customers stay for the long term.</text:p>
            <text:p>Culturally diverse, Sidero has a team of 21 nationalities and is constantly investing in its people. Customers and staff alike love how we have adopted Scrum values as an organisation – Commitment; Courage; Focus; Openness and Respect.</text:p>
            <text:p>As an Amazon Web Services (AWS) partner, with accredited consultants, Sidero is increasingly using Cloud Native to build, deploy and run software that exploits the flexibility of cloud computing, i.e., delivering applications that users want at the pace that business needs. www.sidero.ie</text:p>
            <text:p>###</text:p>
            <text:p>Media Contact:</text:p>
            <text:p>Annie Fink</text:p>
            <text:p>BCW Global</text:p>
            <text:p>BCW.GlobalLogic@bcw-global.com</text:p>
            <text:p>Ruchi Chowdhury</text:p>
            <text:p>Corporate Communications GlobalLogic</text:p>
            <text:p>ruchi.chowdhury@globallogic.com</text:p>
          </table:table-cell>
          <table:table-cell office:value-type="string" calcext:value-type="string">
            <text:p>https://www.globallogic.com/about/news/globallogic-acquires-leading-software-development-provider-sidero</text:p>
          </table:table-cell>
        </table:table-row>
        <table:table-row table:style-name="ro3">
          <table:table-cell office:value-type="string" calcext:value-type="string">
            <text:p>Environmental, Social and Governance | GlobalLogic</text:p>
          </table:table-cell>
          <table:table-cell office:value-type="string" calcext:value-type="string">
            <text:p>Environmental, Social &amp; Governance (ESG)</text:p>
            <text:p>A sound ESG strategy isn’t a ‘nice to have’: it’s essential to sound business. For 20 years, ESG has been woven into our company’s fabric. Giving back to our community—at both the company and employee levels—is deeply ingrained in our culture. </text:p>
            <text:p>Environmental, Social &amp; Governance</text:p>
            <text:p>Social Capital</text:p>
            <text:p>We positively impact our communities by supporting education, the environment, developing women in tech, and the arts.</text:p>
            <text:p>Giving Back to Our Communities</text:p>
            <text:p>We embrace our role in supporting the local communities in which we operate—at both the company and individual employee levels. </text:p>
            <text:p>Every year, we partner with numerous charities &amp; volunteer programs in all of our locations.</text:p>
            <text:p>We strive to make a lasting positive impact across the globe and mitigate our world's most pressing social and environmental challenges. </text:p>
            <text:p>Human Capital</text:p>
            <text:p>As a truly global company, we foster a multi-faceted culture. We're committed to a gender, racial, and interest-diverse workforce.</text:p>
            <text:p>Diversity, Equity &amp; Inclusion, and Employee Engagement</text:p>
            <text:p>We're committed to diversity, equity, and inclusion across our company. Our CEO Nitesh Banga and Chairman Shashank Samant joined 2,400 leading US CEOs by signing the CEO Action of Diversity &amp; Inclusion Pledge advancing diversity and inclusion in the workplace. </text:p>
            <text:p>Awards and Recognition</text:p>
            <text:p>Environmental</text:p>
            <text:p>Managing Our Environmental Footprint</text:p>
            <text:p>We're committed to lessening our environmental impact through grassroots efforts in every region.</text:p>
            <text:p>We are increasing our tracking, monitoring, and reporting of our energy footprint. </text:p>
            <text:p>Beginning in FY2022, we're tracking our most material energy and water-related metrics across every geography. </text:p>
            <text:p>Governance</text:p>
            <text:p>From the board level to every employee, we're committed to being good global citizens. We institute policies and oversight to ensure sound business practices.</text:p>
            <text:p>We're a proud member of the National Association of Corporate Directors (NACD).</text:p>
            <text:p>Here are our policies:</text:p>
            <text:p>Notice of Filing - Public Job Posting as per Immigration compliance requirements for hiring H-1B workers.</text:p>
            <text:p>Modern Slavery Statement - An annual statement setting out the steps GL UK companies take to prevent modern slavery in their business and their supply chains.</text:p>
            <text:p>Form 8937 - Report of Organizational Actions Affecting Form Basis of Securities.</text:p>
            <text:p>Let’s Work Together</text:p>
          </table:table-cell>
          <table:table-cell office:value-type="string" calcext:value-type="string">
            <text:p>https://www.globallogic.com/about/esg/</text:p>
          </table:table-cell>
        </table:table-row>
        <table:table-row table:style-name="ro33">
          <table:table-cell office:value-type="string" calcext:value-type="string">
            <text:p>Corporate Social Responsibility (CSR) | GlobalLogic</text:p>
          </table:table-cell>
          <table:table-cell office:value-type="string" calcext:value-type="string">
            <text:p>Corporate Social Responsibility (CSR)</text:p>
            <text:p>We believe in giving back to our community – at both the company and individual employee levels. </text:p>
            <text:p>Corporate Social Responsibility</text:p>
            <text:p>Corporate Social Responsibility</text:p>
            <text:p>At GlobalLogic, we believe in giving back to our community - at both the company and individual employee levels. Every year, we select a number of charities &amp; volunteer programs to participate in under the umbrella of our CSR program: The GlobalLogic Foundation.</text:p>
            <text:p>GlobalLogic Foundation CSR Focus Areas (EEHC)</text:p>
            <text:p>Education </text:p>
            <text:p>Basic &amp; continuing education for the underprivileged</text:p>
            <text:p>STEM Early Education</text:p>
            <text:p>Young software developers’ support</text:p>
            <text:p>Environment </text:p>
            <text:p>Ecology &amp; conservation</text:p>
            <text:p>Climate change</text:p>
            <text:p>Health &amp; Wellbeing </text:p>
            <text:p>JDRF &amp; Diabetes research</text:p>
            <text:p>American Heart Association</text:p>
            <text:p>Community Service</text:p>
            <text:p>Let’s Work Together</text:p>
          </table:table-cell>
          <table:table-cell office:value-type="string" calcext:value-type="string">
            <text:p>https://www.globallogic.com/about/csr/</text:p>
          </table:table-cell>
        </table:table-row>
        <table:table-row table:style-name="ro34">
          <table:table-cell office:value-type="string" calcext:value-type="string">
            <text:p>Piyush Jha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Piyush Jha</text:p>
            <text:p>Group Vice President &amp; Head of Asia Pacific</text:p>
            <text:p>Piyush has extensive experience of over two decades, leading global teams and driving strategy for the APAC market while keeping up with the latest technological advancements. As a founding member of GlobalLogic, he has played a pivotal role in building and leading teams of top technologists across APAC to drive innovation and digital transformation for businesses, globally. Previously Piyush was responsible for leading Strategy and Technology for GlobalLogic in the APAC region where he helped clients shape up the vision for their next-generation products. He has closely worked with some of the leading brands across eCommerce, Mobility, and IoT space globally and was also responsible for establishing the design labs at GlobalLogic India, thereby expanding the end to end engineering services offering.</text:p>
            <text:p>Piyush has been with GlobalLogic for the last 20+ years. Prior to joining GlobalLogic, Piyush worked with D E Shaw on creating their electronic trading system platform using grid computing in 2002. Piyush studied Computer Science and Mathematics for his integrated B Tech and M Tech program at IIT Delhi. He is also a member of the Economic Times Leadership Council and the Forbes Technology Council.</text:p>
            <text:p>Let’s Work Together</text:p>
          </table:table-cell>
          <table:table-cell office:value-type="string" calcext:value-type="string">
            <text:p>https://www.globallogic.com/about/leadership/piyush-jha/</text:p>
          </table:table-cell>
        </table:table-row>
        <table:table-row table:style-name="ro34">
          <table:table-cell office:value-type="string" calcext:value-type="string">
            <text:p>Igor Byeda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Igor Byeda</text:p>
            <text:p>Group Vice President &amp; Head of Europe</text:p>
            <text:p>Igor Byeda has extensive experience in managing large-scale software R&amp;D services, including building and maintaining relationships between clients and offshore teams. As Managing Director of GlobalLogic’s Ukraine engineering centers, he is responsible for the entire region’s operations, from business development and engineering to PR, infrastructure, and talent retention. Igor has a strong engineering background and previously spent many years as GlobalLogic’s Vice President of Delivery in Ukraine.</text:p>
            <text:p>Before GlobalLogic, Igor held various engineering roles at multiple technology companies, including Mindspeed Technologies, Infopulse, and Software Information Systems. In addition to engineering management, he specializes in company operations management, business development, and account management.</text:p>
            <text:p>Igor graduated from the National Technical University of Ukraine (Kyiv Polytechnic Institute) with a Specialist Degree in Computer Science. In his free time, he enjoys cooking, playing squash, and spending time in the countryside.</text:p>
            <text:p>Let’s Work Together</text:p>
          </table:table-cell>
          <table:table-cell office:value-type="string" calcext:value-type="string">
            <text:p>https://www.globallogic.com/about/leadership/igor-byeda/</text:p>
          </table:table-cell>
        </table:table-row>
        <table:table-row table:style-name="ro35">
          <table:table-cell office:value-type="string" calcext:value-type="string">
            <text:p>Vishal Anand, GVP &amp; Head of North America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Vishal Anand</text:p>
            <text:p>Group Vice President &amp; Head of Americas</text:p>
            <text:p>As Head of GlobalLogic’s North America business, Vishal Anand has a passion for building high-performance teams and driving innovation through active employee engagement, collaboration, and diligent execution. In fact, his career of 19+ years in the IT sector has been dedicated to building strong services businesses.</text:p>
            <text:p>Prior to joining GlobalLogic, he led Customer Success for Brillio’s West region, where he helped significantly grow the company’s business and increased digital transformation projects and solutions revenues. He also spent over 15 years at Cognizant, where he advanced the company’s consulting, business development, delivery, and business unit leadership interests across multiple countries and sectors. During his time at Cognizant, he won and delivered some of the company’s largest deals, developed several best practices and service offerings, built high-performance teams, and fostered strong client relationships.</text:p>
            <text:p>Vishal received his B. Tech in Chemical Engineering at the Indian Institute of Technology and his MBA from the Indian Institute of Management. When not working, Vishal enjoys traveling, reading, and spending time with his family.</text:p>
            <text:p>Let’s Work Together</text:p>
          </table:table-cell>
          <table:table-cell office:value-type="string" calcext:value-type="string">
            <text:p>https://www.globallogic.com/about/leadership/vishal-anand/</text:p>
          </table:table-cell>
        </table:table-row>
        <table:table-row table:style-name="ro11">
          <table:table-cell office:value-type="string" calcext:value-type="string">
            <text:p>Juan Bello (Vice President &amp; Head of LatAm)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Juan Bello</text:p>
            <text:p>Vice President &amp; Head of LatAm</text:p>
            <text:p>With more than 25 years of experience, Juan Bello heads GlobalLogic’s Latin American business. Throughout his career, Juan has jumpstarted projects for leading international companies across the banking, insurance, retail and communications industries.</text:p>
            <text:p>Juan co-founded and directed Cubika, a LatAm engineering firm that was acquired by GlobalLogic in 2010. Prior to that, he worked for financial and technology solution companies such as TopGroup, Carrefour, and Banca Nationale del Lavoro. He is a key opinion leader in the software and digital transformation in the LatAm region, and he can frequently be found speaking at various events, meetups, and knowledge sharing sessions.</text:p>
            <text:p>Juan earned his Bachelors degree in Information Technology from ENTE Nro1 and his Business Administration License from Universidad de Buenos Aires.</text:p>
            <text:p>Let’s Work Together</text:p>
          </table:table-cell>
          <table:table-cell office:value-type="string" calcext:value-type="string">
            <text:p>https://www.globallogic.com/about/leadership/juan-bello/</text:p>
          </table:table-cell>
        </table:table-row>
        <table:table-row table:style-name="ro36">
          <table:table-cell office:value-type="string" calcext:value-type="string">
            <text:p>Dr. Charis Christopoulos | GlobalLogic</text:p>
          </table:table-cell>
          <table:table-cell office:value-type="string" calcext:value-type="string">
            <text:p>Dr. Charis Christopoulos is an industry veteran who brings to GlobalLogic a strong technical expertise in the communications and media sectors. </text:p>
            <text:p>Shortly after earning his PhD in Video Processing &amp; Compression from Vrije Universiteit Brussel (VUB), Belgium, Charis began his career as a research scientist at Ericsson’s global HQ in Stockholm. Over the next 20+ years, he took on numerous executive leadership positions at Ericsson, registered an impressive 22 patents (primarily in media and image processing technologies), and published in over 40 industry and scientific journals.</text:p>
            <text:p>Prior to joining GlobalLogic, Charis served as Ericsson’s Vice President, CTO of the Customer Unit for T-Mobile USA (the third largest mobile operator in the US). In this position, he was responsible for the organization’s pre-sales and technology strategy activities, as well as the evolution and delivery of products and solutions.</text:p>
            <text:p>A true global citizen, Charis was born in Greece and has lived in the UK, Belgium, Sweden, and the United States. In his free time, he enjoys spending time with family and friends, jogging and power training), reading, and travelling to the world.</text:p>
          </table:table-cell>
          <table:table-cell office:value-type="string" calcext:value-type="string">
            <text:p>https://www.globallogic.com/about/leadership/dr-charis-christopoulos/</text:p>
          </table:table-cell>
        </table:table-row>
        <table:table-row table:style-name="ro7">
          <table:table-cell office:value-type="string" calcext:value-type="string">
            <text:p>Gil Bennoon | GlobalLogic</text:p>
          </table:table-cell>
          <table:table-cell office:value-type="string" calcext:value-type="string">
            <text:p>Gil Bennoon is leading GlobalLogic Japan.</text:p>
            <text:p>Gil brings an extensive experience in the DX space with over 20 years of experience in business development, product management, project/program management and complex engineering delivery models.</text:p>
            <text:p>Joined GlobalLogic in 2015, Gil initially led the north America Delivery and later moved to global roles as an SVP, from complex global program management, through customer success roles and COO Chief of Staff.</text:p>
            <text:p>Working in California’s Silicon Valley for over 20 years Gil holds a wealth of experience working in the startup industry, known for its ever-evolving businesses and fast-paced growth, as well as other mature companies. Gil has a passion for change through new opportunities creation, Delivery excellence, working in a multi-cultural and diversified environment.</text:p>
          </table:table-cell>
          <table:table-cell office:value-type="string" calcext:value-type="string">
            <text:p>https://www.globallogic.com/about/leadership/gil-bennoon/</text:p>
          </table:table-cell>
        </table:table-row>
        <table:table-row table:style-name="ro34">
          <table:table-cell office:value-type="string" calcext:value-type="string">
            <text:p>Avnish Singh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Avnish Singh</text:p>
            <text:p>Senior Vice President &amp; Global Head of Content Engineering</text:p>
            <text:p>With over twenty years of experience in the technology industry, Avnish Singh is the Senior Vice President (SVP) and Global Head of Content Engineering. Drawing upon his vast knowledge in products and platforms, he is focused on delivering top-notch content and data engineering solutions to clients across industries, and significantly scaling this business. He is responsible for driving innovation and providing leadership to the global content engineering at GlobalLogic.</text:p>
            <text:p>Prior to joining GlobalLogic, Avnish held key global leadership positions at Edgeverve/Infosys, where he was responsible for defining strategy, establishing &amp; expanding the footprint for Infosys’ AI and Automation business at Edgeverve.</text:p>
            <text:p>Avnish is a strong proponent of DEI, and builds &amp; nurtures cohesive teams for purposeful growth. Passionate about driving innovation and delivering high-value solutions, he is dedicated to shaping the future of content engineering and advancing the digital transformation journey for GlobalLogic and its clients.</text:p>
            <text:p>Let’s Work Together</text:p>
          </table:table-cell>
          <table:table-cell office:value-type="string" calcext:value-type="string">
            <text:p>https://www.globallogic.com/about/leadership/avnish-singh/</text:p>
          </table:table-cell>
        </table:table-row>
        <table:table-row table:style-name="ro11">
          <table:table-cell office:value-type="string" calcext:value-type="string">
            <text:p>Mark Farrington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Mark Farrington</text:p>
            <text:p>Group Vice President Finance &amp; Consumer Business</text:p>
            <text:p>Having worked in the Technology Services sector for over 25 years, Mark Farrington has gained extensive experience in leading transformation programmes and helping customers generate value through innovative technology deployments.</text:p>
            <text:p>At GlobalLogic, Mark and his team are responsible for helping some of the world’s largest financial institutions design, develop and adopt next generation products and platforms. His role as General Manager for the UK&amp;I business also sees him responsible for the enablement of our teams to deliver customer success in the UK&amp;I region.</text:p>
            <text:p>Prior to joining GlobalLogic, Mark led an independent technology consultancy focused on the UK Financial Services sector. Before that, he held senior technical and business development leadership roles at Hewlett Packard and Siemens.</text:p>
            <text:p>Let’s Work Together</text:p>
          </table:table-cell>
          <table:table-cell office:value-type="string" calcext:value-type="string">
            <text:p>https://www.globallogic.com/about/leadership/mark-farrington/</text:p>
          </table:table-cell>
        </table:table-row>
        <table:table-row table:style-name="ro11">
          <table:table-cell office:value-type="string" calcext:value-type="string">
            <text:p>David Wolf | Group Vice President, Communications, Media, and Entertainment Business | GlobalLogic</text:p>
          </table:table-cell>
          <table:table-cell office:value-type="string" calcext:value-type="string">
            <text:p>With over 30 years of experience in the technology and consulting sector, David Wolf is a powerhouse in building high-growth practices and leading large transformation programs. He has repeatedly been on the forefront of technology changes and excels at applying emerging technologies to create value. </text:p>
            <text:p>Prior to joining GlobalLogic, David spent 30 years at Accenture, where he held a variety of leadership roles helping build Accenture’s fastest-growing practices, including its Digital practice serving Communication, Media and Technology clients. He also led Accenture’s Southern California offices, where he was responsible for mentoring and developing a growing and diverse workforce, facilitating and fostering engagement, and building a strong sense of community. </text:p>
            <text:p>During his time at Accenture, David helped an internet start-up ship the first commercial HTML browser; worked with an innovative games company to launch the world’s largest online gaming platform; and partnered with a leading entertainment company to invent and launch a digital platform for the production and distribution of film and television products. (The studio won a Technology and Engineering Emmy award, and David received a patent and won Accenture’s Inventor of the Year award.)</text:p>
            <text:p>David earned his BS in Mathematics of Computation from the University of California, Los Angeles. He has been a member of the Board of Directors for the Southern California Leadership Council since 2018, and in his spare time he enjoys road cycling in the Santa Monica mountains, getting his hands dirty in his sustainable and edible yard, and hanging out with his wife, Dana and three daughters: Danielle, Jessica, and Madison.</text:p>
          </table:table-cell>
          <table:table-cell office:value-type="string" calcext:value-type="string">
            <text:p>https://www.globallogic.com/about/leadership/david-wolf/</text:p>
          </table:table-cell>
        </table:table-row>
        <table:table-row table:style-name="ro37">
          <table:table-cell office:value-type="string" calcext:value-type="string">
            <text:p>Timothy Morey | GlobalLogic</text:p>
          </table:table-cell>
          <table:table-cell office:value-type="string" calcext:value-type="string">
            <text:p>As the head of Method Inc, the strategic design arm of digital engineering leader GlobalLogic Inc, Tim leads an international team of designers, strategists, product managers, and engineers transforming businesses with innovative digital products and experiences. His passion for design-led engineering and digital product-making go hand-in-hand with Method’s commitment to collaborating with clients across the product life cycle to solve the right problems, create the right products, and build products right. </text:p>
            <text:p>Timothy brings more than 20 years of experience leading global teams. Most recently, he served as the Global Managing Director of creative consultancy frog, leading a team of 2,300 designers, strategists, engineers, program managers, marketers, and data scientists worldwide. He has degrees in philosophy from the University of Aberdeen in Scotland and an MBA from the UC Berkeley Haas School of Business. He lectures at Haas and at Carnegie Mellon in its Integrated Innovation Institute programs. </text:p>
            <text:p>A frequent industry speaker on innovation management, product development, and the business value of design (among other topics), his insights and frameworks have been featured in prestigious publications, including the Harvard Business Review. Outside of work, Timothy enjoys mountain climbing, winter sports, and spending time with his family and giant Bernedoodle.</text:p>
          </table:table-cell>
          <table:table-cell office:value-type="string" calcext:value-type="string">
            <text:p>https://www.globallogic.com/about/leadership/timothy-morey/</text:p>
          </table:table-cell>
        </table:table-row>
        <table:table-row table:style-name="ro34">
          <table:table-cell office:value-type="string" calcext:value-type="string">
            <text:p>Chet Kolley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Chet Kolley</text:p>
            <text:p>Group Vice President, Healthcare and Life Sciences Business</text:p>
            <text:p>Chet Kolley has over 20 years of sales, marketing, and technical leadership experience at technology start-ups, high growth mid-sized companies, and renowned corporate titans. At GlobalLogic, Chet’s team helps some of the world’s leading medical technology and healthcare companies accelerate their products and services to market.</text:p>
            <text:p>Prior to joining GlobalLogic, Chet held sales and business development leadership positions at Intraware (now Flexera), Clickmarks, and Intraspect (now OpenText). He also led a team at Acterna (acquired by JDSU) that created the mobile industry’s first automated revenue assurance offering. Chet began his technology career as a Senior Systems Engineer with General Electric after spending five years as a nuclear trained Naval Officer.</text:p>
            <text:p>Chet holds a Bachelor’s degree in Engineering from the U.S. Naval Academy and a Masters degree in Systems Engineering from Virginia Tech. He is a member of the Tau Beta Pi engineering honor society, and he is active in the U.S. Naval Academy Alumni Association. In his free time, Chet enjoys motorsports, snow skiing, and golf.</text:p>
            <text:p>Let’s Work Together</text:p>
          </table:table-cell>
          <table:table-cell office:value-type="string" calcext:value-type="string">
            <text:p>https://www.globallogic.com/about/leadership/chet-kolley/</text:p>
          </table:table-cell>
        </table:table-row>
        <table:table-row table:style-name="ro38">
          <table:table-cell office:value-type="string" calcext:value-type="string">
            <text:p>Ramki Krishna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Ramki Krishna</text:p>
            <text:p>Senior Vice President &amp; General Manager, Automotive &amp; Industrial Business</text:p>
            <text:p>With over twenty years of experience in product engineering and P&amp;L management, Ramki Krishna has a successful track record of establishing global client engagements that deliver maximum value through innovative technologies, processes, and commercial models.</text:p>
            <text:p>Prior to joining GlobalLogic, Ramki served as Vice President and Global Head of Sales &amp; Strategic Initiatives for Wipro’s Product Engineering Services (PES) business, where he was responsible for a $500M+ revenue portfolio across a number of industries. During his tenure at Wipro, Ramki incubated new initiatives that delivered consistent revenue growth and market leadership positions in several industry domains. Before Wipro, Ramki held sales and account management leadership roles at Cyient and Alfa Laval in India and the Americas. </text:p>
            <text:p>Ramki holds a BS degree in Science and a postgraduate degree in Chemical Engineering. He loves sports and adventure, and he is active in the Dallas cricket league. </text:p>
            <text:p>Let’s Work Together</text:p>
          </table:table-cell>
          <table:table-cell office:value-type="string" calcext:value-type="string">
            <text:p>https://www.globallogic.com/about/leadership/ramki-krishna/</text:p>
          </table:table-cell>
        </table:table-row>
        <table:table-row table:style-name="ro7">
          <table:table-cell office:value-type="string" calcext:value-type="string">
            <text:p>Arun Mukunda | GlobalLogic</text:p>
          </table:table-cell>
          <table:table-cell office:value-type="string" calcext:value-type="string">
            <text:p>Arun Mukunda has 20+ years of experience in helping companies successfully introduce next-generation products and platforms to market. Over the course of his career, he has worked with customers across the Communications, Media, Technology and Healthcare industries.</text:p>
            <text:p>Arun has been instrumental in setting up GlobaLogic’s Media and Entertainment business. Currently, he is focused on expanding the relationships with Entertainment, Education and Gaming customers across the globe.</text:p>
            <text:p>Prior to GlobalLogic, Arun founded a start-up that implemented billing and revenue management solutions for midsized enterprise customers. Before that, he played crucial roles in growing the product engineering business for Capgemini, Sasken, and Flextronics in the North America and Latin America markets.</text:p>
            <text:p>Arun holds an MBA from Santa Clara University. In his free time, he loves to cook, deliver food to the homeless, and play badminton.</text:p>
          </table:table-cell>
          <table:table-cell office:value-type="string" calcext:value-type="string">
            <text:p>https://www.globallogic.com/about/leadership/arun-mukunda/</text:p>
          </table:table-cell>
        </table:table-row>
        <table:table-row table:style-name="ro35">
          <table:table-cell office:value-type="string" calcext:value-type="string">
            <text:p>Sameer Tikoo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Sameer Tikoo</text:p>
            <text:p>Senior Vice President &amp; General Manager, Communication Services Business</text:p>
            <text:p>Sameer Tikoo is an accomplished executive with over 25 years of experience that spans across product engineering services, technology start-ups, and telco’s. Sameer runs GlobalLogic’s Communication Services business that includes two business units, CSP (Communication Service Providers) and NEP (Network Equipment Providers). Over his past 14 years at GlobalLogic, Sameer has been instrumental in building the company’s Communication business from the ground-up and expanding into some of the top tier telcos, NEPs and cable MSOs. Sameer excels in building trusted client relationships and developing high-performance teams.</text:p>
            <text:p>Prior to joining GlobalLogic, Sameer held positions at Bharti Airtel, Hughes Software, and Baypackets, where he worked in the product engineering space on core telecom network products and applications.</text:p>
            <text:p>Sameer earned his Bachelor’s degree in Electronics &amp; Communication from Visvesvaraya Technological University (VTU) and his Executive Post Graduate Program (EPGP) in Management from Indian Institute of Management (IIM), Indore. In his spare time, Sameer enjoys spending time on sustainability initiatives, running, playing and watching a wide variety of sports, such as soccer, cricket, and golf.</text:p>
            <text:p>Let’s Work Together</text:p>
          </table:table-cell>
          <table:table-cell office:value-type="string" calcext:value-type="string">
            <text:p>https://www.globallogic.com/about/leadership/sameer-tikoo/</text:p>
          </table:table-cell>
        </table:table-row>
        <table:table-row table:style-name="ro7">
          <table:table-cell office:value-type="string" calcext:value-type="string">
            <text:p>Sriram Raghavan | GlobalLogic</text:p>
          </table:table-cell>
          <table:table-cell office:value-type="string" calcext:value-type="string">
            <text:p>Sriram Raghavan</text:p>
            <text:p>Senior Vice President and General Manager, Technology Business</text:p>
            <text:p>Sri Raghavan is the SVP and GM of the Technology Business Unit at GlobalLogic, one of the foundational industries in GlobalLogic’s portfolio. Sri started his career in the automotive and discrete manufacturing space and transitioned to the service provider space as business unit head and client partner Service Delivery Manager at Infosys. He then went on to lead as Business Unit Head of Manufacturing at Cognizant. Sri brings a wealth of account management, delivery management, and business development experience to GlobalLogic, which will serve our clients well as they navigate their digital technology journeys in post pandemic times.</text:p>
            <text:p>Let’s Work Together</text:p>
          </table:table-cell>
          <table:table-cell office:value-type="string" calcext:value-type="string">
            <text:p>https://www.globallogic.com/about/leadership/sriram-raghavan/</text:p>
          </table:table-cell>
        </table:table-row>
        <table:table-row table:style-name="ro35">
          <table:table-cell office:value-type="string" calcext:value-type="string">
            <text:p>Milind Patwardhan | GlobalLogic</text:p>
          </table:table-cell>
          <table:table-cell office:value-type="string" calcext:value-type="string">
            <text:p>We Are GlobalLogic</text:p>
            <text:p>A digital product engineering company.</text:p>
            <text:p>We integrate experience design and complex engineering to help our clients imagine what’s possible and accelerate their transition into tomorrow’s digital businesses. </text:p>
            <text:p>Milind Patwardhan</text:p>
            <text:p>Group Vice President and Global Head of Private Equity Business</text:p>
            <text:p>Milind Patwardhan leads the fastest growing business and GTM for GlobalLogic , and is responsible for our relationships with leading Private Equity Sponsors in supporting accelerated value creation for their Portfolio companies. Portfolio companies leverage the expertise of this group across the deal lifecycle from Diligence through the hold period and at time of exit to enhance their capabilities and operating effectiveness. With over twenty years of experience in product development services, Milind is focused on fueling GlobalLogic’s continued growth as a design-led engineering services leader.</text:p>
            <text:p>Prior to joining GlobalLogic, Milind was a founding member of Ness Technologies Managed Labs, a global software engineering services provider. He also co-founded Challenger Systems, a start-up specializing in eCommerce and CRM Consulting. Milind started his career in hardware systems and was part of the core team that launched Dell Computers in India.</text:p>
            <text:p>Milind holds a Bachelors degree in Physics and is an avid student of history and culture. He enjoys competitive badminton and being actively involved in his community.</text:p>
            <text:p>Let’s Work Together</text:p>
          </table:table-cell>
          <table:table-cell office:value-type="string" calcext:value-type="string">
            <text:p>https://www.globallogic.com/about/leadership/milind-patwardhan/</text:p>
          </table:table-cell>
        </table:table-row>
        <table:table-row table:style-name="ro39">
          <table:table-cell office:value-type="string" calcext:value-type="string">
            <text:p>7 project priority checks for overloaded IT agendas | GlobalLogic</text:p>
          </table:table-cell>
          <table:table-cell office:value-type="string" calcext:value-type="string">
            <text:p>As organizations pursue digital transformation, it falls on CIOs to sift through and prioritize the work that needs to be done. Here, IT leaders discuss how they address this surfeit, evaluate initiatives, and make the difficult decisions to support company goals.</text:p>
            <text:p>Today’s IT leaders are much more than technology experts — they’re business leaders charged with driving timely results. And that requires knowing not only how to prioritize IT initiatives, but when, and how, to say no to projects that won’t advance business goals.</text:p>
            <text:p>“While saying ‘yes’ to a project can seem like the easiest way to spark innovation, the ability to say ‘no’ is vital to ensure companies focus on projects primed to deliver long-term value,” says Prasad Ramakrishnan, CIO at software company Freshworks. “Evaluating these decisions requires a deep understanding of company and stakeholder priorities.”</text:p>
            <text:p>For Matt Richard, CIO at the Laborers’ International Union of North America, that means doing what’s best for the organization’s membership.</text:p>
            <text:p>“When we think about technology initiatives, we always have a set of leadership-driven, non-negotiable projects that are always going to take priority to make sure we’re supporting our membership,” he says. “But then within our various departments, projects pop up and we still have to ask ourselves if those projects can help them meet the goal of supporting members.”</text:p>
            <text:p>IT leaders facing a surfeit of worthwhile technical projects, however, can find themselves in a difficult — and nerve-racking — position, says Barry Shurkey, CIO at NTT Data Services. What if the chosen initiatives don’t work out? What if you make the wrong choice and foregoing other options ends up having a negative or detrimental impact on the business?</text:p>
            <text:p>“Sometimes, this forces CIOs to delve in and quantify the potential success and the impact of failure for each initiative,” Shurkey says. “To enable us to be connected with the pulse of the business and to strike the right balance and prioritize the right projects, it’s also important for IT leaders to build strong relationships with their counterparts in the C-suite and with the next level of leaders in the business functions.”</text:p>
            <text:p>To help you avoid project choice remorse, here are seven things CIOs should scrutinize to ensure they stick fast to the business case regarding digital transformation.</text:p>
            <text:p>Assess business value</text:p>
            <text:p>Thomas Phelps, CIO of ECM provider Laserfiche, prioritizes digital transformation initiatives based on which ones will create the most business value and are likely to have the most impact.</text:p>
            <text:p>“This needs to be balanced with the time to value, resources required, estimated project costs, and risks,” he says. “Along with meetings on running our business, our leadership team meets weekly to discuss transformational initiatives. Our agenda includes a discussion of initiatives to innovate and change how we do business, capture new business opportunities, and build new organizational capabilities.”</text:p>
            <text:p>Balance near-term and long-term strategies</text:p>
            <text:p>For Jen Felch, CIO and CDO at Dell Technologies, it’s critical to balance near-term needs with long-term goals.</text:p>
            <text:p>“Within the IT organization of a large company like ours, we need to nail the basics — maintain a resilient, secure, cost-efficient infrastructure and efficient operations — while fostering a culture of innovation and transformation,” she says. “Each investment and project we take on must thoughtfully support the company’s near- and long-term strategies.”</text:p>
            <text:p>As such, Felch and her team work with Dell’s senior leadership to identify key transformational initiatives that align with the company’s strategic priorities, and then partner with business leaders to help propel these initiatives to achieve agreed upon goals.</text:p>
            <text:p>“We also know new priorities are going to arise, unforeseen challenges will present themselves, and we need to be flexible,” she says. “Taking a step back and shifting the order of priorities or projects — whether large or small — can be tough calls CIOs need to make so teams can focus on the highest priorities at all times.”</text:p>
            <text:p>Weigh technical and non-technical factors</text:p>
            <text:p>Balancing between transformation initiatives depends on technical and non-technical factors, says Sunny Azadeh, CIO at GlobalLogic.</text:p>
            <text:p>“Once you’ve solidified broader business, operational, and technical approaches, and goals, there’re also non-technical considerations,” she says. “Factors include staffing and training costs, appetite for change and adoption, design capabilities, board and investor commitments, and others.”</text:p>
            <text:p>Democratization of the digital transformation journey makes it possible to be inclusive to a wider range of stakeholders, and land on attractive initiatives to move forward on together, she adds.</text:p>
            <text:p>Obtain stakeholder support</text:p>
            <text:p>Building trust with stakeholders is paramount, emphasizes enterprise software provider Rimini Street CIO Steven Salaets. Transparency and business involvement in the decision-making processes is a must, as is consistently communicating the reasoning behind choices and bringing in key stakeholders in the evaluation phases.</text:p>
            <text:p>“By involving them in the process, they have ownership of a project’s success as well,” he says. “This collaborative approach not only garners support but also brings diverse perspectives, refining the full digital transformation journey and lessening the chance of overlooking key components to its success.”</text:p>
            <text:p>Jim Palermo, VP and CIO at software company Red Hat, agrees.</text:p>
            <text:p>“The CIO has to be able to clearly articulate the outcomes needed to achieve company goals across the entire organization, and enable the teams to plan capabilities to achieve them,” he says. “This can be complex and difficult to maneuver. They have to manage stakeholder expectations since the business often lacks knowledge of competing resources from project to project.”</text:p>
            <text:p>CIOs also need to be able to help business partners understand the cost and how to best leverage resources to get the biggest bang for the buck, Palermo says.</text:p>
            <text:p>“Prioritization against outcomes is key and it requires all the organization leaders to be in agreement and hold their organizations accountable,” he says.</text:p>
            <text:p>Put data into action</text:p>
            <text:p>Software developer Alteryx CIO Trevor Schulze says the best way to balance continuous digital transformation efforts, maintain stakeholder support, and align with business objectives is by using an asset CIOs already have: data.</text:p>
            <text:p>“Data is the lifeblood of the intelligent systems supporting digital transformation efforts, which is why CIOs need to prioritize and deploy the key components of the modern data stack that will impact broader business outcomes through analytics,” he says. “It’s also critical to democratize data and analytics so everyone has access to the insights to make informed decisions. Siloed data that’s available to only a few people or departments within an organization will severely hinder that organization’s transformation aspirations.”</text:p>
            <text:p>One way using data and analytics intentionally can help CIOs and IT leaders prioritize work is by enabling them to derive strategic and operational insights to make more informed decisions without hindering innovation, Schulze says.</text:p>
            <text:p>Empowering stakeholders with key actionable data insights to help make informed and timely decisions is critical, adds Chetna Mahajan, CDIO at digital analytics company Amplitude.</text:p>
            <text:p>“The most successful CIOs and IT organizations are data-driven, so it’ll be no surprise that my advice for prioritization is to let data guide your path,” she says. “By taking a data-driven approach, modern CIOs can turn their organizations into massive growth drivers for their companies.”</text:p>
            <text:p>Consider existing technology roadmaps</text:p>
            <text:p>When it comes to deciding which promising initiatives to approve and which to pass on, Aflac CIO Shelia Anderson assesses whether they align to the company’s existing technology roadmaps, or if they’d require new architectural directions.</text:p>
            <text:p>“We consider not only the investment required but also things like what the operational impact would be and if [the initiative] would require added costs or resources with new skills,” she says. “[We also consider] if the initiative would replace an existing capability, and if so, do we have the investment and decommission plans needed to reduce any future technical debt and [duplicate] costs we may encounter.”</text:p>
            <text:p>Innovate with purpose</text:p>
            <text:p>There are many ways to look at innovation, says Nate Kurtz, CIO at Veeam Software. It doesn’t always come as a brand new technology or by trying to completely change how businesses work. Rather, innovation simply helps businesses become more efficient, agile, and resilient.</text:p>
            <text:p>“CIOs need to look at digital transformation through this lens,” he says. “Projects that align with business goals and make the business more effective, if even in a small way, should always be considered first.”</text:p>
            <text:p>This article was originally published by CIO.com and can be found here.</text:p>
          </table:table-cell>
          <table:table-cell office:value-type="string" calcext:value-type="string">
            <text:p>https://www.globallogic.com/about/news/7-project-priority-checks-for-overloaded-it-agendas/</text:p>
          </table:table-cell>
        </table:table-row>
        <table:table-row table:style-name="ro40">
          <table:table-cell office:value-type="string" calcext:value-type="string">
            <text:p>TAO Digital Maturity Assessment | Digital Strategy Consulting | GlobalLogic</text:p>
          </table:table-cell>
          <table:table-cell office:value-type="string" calcext:value-type="string">
            <text:p>TAO Digital Maturity Assessment</text:p>
            <text:p>Complementary digital maturity assessment paired with affordable, enterprise-grade digital transformation services </text:p>
            <text:p>Seamless Digital Transformation Delivered with GlobalLogic Quality</text:p>
            <text:p>Now more than ever, organizations need to transform their business leveraging digital technologies to better access, engage, and serve customers. But the deep external service expertise needed to make this transition has been unaffordable and out of reach for most smaller organizations.</text:p>
            <text:p>TAO provides an affordable, scalable solution to transformation, leading to superior digital products and experiences that are centered around your customer — driving better outcomes for your business.</text:p>
            <text:p>TAO helps you gauge where you are in your digital journey through a complimentary Digital Maturity Assessment and then connects you with the right content, tools, and experts needed to plan and execute your digital transformation program. </text:p>
            <text:p>Inside the App</text:p>
            <text:p>GlobalLogic's TAO mobile app gives companies of all sizes access to premium digital transformation expertise and talent in an affordable, easy-to-deploy package.</text:p>
            <text:p>Assess</text:p>
            <text:p>Start your journey with the Digital Maturity Assessment. Based on your inputs, TAO will gauge your digital capabilities and send you a detailed report with your digital maturity score.</text:p>
            <text:p>This will provide insights about your relative position, strengths, and opportunities. Your customized results are emailed to you in minutes.</text:p>
            <text:p>Plan</text:p>
            <text:p>Once you have your digital maturity score and detailed report, TAO can connect you with experts in our teams to craft a Solution Blueprint that defines your detailed path to digital transformation execution.</text:p>
            <text:p>Blueprints come in affordable, fixed-priced packages crafted by those who have done this type of work many times before.</text:p>
            <text:p>Execute</text:p>
            <text:p>Armed with your digital maturity score and your Solution Blueprint, TAO now helps you set up your own custom team. </text:p>
            <text:p>The Agile Factory is made up of an ideal mix of talented designers, architects, and software engineers who will execute the planned design and move to build your digital vision in the shortest possible time, at a price that won’t break the bank.</text:p>
            <text:p>Why GlobalLogic</text:p>
            <text:p>GlobalLogic, a Hitachi Group Company, is a leader in digital product engineering. We help our clients design and build innovative products, platforms, and digital experiences for the modern world. By integrating our strategic design, complex engineering, and vertical industry expertise with Hitachi’s Operating Technology and Information Technology capabilities, we help our clients imagine what’s possible and accelerate their transition into tomorrow’s digital businesses.</text:p>
            <text:p>FAQs</text:p>
            <text:p>The Digital Maturity Assessment (DMA) is an online assessment that is based on a questionnaire. It assesses a businesses digital maturity so leadership can identify the strengths and weaknesses, and prioritize what steps to take to reach higher maturity levels.</text:p>
            <text:p>A digital readiness assessment identifies and prioritizes the potential challenges that might arise for businesses when implementing new, digital procedures, structures, and processes.</text:p>
            <text:p>A digital transformation maturity model evaluates a businesses current performance. It then provides a roadmap for its future digital transformation so the business can reach digital maturity goals, plan for growth, and measure succes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digital-advisory-assessments/tao-digital-maturity-assessment/</text:p>
          </table:table-cell>
        </table:table-row>
        <table:table-row table:style-name="ro41">
          <table:table-cell office:value-type="string" calcext:value-type="string">
            <text:p>AWS Optimization Services | Cloud Strategy Consulting | GlobalLogic</text:p>
          </table:table-cell>
          <table:table-cell office:value-type="string" calcext:value-type="string">
            <text:p>AWS Well-Architected Review</text:p>
            <text:p>Have confidence that your infrastructure is the most efficient for your application </text:p>
            <text:p>6 Pillars of the Well-Architected Framework</text:p>
            <text:p>The AWS Well-Architected Review is an architectural assessment that reviews a specific, business-critical workload against the 6 Pillars of the Well-Architected Framework. It provides a quick and targeted analysis to help highlight specific gaps between the current state of your cloud environment and AWS best practices. The assessment also provides recommendations on how high-priority issues can be resolved in a timely and cost-effective manner. </text:p>
            <text:p>Operational Excellence</text:p>
            <text:p>Deliver business value through the continual improvement processes and procedures</text:p>
            <text:p>Security</text:p>
            <text:p>Protect systems and information through the establishment of controls to prevent and detect security events</text:p>
            <text:p>Reliability</text:p>
            <text:p>Ensure workloads perform as intended and can recover quickly from failures to constantly meet business and customer demands</text:p>
            <text:p>Performance Efficiency</text:p>
            <text:p>Make informed decisions to maintain efficiency as business needs evolve and technologies advance</text:p>
            <text:p>Cost Optimization</text:p>
            <text:p>Avoid unnecessary costs by understanding and controlling where money is being spent, and maintaining value as systems scale</text:p>
            <text:p>Sustainability</text:p>
            <text:p>Understanding the impact of the services used and applying best practices to reduce these impacts</text:p>
            <text:p>How It Works</text:p>
            <text:p>Are you ready to identify, address, and increase the business value delivered by your cloud solutions in as little as three months? Here's a quick overview of what you can expect when engaging in our AWS Well-Architected Review.</text:p>
            <text:p>The Benefits</text:p>
            <text:p>Understand &amp; reduce risk associated to your cloud solution</text:p>
            <text:p>Reduce operational costs &amp; minimize system failures</text:p>
            <text:p>Identify &amp; fix security gaps</text:p>
            <text:p>Maintain operational efficiency</text:p>
            <text:p>The Timeline</text:p>
            <text:p>1 day to prepare &amp; execute assessment</text:p>
            <text:p>2 days to deliver benchmark report</text:p>
            <text:p>Includes recommendations for 30-day issue resolution &amp; 3-month issue resolution </text:p>
            <text:p>The Cost</text:p>
            <text:p>Completely free assessment!</text:p>
            <text:p>Organizations also eligible for $5,000 AWS credit if they partner with GlobalLogic to resolve 25% of the identified issues</text:p>
            <text:p>Why GlobalLogic</text:p>
            <text:p>GlobalLogic is known in the industry for delivering first-class solutions that leverage our knowledge of best practices, as well as industry-wide legislations. This experience makes us best suited for crafting hassle free solutions – and has helped us best serve our customers for over a decade.</text:p>
            <text:p>Our recognition as an Advanced AWS Partner means we work inseparably with AWS, providing a peak level of service at a standout velocity. We incorporate the best Architects and Solvers who translate customer aspirations accurately right from the go, helping to accelerate the realization of business-inspired initiatives onto the AWS platform.</text:p>
            <text:p>FAQs</text:p>
            <text:p>An AWS Well-Architected framework refers to the 5 design principles and architectural best practices pillars when designing and running workloads in the cloud. It is used to help businesses align architectural best practices and provide guidance for improvements.</text:p>
            <text:p>The 6 pillars of AWS are operational excellence, security, reliability, performance efficiency and cost optimization. These pillars provide stability from initial design to infrastructure with recommendations on how to resolve high-priority issues in a timely and cost-effective manner.</text:p>
            <text:p>Three components of a well-architected framework include Operational Excellence that delivers a business’s value through continual improvement in processes and procedures. Security against third parties from accessing private systems and information. And Performance Efficiency, which allows businesses to make informed decisions to maintain efficiency so the business can evolve and advance.</text:p>
            <text:p>The Well-Architected Framework is made up of 6 pillars that identifies the general architectural design principles used to facilitate good design in the cloud. It offers guidance on best practices so business can build resilience and agile applications via the cloud.</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digital-advisory-assessments/aws-well-architected-review/</text:p>
          </table:table-cell>
        </table:table-row>
        <table:table-row table:style-name="ro42">
          <table:table-cell office:value-type="string" calcext:value-type="string">
            <text:p>CX Value Chain Assessment | CX Strategy Consulting | GlobalLogic</text:p>
          </table:table-cell>
          <table:table-cell office:value-type="string" calcext:value-type="string">
            <text:p>CX Value Chain Assessment</text:p>
            <text:p>Assesses your omnichannel customer experience to identify gaps &amp; deliver a more predictive, proactive, personal &amp; profitable experience </text:p>
            <text:p>CX Value Chain Assessment Framework</text:p>
            <text:p>GlobalLogic’s CX Value Chain Assessment is designed to help clients take a customer-centric and pragmatic approach to understanding their organization’s ability to effectively sense (predict) and respond (proactive, personalized) to their omni-customers with branded goods, services, and product experiences. It can also help our clients master the below three key Omni-CX competencies that, in our experience, are critical for organizations to separate themselves from the competition.</text:p>
            <text:p>Customers</text:p>
            <text:p>Brand purpose &amp; strategy</text:p>
            <text:p>Market &amp; customers</text:p>
            <text:p>Business objectives &amp; key programs</text:p>
            <text:p>Customer targeting &amp; segmentation</text:p>
            <text:p>Desired experiential &amp; commercial outcomes</text:p>
            <text:p>Omnichannel Journey Experience</text:p>
            <text:p>Access &amp; registration</text:p>
            <text:p>Channels &amp; touchpoints</text:p>
            <text:p>Contact routing</text:p>
            <text:p>Frontline experience (agent &amp; supervisor)</text:p>
            <text:p>Optimize &amp; Iterate</text:p>
            <text:p>Overall data &amp; analytics, Agile, innovation, and iterative service delivery capabilities</text:p>
            <text:p>Operating model &amp; practices to continuously optimize, ideate &amp; co-create experiences with customers</text:p>
            <text:p>How It Works</text:p>
            <text:p>Delivering a great customer experience starts with your company's CX value chain. Uncover what's holding you back and start engaging with you customers on their terms.</text:p>
            <text:p>Week 1: Access the “Current State”</text:p>
            <text:p>Capture desired strategy &amp; CX vision</text:p>
            <text:p>Assess operating model performance across People, Processes &amp; Technology Domains</text:p>
            <text:p>Week 2: Co-Envision the “Desired State”</text:p>
            <text:p>Define &amp; validate the ideal end-state </text:p>
            <text:p>Based on business strategies &amp; objectives, CX best practices, digital expertise &amp; relevant game-changing innovations</text:p>
            <text:p>Week 3: Analyze GPAs &amp; Synthesize Findings</text:p>
            <text:p>Identify current gaps, validate understanding &amp; underlying causes</text:p>
            <text:p>Deliver recommendations &amp; maps for top 3 customer journeys to be addressed</text:p>
            <text:p>Why GlobalLogic</text:p>
            <text:p>GlobalLogic leverages its cross-discipline expertise to baseline your ‘as is’ position from a business, CX, and technical perspective, then produces a pragmatic step-by-step digital transformation roadmap, Agile operating model practices, tactical and strategic recommendations that enables you to effectively service your omni-customers.</text:p>
            <text:p>Although we adapt and customize our consulting assessments per client, GlobalLogic’s business consulting team will usually consist of an experienced business consultant who has 20+ years of experience in customer service, contact center, CX industry; a seasoned project manager; and a well-respected and certified AWS Connect expert. The combination of resources enables GlobalLogic to deliver recommendations to you that are not only desirable but feasible and viable.</text:p>
            <text:p>FAQs</text:p>
            <text:p>CX value (Customer Experience value) helps businesses to recognize a customer’s value at the point of customer contact. It also determines how a business can maximize the CX value through personalized customer experiences to improve a customer’s perception of the business.</text:p>
            <text:p>CX (Customer Experience) results from customer interactions with a brand’s products and services. Businesses must have a good CX if they want to attract and retain customers as long-term loyalists.</text:p>
            <text:p>CX products are products that make an impression on the customers when they are experiencing a product. Examples include retail and clothing products.</text:p>
            <text:p>CX in business is an essential way to increase revenue by building a positive customer experience and loyalty toward the brand and its products.</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digital-advisory-assessments/cx-value-chain-assessment/</text:p>
          </table:table-cell>
        </table:table-row>
        <table:table-row table:style-name="ro40">
          <table:table-cell office:value-type="string" calcext:value-type="string">
            <text:p>Accelerate Your Operations with OpeNgine | GlobalLogic</text:p>
          </table:table-cell>
          <table:table-cell office:value-type="string" calcext:value-type="string">
            <text:p>GlobalLogic OpeNgine</text:p>
            <text:p>Addresses customers’ needs for a ‘ready to use’ modern DevOps toolchain that delivers a comprehensive and integrated solution accelerating product development </text:p>
            <text:p>Overview</text:p>
            <text:p>OpeNgine by GlobalLogic is a comprehensive, integrated DevOps solution that automates cloud infrastructure setup, installs tools, and jump-starts CI\CD pipelines. Based on proven technologies and GlobalLogic’s accumulated experience, the OpeNgine accelerator drastically reduces the implementation timeline from months to weeks.</text:p>
            <text:p>Industries</text:p>
            <text:p>Industry Agnostic</text:p>
            <text:p>Technologies/Works well with</text:p>
            <text:p>Kubernetes, Istio, Helm, Git, Jenkins, KMS, Nexus, Prometheus, Grafana, Kibana, AWS CloudWatch, Azure DevOps, Google CloudBuild, GitHub, BitBucket, DockerHub, Artifactory</text:p>
            <text:p>Business Need</text:p>
            <text:p>Modernize applications or Greenfield develop container-based application platforms</text:p>
            <text:p>Quickly deploy development / testing sandbox for technical evaluation of comparable platforms</text:p>
            <text:p>Accelerate adoption of public cloud with little infrastructure experience</text:p>
            <text:p>Multi-cloud solution that works on all three major cloud providers and provides expedited Day 0/1 operations</text:p>
            <text:p>Benefits customers with a next-gen application platform strategy</text:p>
            <text:p>Value Proposition</text:p>
            <text:p>Drastically reduces the CI/CD pipeline implementation timeline, from around 4 man-months to 2 weeks</text:p>
            <text:p>Applies best practices from Day 1</text:p>
            <text:p>Easily integrates with existing standard CI/CD tool stacks (i.e., primarily based on Kubernetes and Jenkins) and can be extended with new tools and technologies</text:p>
            <text:p>Prevents "vendor lock-in" by seamlessly integrating with all the three major cloud providers (i.e., AWS, Azure, GCP)</text:p>
            <text:p>Features</text:p>
            <text:p>Resource provisioning and configuration</text:p>
            <text:p>Kubernetes cluster with CI/CD server and agents</text:p>
            <text:p>Artifact repository (file build artifacts, Docker images)</text:p>
            <text:p>Configurable set of Kubernetes-based environments (i.e., development/staging/production)</text:p>
            <text:p>Monitoring,Log Management and Alerting</text:p>
            <text:p>Immutable Infrastructure as Code (IaC)</text:p>
            <text:p>CI/CD</text:p>
            <text:p>Release Management</text:p>
            <text:p>Testing Automation</text:p>
            <text:p>Kubernetes integration</text:p>
            <text:p>CI/CD Pipelines</text:p>
            <text:p>DevSecOps</text:p>
            <text:p>Static Application Security Testing (SAST)</text:p>
            <text:p>Integration with native KMS on each platform</text:p>
            <text:p>Open Source Security Testing</text:p>
            <text:p>Microsegmentation based on Istio service mesh</text:p>
            <text:p>Let’s Work Together</text:p>
            <text:p>Resource center</text:p>
          </table:table-cell>
          <table:table-cell office:value-type="string" calcext:value-type="string">
            <text:p>https://www.globallogic.com/services/offerings/digital-accelerators/opengine/</text:p>
          </table:table-cell>
        </table:table-row>
        <table:table-row table:style-name="ro43">
          <table:table-cell office:value-type="string" calcext:value-type="string">
            <text:p>GlobalLogic CloudWave | Cloud-Native Development Accelerator | GlobalLogic</text:p>
          </table:table-cell>
          <table:table-cell office:value-type="string" calcext:value-type="string">
            <text:p>GlobalLogic Cloudwave®</text:p>
            <text:p>Augments a business’s CMDB with a unique, survey-based process and intelligent categorization engine to help businesses rapidly assess their application portfolios for migration </text:p>
            <text:p>Overview</text:p>
            <text:p>Assessing an application portfolio for an IT change program such as cloud migration can be a logistical nightmare. Traditional configuration management databases (CMDBs) lack the contextual information required to make informed decisions, and application owners and subject matter experts are often too busy to help —resulting in project delays and overreaching budgets.</text:p>
            <text:p>GlobalLogic’s Cloudwave® digital accelerator augments a business’s CMDB with a unique, survey-based process and intelligent categorization engine to help businesses assess their application portfolios in days, not months. By delivering insights into which applications deliver the most business value, Cloudwave® helps organizations determine which applications to prioritize, migrate, and retire. This enables businesses to establish a baseline, identify quick wins, and gain actionable insights into the overall change program at minimal cost.</text:p>
            <text:p>Supported Platforms</text:p>
            <text:p>Industries</text:p>
            <text:p>Industry Agnostic</text:p>
            <text:p>Technologies/Works well with</text:p>
            <text:p>Configuration management databases</text:p>
            <text:p>Business Needs</text:p>
            <text:p>Automate large-scale technology transformation programs</text:p>
            <text:p>Optimize highly complex, regulated &amp; legacy-ridden environments</text:p>
            <text:p>Reduce costs &amp; improve efficiency of assessment phase</text:p>
            <text:p>Consolidate IT assets &amp; dependency data </text:p>
            <text:p>Value Proposition</text:p>
            <text:p>Accelerates &amp; optimizes the assessment phase ahead of a large-scale IT change program</text:p>
            <text:p>Provides a complete picture of an application portfolio in a centralized, easy to navigate dashboard</text:p>
            <text:p>Delivers application portfolio insights &amp; recommendations in real-time </text:p>
            <text:p>Ensures enterprise-grade data protection &amp; security</text:p>
            <text:p>Features</text:p>
            <text:p>Enterprise Ready</text:p>
            <text:p>Scales to 1,000s of apps &amp; 10,000s of users</text:p>
            <text:p>Draws on contextual factors &amp; consolidates multiple data streams</text:p>
            <text:p>Identifies trends, themes &amp; abnormalities across the application portfolio</text:p>
            <text:p>Customizable</text:p>
            <text:p>Users can leverage our existing questionnaires for Cloud, Containers, or Database Migration — or create their own</text:p>
            <text:p>Users can run the tool of their own ServiceNow instance or on GlobalLogic’s Cloud platform</text:p>
            <text:p>Let’s Work Together</text:p>
            <text:p>Resource center</text:p>
          </table:table-cell>
          <table:table-cell office:value-type="string" calcext:value-type="string">
            <text:p>https://www.globallogic.com/services/offerings/digital-accelerators/globallogic-cloudwave/</text:p>
          </table:table-cell>
        </table:table-row>
        <table:table-row table:style-name="ro31">
          <table:table-cell office:value-type="string" calcext:value-type="string">
            <text:p>Microservices Architecture (MSA) Development Services | GlobalLogic</text:p>
          </table:table-cell>
          <table:table-cell office:value-type="string" calcext:value-type="string">
            <text:p>GlobalLogic Microservices Accelerator</text:p>
            <text:p>Provides a development sandbox of optional modules implementing most common non-functional requirements &amp; cross-cutting concerns for typical microservices based solutions </text:p>
            <text:p>Overview</text:p>
            <text:p>Microservices Accelerator by GlobalLogic provides a comprehensive microservice chassis that includes a project configurator and a set of optional modules that implement the most common non-functional requirements for typical microservices-based solutions.</text:p>
            <text:p>Industries</text:p>
            <text:p>Industry Agnostic</text:p>
            <text:p>Technologies/Works well with</text:p>
            <text:p>Spring Framework, Docker, Kubernetes, Azure Functions, AWS Lambdas, Redis, Couchbase, MongoDB</text:p>
            <text:p>Business Needs</text:p>
            <text:p>Reduce time and effort required to implement fundamental, non-functional requirements (NFRs) for all microservices in a project</text:p>
            <text:p>Create deployment-agnostic microservices, thus reducing the effort required to switch from one approach to another (e.g., containers or Function-as-a-Service)</text:p>
            <text:p>Simplify multi-language projects that use common / compatible implementations of NFRs, common approaches, and techniques; provides a similar developer experience for all teams</text:p>
            <text:p>Reduce time to integrate with Azure / AWS / GCP-provided solutions for logging, distributed tracing, messaging, and serverless</text:p>
            <text:p>Reduce time to prototype a microservices-based project by using samples and reference implementation of common scenarios out-of-the-box</text:p>
            <text:p>Value Proposition</text:p>
            <text:p>Saves up to 75 person-months of project efforts depending on the level of customization</text:p>
            <text:p>Improves cross team consistency / mobility</text:p>
            <text:p>Keeps team focused on functional requirements</text:p>
            <text:p>Follow proven best practices and ensure quality standards</text:p>
            <text:p>Features</text:p>
            <text:p>Core Function</text:p>
            <text:p>Chassis and components designed to ensure business logic is completely insulated from cross cutting non-functional concerns</text:p>
            <text:p>Configurator project generation tool that enables configuration of several project parameters and selection of required components for a project</text:p>
            <text:p>Creates sample microservices using pre-defined templates</text:p>
            <text:p>Configurator for Java projects integrates with well-known IDE(s) like Eclipse and IntelliJ (also available through a web UI)</text:p>
            <text:p>NFR Support</text:p>
            <text:p>Logging and distributed tracing with full support for CorrelationID and Custom Attributes with propagation over multiple protocols like REST and Messaging</text:p>
            <text:p>Easy to use error handling and mapping framework</text:p>
            <text:p>Inter-service communication with hot-retries, exception error handling, circuit-breaker, automatic response caching based on cache-controls and plugin configuration, etc.</text:p>
            <text:p>Comprehensive caching framework with ETAG, segregation of local, service, and global caches via namespaces; includes features like enabling/disabling cache use per request or choreography process</text:p>
            <text:p>Design Elements</text:p>
            <text:p>Implements complex SAGA orchestration through configuration with little-to-no-code</text:p>
            <text:p>Available for both imperative and reactive programming models</text:p>
            <text:p>Supports for both containers and functions as a service-based deployment model</text:p>
            <text:p>Supports PaaS solutions on Azure, AWS, and GCP</text:p>
            <text:p>Let’s Work Together</text:p>
            <text:p>Resource center</text:p>
          </table:table-cell>
          <table:table-cell office:value-type="string" calcext:value-type="string">
            <text:p>https://www.globallogic.com/services/offerings/digital-accelerators/msa/</text:p>
          </table:table-cell>
        </table:table-row>
        <table:table-row table:style-name="ro40">
          <table:table-cell office:value-type="string" calcext:value-type="string">
            <text:p>GlobalLogic Vehicle Cockpit - Next-Gen Automotive Solutions | GlobalLogic</text:p>
          </table:table-cell>
          <table:table-cell office:value-type="string" calcext:value-type="string">
            <text:p>GlobalLogic Vehicle Cockpit</text:p>
            <text:p>Platform’s hybrid architecture allows you to develop a customizable IVI system without compromising functionality, security, or reliability. </text:p>
            <text:p>Overview</text:p>
            <text:p>Vehicle Cockpit Accelerator by GlobalLogic is a hypervisor-based accelerator that leverages our deep expertise in telecommunication units (TCU), instrumental clusters, and in-vehicle infotainment systems (IVI) to develop virtual automotive cockpit solutions. It also includes a demonstration kit to help customers visualize how their solution will work across various automotive use-cases, from the core functionality to the user experience.</text:p>
            <text:p>Supported Platforms</text:p>
            <text:p>Industries</text:p>
            <text:p>Automotive, Industrial, Communication</text:p>
            <text:p>Technologies/Works well with</text:p>
            <text:p>Linux, Android, Xen, Free RTOS</text:p>
            <text:p>Business Needs</text:p>
            <text:p>Quickly and cost-effectively develop powerful in-vehicle infotainment (IVI) systems</text:p>
            <text:p>Leverage any operating system, from Android to Linux</text:p>
            <text:p>Develop different types of communication units for different use cases</text:p>
            <text:p>Design engaging driver experiences through innovative UX, such as heads-up displays (HUD)</text:p>
            <text:p>Value Proposition</text:p>
            <text:p>Reduces product development time by approximately 20% (depending on product complexity)</text:p>
            <text:p>Significantly decreases the time to develop the architecture of future products</text:p>
            <text:p>Jump starts an R&amp;D team's automotive and product research capabilities</text:p>
            <text:p>Includes innovative UX, TCU, and safety island features</text:p>
            <text:p>Features</text:p>
            <text:p>Core Functionality</text:p>
            <text:p>Virtual platform with Android-based IVI, Linux-based cluster, and safety island hosted by dedicated R7 MCU driven by Freertos </text:p>
            <text:p>Dedicated Cortex R7 MCU to manage safety critical tasks (e.g., communication via CAN bus, supervising app core and hypervisor)</text:p>
            <text:p>Provides ultra-fast RVC (&lt;1s from power-on) and parktronic functionality</text:p>
            <text:p>Interacts with hypervisor-managed domains via Virtio interface and HW mailboxes</text:p>
            <text:p>Can completely switch off instrument cluster in emergency with RVC-enabled functionality</text:p>
            <text:p>Custom Drivers</text:p>
            <text:p>Drivers share peripheral devices across systems</text:p>
            <text:p>Shared GPU enables rendering for 2D/3D scenes in each guest</text:p>
            <text:p>Paravirtualized Audio enables each domain to play sounds or use voice assistant</text:p>
            <text:p>CAN-Pipe-to-Guest-Domain provides bidirectional interaction between CAN bus and guest domains </text:p>
            <text:p>CAN-to-HID forwards CAN bus events to Android IVI with regular HID event representation (enables integration of events like volume level change without modifiying Android OS)</text:p>
            <text:p>Additional Features</text:p>
            <text:p>Navigation application</text:p>
            <text:p>RVC</text:p>
            <text:p>Ultrasonic park assistance</text:p>
            <text:p>Digital cluster and safety critical clusters</text:p>
            <text:p>Dedicated communication unit</text:p>
            <text:p>Let’s Work Together</text:p>
            <text:p>Resource center</text:p>
          </table:table-cell>
          <table:table-cell office:value-type="string" calcext:value-type="string">
            <text:p>https://www.globallogic.com/services/offerings/digital-accelerators/vca/</text:p>
          </table:table-cell>
        </table:table-row>
        <table:table-row table:style-name="ro19">
          <table:table-cell office:value-type="string" calcext:value-type="string">
            <text:p>Expert OTT Channel Development Solutions | GlobalLogic</text:p>
          </table:table-cell>
          <table:table-cell office:value-type="string" calcext:value-type="string">
            <text:p>OTT Channel Development Accelerator</text:p>
            <text:p>Enables businesses to create a fully functional, highly branded, monetized OTT channel or application in as little as 10 weeks </text:p>
            <text:p>Overview</text:p>
            <text:p>GlobalLogic’s OTT Channel Development Accelerator is a proven, tested solution that enables businesses to create a fully functional, completely branded, monetized OTT channel or application in as little as 10 weeks. Go beyond the boilerplate with highly customized designs and features like background video; build on any platform, for any device; and spend less money with a turnkey solution and single partnership fee. We are also part of Roku’s and Comcast’s networks of preferred channel development vendors.</text:p>
            <text:p>Industries</text:p>
            <text:p>Media &amp; Entertainment</text:p>
            <text:p>Technologies/Works well with</text:p>
            <text:p>Android, iOS, tvOS, Roku, Amazon Fire TV, Android TV, Tizen, Xbox, Playstation, Nintendo DS, Web</text:p>
            <text:p>Business Need</text:p>
            <text:p>Accelerate OTT channel development while lowering costs &amp; ensuring channel/app reliability </text:p>
            <text:p>Create a highly customized channel/app with any number of screens, design elements, and unique features </text:p>
            <text:p>Enable simple revenue generation, rich analytics tracking &amp; intuitive UX for viewers</text:p>
            <text:p>Automate testing to ensure channel performance across any streaming device</text:p>
            <text:p>Easily integrate (and customize) payment systems</text:p>
            <text:p>Value Proposition</text:p>
            <text:p>Accelerate time-to-market by leveraging our channel development framework &amp; 10+ years of OTT experience</text:p>
            <text:p>Match your business' brand with unique UI elements &amp; UX configuration for content display &amp; video streaming</text:p>
            <text:p>Avoid vendor lock-in with a solution that is agnostic across platforms, devices, technology stacks, and environments</text:p>
            <text:p>Integrate any monetization option or manage multiple platform monetization processes through a single interface</text:p>
            <text:p>Pay only the price of the partnership (no subscription fees) and maintain ownership of your code</text:p>
            <text:p>Ensure the security, performance, and reliability of your channel</text:p>
            <text:p>Develop code for native apps per platform or develop a cross-platform, reusable code base</text:p>
            <text:p>Work with GlobalLogic as a stand-alone partner or as an integrated part of your own team</text:p>
            <text:p>Features</text:p>
            <text:p>Devices Supported</text:p>
            <text:p>Roku</text:p>
            <text:p>Xfinity</text:p>
            <text:p>tvOS</text:p>
            <text:p>Amazon Fire TV</text:p>
            <text:p>Android TV</text:p>
            <text:p>Tizen</text:p>
            <text:p>webOS</text:p>
            <text:p>Xbox</text:p>
            <text:p>Playstation</text:p>
            <text:p>Nintendo DS</text:p>
            <text:p>Android</text:p>
            <text:p>Feature Set</text:p>
            <text:p>Unified API adapter with pre-integrated content providers</text:p>
            <text:p>Authentication / authorization adapter</text:p>
            <text:p>UI builder &amp; video player decorator</text:p>
            <text:p>Rich analytics tracking</text:p>
            <text:p>Advertisement integration</text:p>
            <text:p>In-app purchases &amp; billing integration</text:p>
            <text:p>User preferences configuration</text:p>
            <text:p>Multiplatform portability</text:p>
            <text:p>Automated test coverage</text:p>
            <text:p>Components</text:p>
            <text:p>Background playback</text:p>
            <text:p>Smart search with recommendations</text:p>
            <text:p>Bookmarking with “continue watching” feature</text:p>
            <text:p>Interactive media ads (pre, mid, post)</text:p>
            <text:p>Location-based filtering</text:p>
            <text:p>Intelligent content suggestions</text:p>
            <text:p>Cloud agnostic API</text:p>
            <text:p>Data rights management</text:p>
            <text:p>Security / authorization</text:p>
            <text:p>Rich analytics gathering</text:p>
            <text:p>Single sign-on, passive logout, MVPD</text:p>
            <text:p>Electronic program guide support</text:p>
            <text:p>Let’s Work Together</text:p>
            <text:p>Resource center</text:p>
          </table:table-cell>
          <table:table-cell office:value-type="string" calcext:value-type="string">
            <text:p>https://www.globallogic.com/services/offerings/digital-accelerators/ott-channel-development-accelerator/</text:p>
          </table:table-cell>
        </table:table-row>
        <table:table-row table:style-name="ro43">
          <table:table-cell office:value-type="string" calcext:value-type="string">
            <text:p>InteliQ | AI-Powered Predictive Maintenance and Quality Management Solutions | GlobalLogic</text:p>
          </table:table-cell>
          <table:table-cell office:value-type="string" calcext:value-type="string">
            <text:p>GlobalLogic InteliQ</text:p>
            <text:p>Identifies critical issues and high-risk areas earlier in regression testing through highly effective test case prioritization </text:p>
            <text:p>Overview</text:p>
            <text:p>GlobalLogic’s InteliQ accelerator applies a machine learning approach to regression testing in order to more effectively prioritize test cases and therefore identify critical issues and high-risk areas earlier. The solution also helps test engineers automate manual processes, identify problematic autotests, and detect any outliers that could create a weakness in the development process. By automating QA and detecting defects earlier, InteliQ can reduce project phase costs by around 11% and accelerate the regression test cycle timeline.</text:p>
            <text:p>Industries</text:p>
            <text:p>Industry Agnostic</text:p>
            <text:p>Technologies/Works well with</text:p>
            <text:p>Python, Scikit-learn, Pandas, NumPy, Angular, Flask, GitHub, Terraform, Amazon / compatible with Azure and GCP, Amazon DynamoDB, Amazon S3 , AWS Code Commit, Amazon ECS, AWS Fargate, Amazon Route 53, Amazon CloudFront</text:p>
            <text:p>Business Needs</text:p>
            <text:p>Define the most important and highest risk tests (e.g., areas, features), from the point of criticality to product release</text:p>
            <text:p>Find the most important defects at the beginning of regression testing</text:p>
            <text:p>Save time and reduce costs for testing without compromising the quality of the product</text:p>
            <text:p>Estimate risks in advance of the next development cycle to mitigate risks</text:p>
            <text:p>Identify high-risk tests as candidates for automation</text:p>
            <text:p>Value Proposition</text:p>
            <text:p>Creates priority heatmaps for regression to optimize the test run</text:p>
            <text:p>Helps define manual test case candidates for automation</text:p>
            <text:p>Eliminates failure risks for automated and manual tests</text:p>
            <text:p>Highlights risk factors and mitigates project risks</text:p>
            <text:p>Detects outliers and potentially unstable autotests</text:p>
            <text:p>Reduces the project phase costs by about 11%</text:p>
            <text:p>Features</text:p>
            <text:p>Simple Implementation</text:p>
            <text:p>Applicable to any project with a regular regression cycle</text:p>
            <text:p>Can be intgrated into a project with an API or utilized as an independent module</text:p>
            <text:p>Integrates with any bug tracking tool that supports API</text:p>
            <text:p>Modern Technologies</text:p>
            <text:p>Based on a custom ML-powered solution &amp; history-based test case prioritization approach</text:p>
            <text:p>Uses a smart wizard UI to ensure user-friendly interface</text:p>
            <text:p>Reusable with various projects via customized ETL connectors</text:p>
            <text:p>Let’s Work Together</text:p>
            <text:p>Resource center</text:p>
          </table:table-cell>
          <table:table-cell office:value-type="string" calcext:value-type="string">
            <text:p>https://www.globallogic.com/services/offerings/digital-accelerators/inteliq/</text:p>
          </table:table-cell>
        </table:table-row>
        <table:table-row table:style-name="ro44">
          <table:table-cell office:value-type="string" calcext:value-type="string">
            <text:p>OTT TestLab | GlobalLogic</text:p>
          </table:table-cell>
          <table:table-cell office:value-type="string" calcext:value-type="string">
            <text:p>OTT TestLab</text:p>
            <text:p>Enables developers to remotely schedule automated tests for their OTT channels and applications on a repository of 3,000+ devices without having to buy, duplicate, or manage hardware </text:p>
            <text:p>Overview</text:p>
            <text:p>GlobalLogic’s OTT TestLab accelerator enables developers to schedule automated tests for their OTT channels and applications on any device, in any location, at any time. With a baked-in repository of 3,000+ devices, this secure, easy-to-implement solution eliminates the need to purchase or duplicate devices, or to balance complicated inventory or testing schedules. Businesses can also use TestLab to host their own existing devices or even establish a local test lab.</text:p>
            <text:p>Supported Platforms</text:p>
            <text:p>Industries</text:p>
            <text:p>Media &amp; Entertainment</text:p>
            <text:p>Technologies/Works well with</text:p>
            <text:p>Roku, Xfinity, tvOS, Amazon Fire TV, Android TV, Tizen, webOS, Xbox, Playstation, Nintendo DS, Android, iOS</text:p>
            <text:p>Business Need</text:p>
            <text:p>Begin testing right from the start of a project</text:p>
            <text:p>Automate OTT channel &amp; application testing to accelerate time-to-market</text:p>
            <text:p>Reduce costs by "leasing" a device repository instead of purchasing or duplicating devices</text:p>
            <text:p>Simplify inventory management and device testing schedules</text:p>
            <text:p>Gather KPIs and metrics about application performance</text:p>
            <text:p>Value Proposition</text:p>
            <text:p>Implement our easy-to-install platform with existing infrastructures, or extend it with new devices</text:p>
            <text:p>Eliminate the need to purchase or duplicate devices &amp; avoid idle devices or ineffective device use</text:p>
            <text:p>Quickly find available devices, schedule daily/weekly tests, and monitor device status in real-time </text:p>
            <text:p>Design and implement a custom interface to access, support, and maintain your unique test lab</text:p>
            <text:p>Easily view KPIs and make changes on-the-fly based on your channel/app's progress on a device</text:p>
            <text:p>Use solution turnkey or integrate it into a new/existing test lab</text:p>
            <text:p>Features</text:p>
            <text:p>Devices Supported</text:p>
            <text:p>OTT &amp; SmartTVs (Roku, Xfinity, tvOS, Amazon Fire TV, Android TV, Tizen, webOS)</text:p>
            <text:p>Game consoles (Xbox, Playstation, Nintendo DS)</text:p>
            <text:p>Web &amp; mobile devices (Android / iOS)</text:p>
            <text:p>Test Device Server</text:p>
            <text:p>Cloud-based server can be installed anywhere (including on client's side)</text:p>
            <text:p>Device Manager component updates list of devices, gets data about connected devices, manages &amp; deploys apps on test devices, runs tests</text:p>
            <text:p>Gather metrics about app performance, number of executed tests, etc.</text:p>
            <text:p>Lab Manager</text:p>
            <text:p>Customizable, client-facing UI for managing each unique TestLab</text:p>
            <text:p>Each instance is deployed separately for each client to ensure security</text:p>
            <text:p>Connects to client's Version Control System (VCS) and Build Server to support changes to test app</text:p>
            <text:p>Let’s Work Together</text:p>
            <text:p>Resource center</text:p>
          </table:table-cell>
          <table:table-cell office:value-type="string" calcext:value-type="string">
            <text:p>https://www.globallogic.com/services/offerings/digital-accelerators/ott-testlab/</text:p>
          </table:table-cell>
        </table:table-row>
        <table:table-row table:style-name="ro45">
          <table:table-cell office:value-type="string" calcext:value-type="string">
            <text:p>GlobalLogic Test Automation Framework (GTAF) | GlobalLogic</text:p>
          </table:table-cell>
          <table:table-cell office:value-type="string" calcext:value-type="string">
            <text:p>GlobalLogic Test Automation Framework</text:p>
            <text:p>Provides a full-stack, cross-platform, comprehensive, and continuous test automation solution to automate tests across a wide range of applications and devices </text:p>
            <text:p>Overview</text:p>
            <text:p>The GlobalLogic Test Automation Framework (GTAF) is an all-in-one test automation framework based on Java that automates (and accelerates) software application functional testing for web apps, mobile apps (iOS, Android), APIs (Rest Assured), Contract, and Desktop apps (Windows). GTAF leverages best practices in Agile testing, continuous integration, and test-driven development to expedite automated testing efficiencies across the value chain.</text:p>
            <text:p>Industries</text:p>
            <text:p>Industry Agnostic</text:p>
            <text:p>Technologies/Works well with</text:p>
            <text:p>OS: Windows, Linux, macOS </text:p>
            <text:p>UI-Dashboard Tech: Node, Angular, Microsoft Visual Studio Code </text:p>
            <text:p>Framework Core: Java SDK, Maven, Selenium, Appium, Rest Assured, Extend Report </text:p>
            <text:p>API Services: Spring Boot </text:p>
            <text:p>Database: MongoDB, Robo 3T </text:p>
            <text:p>Other: IntelliJ IDEA, Git, Jenkins</text:p>
            <text:p>Business Needs</text:p>
            <text:p>Expedite test automation, accelerate time-to-market, and improve product quality</text:p>
            <text:p>Build stable, scalable, maintainable automated tests</text:p>
            <text:p>Lower maintenance costs, improve test accuracy, and reduce risks</text:p>
            <text:p>Track testing results in real-time &amp; notify stakeholders with detailed reports</text:p>
            <text:p>Consolidate all testing data into a single, easy-to-read dashboard</text:p>
            <text:p>Value Proposition</text:p>
            <text:p>Enables testers to create one automated test for multiple browsers, devices, or environments</text:p>
            <text:p>Uses reusable components to accelerate test script creation, maintenance, and execution</text:p>
            <text:p>Accelerates testing/development by running parallel tests on multiple platforms/environments</text:p>
            <text:p>Provides user-friendly dashboard based on Page Object Design Model</text:p>
            <text:p>Delivers comprehensive logs &amp; real-time reporting/test trending</text:p>
            <text:p>Simplifies maintenance of test data for executing test scripts</text:p>
            <text:p>Integrates with existing test management tools &amp; CI/CD tool stacks</text:p>
            <text:p>Supports multi-tenancy environments</text:p>
            <text:p>Supports open source libraries, tools, and frameworks</text:p>
            <text:p>Features</text:p>
            <text:p>Core Features</text:p>
            <text:p>Java-based framework (integrates with other IDEs)</text:p>
            <text:p>Scalable, robust, reusable architecture</text:p>
            <text:p>Simplifies debugging to identify root cause for failures</text:p>
            <text:p>Quickly determine the stability of continuous builds</text:p>
            <text:p>Rich Dashboard</text:p>
            <text:p>Page Object Design Model for easy-to-read interface</text:p>
            <text:p>Graphical views &amp; filtering for quick view/search</text:p>
            <text:p>Detailed, dynamic reporting capabilities for all platforms</text:p>
            <text:p>Email notification &amp; user management capabilities</text:p>
            <text:p>Virtualization Support</text:p>
            <text:p>CI/CD pipeline with Jenkins </text:p>
            <text:p>Docker implementation available</text:p>
            <text:p>Schedule unattended executions &amp; nightly regression runs</text:p>
            <text:p>Supports execution by GUI or by command line</text:p>
            <text:p>Let’s Work Together</text:p>
            <text:p>Resource center</text:p>
          </table:table-cell>
          <table:table-cell office:value-type="string" calcext:value-type="string">
            <text:p>https://www.globallogic.com/services/offerings/digital-accelerators/gtaf/</text:p>
          </table:table-cell>
        </table:table-row>
        <table:table-row table:style-name="ro10">
          <table:table-cell office:value-type="string" calcext:value-type="string">
            <text:p>GlobalLogic's Intelli-Insights: Accelerate Your Digital Transformation | GlobalLogic</text:p>
          </table:table-cell>
          <table:table-cell office:value-type="string" calcext:value-type="string">
            <text:p>GlobalLogic Intelli-Insights</text:p>
            <text:p>Enables enterprises to turn their rich data into intelligent insights, predictions, and root cause analyses — all without niche skills or data science expertise. </text:p>
            <text:p>Overview</text:p>
            <text:p>Today’s businesses are rich in data, but data by itself cannot provide value unless there is also context. Intelli-Insights is GlobalLogic’s AI-powered platform that transforms available data into actionable insights. The platform enables businesses to better understand their customers, explore new business opportunities, and make more informed decisions — all without requiring niche skills in data science.</text:p>
            <text:p>With Intelli-Insights, businesses can use either pre-defined standard AI apps or build their own custom apps; utilize Auto-ML to dynamically calibrate models; and automatically select the best models and algorithms for their specific business needs. The platform also enables users to quickly identify potential issues within their solution, pinpoint which features are causing the problem, and then drill down the root cause.</text:p>
            <text:p>Supported Platforms</text:p>
            <text:p>Industries</text:p>
            <text:p>Industry Agnostic</text:p>
            <text:p>Technologies/Works well with</text:p>
            <text:p>AWS, Azure, Google Cloud, Tech Stack - Python, H20, Scikitlearn, ASF (Apache Software Foundation) tech stack, Angular, NLP, Docker Containers, Java, Cloud Native Architecture, Microservice, MongoDb</text:p>
            <text:p>Business Needs</text:p>
            <text:p>Accelerate the AI/ML pipeline process</text:p>
            <text:p>Bridge skill gaps within the enterprise without needing to find or hire AI/ML specialists </text:p>
            <text:p>Seamlessly move big data that has been collected over a period of time to the cloud</text:p>
            <text:p>Eliminate dependencies on vendor-provided AI/ML capabilities to deliver data-driven insights</text:p>
            <text:p>Value Proposition</text:p>
            <text:p>Delivers faster time-to-market by accelerating the development process</text:p>
            <text:p>Increases productivity within the enterprise by reusing ML models</text:p>
            <text:p>Monetizes data by building and publishing intelligent apps </text:p>
            <text:p>Can be deployed any place where data exists</text:p>
            <text:p>Features</text:p>
            <text:p>Core Platform Capabilities</text:p>
            <text:p>Enterprise grade accelerator for building, hosting and deploying intelligent applications anywhere</text:p>
            <text:p>Hassle free enterprise integrations using built-in connectors ...saves lot of time</text:p>
            <text:p>Root cause analysis by providing a high degree of interpretability to foresee problems with measurable reasoning</text:p>
            <text:p>Flexible and Pluggable approach through embracing open source &amp; loosely decoupled architecture</text:p>
            <text:p>Support for multiple Machine Learning (ML) Libraries to be executed in parallel</text:p>
            <text:p>Configurations</text:p>
            <text:p>Bring your own data i.e. manual upload data to predict</text:p>
            <text:p>Setup new ontologies through UI</text:p>
            <text:p>Let’s Work Together</text:p>
            <text:p>Resource center</text:p>
          </table:table-cell>
          <table:table-cell office:value-type="string" calcext:value-type="string">
            <text:p>https://www.globallogic.com/services/offerings/digital-accelerators/intelli-insights/</text:p>
          </table:table-cell>
        </table:table-row>
        <table:table-row table:style-name="ro46">
          <table:table-cell office:value-type="string" calcext:value-type="string">
            <text:p>GlobalLogic ScaleQA | Automated Testing Accelerator | GlobalLogic</text:p>
          </table:table-cell>
          <table:table-cell office:value-type="string" calcext:value-type="string">
            <text:p>GlobalLogic ScaleQA</text:p>
            <text:p>Infrastructure modules to effectively set up, execute, scale, and monitor quality engineering for your project. </text:p>
            <text:p>Overview</text:p>
            <text:p>Developing modern enterprise software is all about agility and speed — it requires effective mechanisms to test, monitor and continuously improve the quality of the product. Challenges in the latter mean that most project teams either have to shoehorn quality and testing at later stages or bring in either expensive (and potentially sub-optimal) quality engineering infrastructure.</text:p>
            <text:p>scaleQA provides test execution &amp; monitoring infrastructure on the go, for “Quality Assurance as a Platform”. Bring your test suite and leverage the infrastructure out of the box. Take advantage of a 360° view of software quality, with full insight into aspects ranging from functional feature readiness, static code analysis, performance security vulnerabilities, and more.</text:p>
            <text:p>Supported Platforms</text:p>
            <text:p>Industries</text:p>
            <text:p>Industry Agnostic</text:p>
            <text:p>Technologies/Works well with</text:p>
            <text:p>Ansible, K8S, Kubespray, Selenoid, InfluxDB, postgreSQL, elastic search, Grafana, JMeter, Jenkins Test automation frameworks with parallel execution capabilities</text:p>
            <text:p>Business Need</text:p>
            <text:p>Quick setup, with a highly scalable and cloud native QA platform.</text:p>
            <text:p>Full historical view of tests run.</text:p>
            <text:p>Prem and Multi cloud solution that works on all three major cloud providers.</text:p>
            <text:p>Out of the box Production ready Sonar setup with predefined cross-platform rules selected from successful engagements.</text:p>
            <text:p>A ready-to-use platform to run your JMeter performance tests in a cloud native and scalable way.</text:p>
            <text:p>Value Proposition</text:p>
            <text:p>Up to 50% reduction in overall regression test time.</text:p>
            <text:p>Up to 40% reduction in overall smoke/BVT testing time.</text:p>
            <text:p>End-to-end infrastructure for quality engineering out of the box.</text:p>
            <text:p>Automatically scale your test infrastructure up and down based on needs and runs (capex to opex).</text:p>
            <text:p>Multiple product lifecycle view of QA.</text:p>
            <text:p>Features</text:p>
            <text:p>Scalable test execution platform</text:p>
            <text:p>Built on top of production-ready kubernetes cluster, providing a strong foundation to scale.</text:p>
            <text:p>Prevents Vendor Lock-in as it seamlessly integrates with all the three major cloud providers (AWS, Azure and GCP).</text:p>
            <text:p>Single environment for a parallel launch of automated tests.</text:p>
            <text:p>Scale jenkins preconfigured.</text:p>
            <text:p>Running tests in containers</text:p>
            <text:p>Isolated environment: Selenoid allows running each browser in a separate container, which enables full isolation of the browser environment.</text:p>
            <text:p>Runtime environment for test automation (regression/smoke) suites such as Selenium, with predefined stable browser images.</text:p>
            <text:p>Simultaneous support of multiple browser versions (This option is only available if you use Selenoid; several containers with the appropriate browsers are to be built).</text:p>
            <text:p>Live video enables remote visibility of test execution. Live browser screen and logs; new, rich user interface showing browser screen and Selenium session logs.</text:p>
            <text:p>Resources consumption and utilization: Selenoid enables to maintain a high load without additional waste of resources and in addition, all inactive containers are removed at the end of each session. The level of free memory is always appropriate.</text:p>
            <text:p>Video recording: Any browser session can be saved to video. Access an API to list, download, and delete recorded video files.</text:p>
            <text:p>Lightweight and lightning fast: Consumes 10x less memory than Java-based Selenium server under the same load; small 6 Mb binary with no external dependencies (no need to install Java).</text:p>
            <text:p>Test reporting dashboard</text:p>
            <text:p>Full-featured test reporting dashboard with predefined widgets and trend charts.</text:p>
            <text:p>Integrates well with most automation solutions.</text:p>
            <text:p>Dashboard accumulates all test runs in one place and aggregates all data in one place. including test history, logs, and attachments.</text:p>
            <text:p>Classifies test failures and statistics around the launch as a whole.</text:p>
            <text:p>Live visibility into automation health.</text:p>
            <text:p>Track release readiness and easily create reports on product status for automation efficacy and readiness for release.</text:p>
            <text:p>Integrate with bug tracking systems.</text:p>
            <text:p>Let’s Work Together</text:p>
            <text:p>Resource center</text:p>
          </table:table-cell>
          <table:table-cell office:value-type="string" calcext:value-type="string">
            <text:p>https://www.globallogic.com/services/offerings/digital-accelerators/globallogic-scaleqa/</text:p>
          </table:table-cell>
        </table:table-row>
        <table:table-row table:style-name="ro15">
          <table:table-cell office:value-type="string" calcext:value-type="string">
            <text:p>GlobalLogic Intelligent Spaces - Transforming Physical Spaces | GlobalLogic</text:p>
          </table:table-cell>
          <table:table-cell office:value-type="string" calcext:value-type="string">
            <text:p>GlobalLogic Intelligent Spaces</text:p>
            <text:p>Utilizes digital technology in a seamless and efficient manner to provide intelligent experiences that make it easier to interact and communicate with the environment. </text:p>
            <text:p>Overview</text:p>
            <text:p>This accelerator puts our research into smart buildings to work for you, enabling people to feel safe and comfortable in thoughtful, intelligently designed spaces.</text:p>
            <text:p>Supported Platforms</text:p>
            <text:p>Industries</text:p>
            <text:p>Retail, Manufacturing, Healthcare</text:p>
            <text:p>Technologies/Works well with</text:p>
            <text:p>C#, JavaScript, Azure IoT Central, Power Automate, Power BI, Dynamics 365 Retail, Manufacturing, Healthcare</text:p>
            <text:p>Business Need</text:p>
            <text:p>Create a safer and more comfortable environment.</text:p>
            <text:p>Design spaces that are able to adapt and react quickly.</text:p>
            <text:p>Employ intelligent use of technology to provide inputs for faster decision making.</text:p>
            <text:p>Utilize an unobtrusive mechanism aimed to cope with rules and limitations.</text:p>
            <text:p>Value Proposition</text:p>
            <text:p>Save up to 20% on your energy bills.</text:p>
            <text:p>Gain the ability to evaluate design intent against real-world situations.</text:p>
            <text:p>Continuously adapt with the use of intelligent technology.</text:p>
            <text:p>Actionable information about quarantine limitations compliance and related insights.</text:p>
            <text:p>Lower stress and anxiety with transparent, predictable interactions.</text:p>
            <text:p>Improve operations and energy management.</text:p>
            <text:p>Features</text:p>
            <text:p>Energy management</text:p>
            <text:p>Office building microclimate management</text:p>
            <text:p>Density monitoring and management</text:p>
            <text:p>Analytics via Power BI</text:p>
            <text:p>Social distance compliance management</text:p>
            <text:p>Mask compliance management</text:p>
            <text:p>Let’s Work Together</text:p>
            <text:p>Resource center</text:p>
          </table:table-cell>
          <table:table-cell office:value-type="string" calcext:value-type="string">
            <text:p>https://www.globallogic.com/services/offerings/digital-accelerators/globallogic-intelligent-spaces/</text:p>
          </table:table-cell>
        </table:table-row>
        <table:table-row table:style-name="ro47">
          <table:table-cell office:value-type="string" calcext:value-type="string">
            <text:p>GlobalLogic Mobile App Accelerator | GlobalLogic</text:p>
          </table:table-cell>
          <table:table-cell office:value-type="string" calcext:value-type="string">
            <text:p>GlobalLogic Mobile App Accelerator</text:p>
            <text:p>A reusable accelerator for mobile application development based on the most common architectures and best practices. </text:p>
            <text:p>Overview</text:p>
            <text:p>Mobile App Accelerator help kick-start new mobile projects with most common architectural best practices and proven guidelines for important core modules such as Networking, Onboarding, Login, custom error handling, Glide, Retrofit, and more, out-of-the-box.</text:p>
            <text:p>Industries</text:p>
            <text:p>Industry Agnostic</text:p>
            <text:p>Technologies/Works well with</text:p>
            <text:p>Kotlin, Redux, ReactJS, ReactNative, Swift, Flutter, Dart, Ionic, Capacitor</text:p>
            <text:p>Business Need</text:p>
            <text:p>Accelerate go-to-market for business on the mobile channel.</text:p>
            <text:p>Build and manage scaleable, modular mobile applications.</text:p>
            <text:p>Multi-platform support for mobile applications.</text:p>
            <text:p>Support for common NFRs such as Networking, Caching, and local Database in mobile application.</text:p>
            <text:p>Value Proposition</text:p>
            <text:p>Save up to 25 person-months for mobile application development.</text:p>
            <text:p>Adhere to architectural best practices in mobile application development out of the box.</text:p>
            <text:p>Reduce development time without compromising code quality.</text:p>
            <text:p>Multiple frameworks to choose the best fit.</text:p>
            <text:p>Features</text:p>
            <text:p>Modern Architecture capabilities</text:p>
            <text:p>Caching for offline support</text:p>
            <text:p>Local database integration</text:p>
            <text:p>RestAPI-based networking layer</text:p>
            <text:p>Architecture best practices</text:p>
            <text:p>100% modular code</text:p>
            <text:p>Support for native and cross-platform frameworks</text:p>
            <text:p>Supported Libraries</text:p>
            <text:p>Image loading library integration</text:p>
            <text:p>Retrofit, Alamofire for networking</text:p>
            <text:p>Room integration for database</text:p>
            <text:p>Firebase integration</text:p>
            <text:p>Let’s Work Together</text:p>
            <text:p>Resource center</text:p>
          </table:table-cell>
          <table:table-cell office:value-type="string" calcext:value-type="string">
            <text:p>https://www.globallogic.com/services/offerings/digital-accelerators/globallogic-mobile-app-accelerator/</text:p>
          </table:table-cell>
        </table:table-row>
        <table:table-row table:style-name="ro40">
          <table:table-cell office:value-type="string" calcext:value-type="string">
            <text:p>Cloud Migration | GlobalLogic</text:p>
          </table:table-cell>
          <table:table-cell office:value-type="string" calcext:value-type="string">
            <text:p>Cloud Migration</text:p>
            <text:p>You’ve decided to migrate to the Cloud. Is your cloud migration strategy ready? </text:p>
            <text:p>Enterprise Migration</text:p>
            <text:p>Reduced costs. Greater availability of critical data and applications. Simplified management. Cloud promises a world of benefits. However, without an end-to-end Cloud migration strategy, you risk an extended migration process, surprise costs and interruptions to interdependent IT architecture. GlobalLogic is a reliable migration partner for organisations without in-house Cloud expertise. With a long-standing partnership with AWS and an extensive professional service capability, we help clients accelerate Cloud migrations and modernisation journeys with an outcome-driven methodology. </text:p>
            <text:p>Our Enterprise Migration Services are your keys to a successful migration. </text:p>
            <text:p>They create a launchpad for innovation and introduce new ways of working.</text:p>
            <text:p>Cloud readiness assessment – rapidly determine your highest priority use cases and organisational alignment</text:p>
            <text:p>ROI / TCO analysis and economic models – understand operational costs reduction</text:p>
            <text:p>Security and governance analysis – identify and implement the appropriate security controls</text:p>
            <text:p>AWS Migration Acceleration Program (MAP) partner – a framework for enterprise migration success</text:p>
            <text:p>Application assessment, roadmaps, and plans – end-to-end planning with clear business KPIs</text:p>
            <text:p>AWS Well Architected Review – architectural assessment that reviews a specific, business-critical workload against industry best practices</text:p>
            <text:p>Infrastructure automation and application migration – digital transformation designed to enable business goals</text:p>
            <text:p>AWS Control Tower Services – set up and govern an AWS multi-account environment</text:p>
            <text:p>Enterprise Migrations – where to start?</text:p>
            <text:p>Enterprise migrations are complex, time-consuming and unique to every business. Whether you are looking to migrate existing workloads and applications to a cloud-native environment, or build cloud-native applications, we recommend partnering with someone who has successfully navigated cloud migrations before.</text:p>
            <text:p>AWS Well Architected Framework – a starting point for migration success</text:p>
            <text:p>A framework to ensure best practises are met in the following key areas – security, reliability, operational excellence, cost optimisation, sustainability, performance efficiency.</text:p>
            <text:p>Reliable way of measuring your workload and environment against these best practises, for a successful enterprise migration.</text:p>
            <text:p>Enterprise Migrations – AWS Control Tower</text:p>
            <text:p>There are several considerations and challenges in the design and provisioning of a core, cloud native platform for your OT / IT Enterprise business needs.</text:p>
            <text:p>The GlobalLogic AWS Control Tower services can steer you through this key area to provide exactly the right AWS environment for your to-be migrated enterprise workloads.</text:p>
            <text:p>GlobalLogic an AWS Migration Competency Partner</text:p>
            <text:p>As an AWS Migration Competency partner, GlobalLogic is held to the highest standards and best practise for Enterprise Migrations to the AWS Cloud. We have achieved this through a developed set of complimentary services and tools combining with AWS Migration Acceleration Program (MAP).</text:p>
            <text:p>With GlobalLogic and AWS you can build strong AWS cloud foundations, accelerate and reduce risk, and offset the initial cost of migrations. Leverage the performance, security, and reliability of the cloud and begin your journey today.</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cloud-migration/</text:p>
          </table:table-cell>
        </table:table-row>
        <table:table-row table:style-name="ro48">
          <table:table-cell office:value-type="string" calcext:value-type="string">
            <text:p>Modernize, Automate, and Innovate at Scale | GlobalLogic</text:p>
          </table:table-cell>
          <table:table-cell office:value-type="string" calcext:value-type="string">
            <text:p>To modernize products, automate manual processes, and innovate cloud solutions—all at velocity on a global scale—technology ISVs need strategic partnerships with digital product engineering providers. </text:p>
            <text:p>Partnering to Innovate, Accelerate, and Grow</text:p>
            <text:p>Digitization, the proliferation of cloud, and the rise of AI are driving change throughout the technology ISV market. The general digitization imperative sweeping the enterprise is creating considerable pressure to retire the technical debt ISVs incur by continued use of legacy applications. Cloud proliferation is increasing the need for cloud-native development and the rise of Solutions As a Service, or SaaSification. And AI is becoming a key differentiator not only in automation but also in big data and analytics as enterprises shift from piloting to operationalizing AI.</text:p>
            <text:p>If rapid technology change is straining your enterprise’s resources, GlobalLogic can help. GlobalLogic enables some of the world’s largest ISVs to scale their engineering rapidly and strengthen their support teams. In addition to proprietary accelerators and advanced testing automation solutions, GlobalLogic operates design studios and engineering centers around the world to help you build and innovate with faster time to market.</text:p>
            <text:p>Helping ISV Succeed with Innovative Solutions</text:p>
            <text:p>The fast-moving ISV market can put huge demands on your business. They might take forms like rearchitecting existing platforms to be cloud-native, creating advanced testing automation frameworks, implementing or creating digital quality assurance technologies, creating innovative UI/UX designs, moving to the cloud or SaaSification, or modernizing and monetizing a website.</text:p>
            <text:p>But the right partnerships can help your business meet those market demands. Here, you will find stories of ISVs worldwide that have chosen GlobalLogic to help them transform and stay ahead of the market. Download our ISV Case Studies eBook to see how other companies have already achieved success.</text:p>
            <text:p>Download Asset</text:p>
            <text:p>Additional Reference</text:p>
            <text:p>Let’s Work Together</text:p>
            <text:p>Work Examples </text:p>
            <text:p>Related Content</text:p>
            <text:p>Meet Our Experts</text:p>
            <text:p>The opportunities for growth and learning are endless, it is a very good place to pursue a career! Also, people are VERY cool, if you work at GL you will end up making friends.</text:p>
            <text:p>Julieta, Marketing Specialist</text:p>
          </table:table-cell>
          <table:table-cell office:value-type="string" calcext:value-type="string">
            <text:p>https://www.globallogic.com/services/offerings/modernize-automate-and-innovate-at-scale/</text:p>
          </table:table-cell>
        </table:table-row>
        <table:table-row table:style-name="ro34">
          <table:table-cell office:value-type="string" calcext:value-type="string">
            <text:p>Partners | Roku , Roku Pay | GlobalLogic</text:p>
          </table:table-cell>
          <table:table-cell office:value-type="string" calcext:value-type="string">
            <text:p>Roku</text:p>
            <text:p>About Roku</text:p>
            <text:p>Roku is the No. 1 TV streaming platform in the U.S., and its streaming devices are used by millions of consumers in North America, Latin America, and parts of Europe. The Roku platform enables content providers, publishers, and advertisers to reach a massive and highly engaged consumer audience. </text:p>
            <text:p>Preferred Channel Development Vendor</text:p>
            <text:p>GlobalLogic is a member of Roku's network of preferred channel development vendors. We are experts in Roku's proprietary programming language (BrightScript), UI framework (SceneGraph), and the certification requirements that apps will need to meet before distribution — enabling us to develop channels and applications for our clients in as little as 8-10 weeks, depending on app complexity. </text:p>
            <text:p>8+ Years Roku Experience</text:p>
            <text:p>With 8+ years of experience working with Roku, GlobalLogic has a unique advantage and deep understanding of Roku's ecosystem, backend systems, and certification requirements. We have developed more than 150 channels and apps specifically for Roku. These apps encompass advanced features such as templated or highly customized screen design and layouts, and integration with RokuPay and Roku Ad Framework for personalization. </text:p>
            <text:p>For more information on our partnership, visit the Roku Partner page.</text:p>
            <text:p>Let’s Work Together</text:p>
            <text:p>Resource center</text:p>
          </table:table-cell>
          <table:table-cell office:value-type="string" calcext:value-type="string">
            <text:p>https://www.globallogic.com/about/partners/roku/</text:p>
          </table:table-cell>
        </table:table-row>
        <table:table-row table:style-name="ro49">
          <table:table-cell office:value-type="string" calcext:value-type="string">
            <text:p>Scaled Agile Digital Transformation Silver Partner | GlobalLogic</text:p>
          </table:table-cell>
          <table:table-cell office:value-type="string" calcext:value-type="string">
            <text:p>Scaled Agile, Inc. is the provider of SAFe®, the world’s leading framework for enterprise agility. As a Silver Partner, GlobalLogic uses SAFe® to help our clients achieve agility at scale and accelerate their speed-to-market. Our engineers are deeply knowledgeable of SAFe® in order to deliver the highest quality software solutions. In fact, we have helped many of our customers use SAfe® as a core part of their digital transformation journey.</text:p>
            <text:p>For more information on our partnership, visit the Scaled Agile Partner page.</text:p>
            <text:p>Let’s Work Together</text:p>
            <text:p>Resource center</text:p>
          </table:table-cell>
          <table:table-cell office:value-type="string" calcext:value-type="string">
            <text:p>https://www.globallogic.com/about/partners/scaled-agile/</text:p>
          </table:table-cell>
        </table:table-row>
        <table:table-row table:style-name="ro36">
          <table:table-cell office:value-type="string" calcext:value-type="string">
            <text:p>Partners | Servicenow | GlobalLogic</text:p>
          </table:table-cell>
          <table:table-cell office:value-type="string" calcext:value-type="string">
            <text:p>ServiceNow empowers enterprise organizations to achieve their digital transformation goals through a single cloud platform. The Now Platform delivers digital workflows that connect people, functions, and systems across the entire organization — be it IT workflows, Employee workflows, Customer workflows, or Creator workflows. By reinventing and automating key business workflows, as well as digitizing data, the Now platform enables organizations to accelerate innovation, increase agility, enhance productivity, and create experiences that meet the high expectations of employees and customers alike. As a ServiceNow partner, GlobalLogic helps organizations seamlessly integrate and automate complex business processes such as DevOps, ITOM, SecOps, GRC — as well as connect applications and data (on-premise/cloud) — to deliver superior experiences. </text:p>
            <text:p>For more information, visit Servicenow page.</text:p>
            <text:p>Let’s Work Together</text:p>
            <text:p>Resource center</text:p>
          </table:table-cell>
          <table:table-cell office:value-type="string" calcext:value-type="string">
            <text:p>https://www.globallogic.com/about/partners/servicenow/</text:p>
          </table:table-cell>
        </table:table-row>
        <table:table-row table:style-name="ro1" table:number-rows-repeated="104849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7T19:30:33.667778629</dc:date>
    <meta:editing-duration>PT6M52S</meta:editing-duration>
    <meta:editing-cycles>1</meta:editing-cycles>
    <meta:document-statistic meta:table-count="1" meta:cell-count="246" meta:object-count="0"/>
    <meta:generator>LibreOffice/7.3.7.2$Linux_X86_64 LibreOffice_project/30$Build-2</meta:generator>
  </office:meta>
</office:document-meta>
</file>